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8000003EB57F7786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07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7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6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6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5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5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4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6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5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7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5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4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1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6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8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2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08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8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6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5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9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8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0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08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2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22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5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2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7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1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1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2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7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4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7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6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4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88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7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77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3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2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28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78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51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63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06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7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2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7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0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64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9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4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2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5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3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46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7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2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1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8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2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8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5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7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08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7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02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7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4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6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9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39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17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2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5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01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97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189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7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14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61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3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4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1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07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197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2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3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26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8%"/>
    </style:style>
    <style:style style:name="T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5%"/>
    </style:style>
    <style:style style:name="T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0%"/>
    </style:style>
    <style:style style:name="T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18%"/>
    </style:style>
    <style:style style:name="T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1%"/>
    </style:style>
    <style:style style:name="T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8%"/>
    </style:style>
    <style:style style:name="T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9%"/>
    </style:style>
    <style:style style:name="T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3%"/>
    </style:style>
    <style:style style:name="T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1%"/>
    </style:style>
    <style:style style:name="T1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7%"/>
    </style:style>
    <style:style style:name="T1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9%"/>
    </style:style>
    <style:style style:name="T1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6%"/>
    </style:style>
    <style:style style:name="T1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0%"/>
    </style:style>
    <style:style style:name="T1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7%"/>
    </style:style>
    <style:style style:name="T1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3%"/>
    </style:style>
    <style:style style:name="T1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6%"/>
    </style:style>
    <style:style style:name="T1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8%"/>
    </style:style>
    <style:style style:name="T1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3%"/>
    </style:style>
    <style:style style:name="T1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5%"/>
    </style:style>
    <style:style style:name="T2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8%"/>
    </style:style>
    <style:style style:name="T2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1%"/>
    </style:style>
    <style:style style:name="T2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4%"/>
    </style:style>
    <style:style style:name="T2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0%"/>
    </style:style>
    <style:style style:name="T2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3%"/>
    </style:style>
    <style:style style:name="T2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8%"/>
    </style:style>
    <style:style style:name="T2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2%"/>
    </style:style>
    <style:style style:name="T2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6%"/>
    </style:style>
    <style:style style:name="T2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8%"/>
    </style:style>
    <style:style style:name="T2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0%"/>
    </style:style>
    <style:style style:name="T3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4%"/>
    </style:style>
    <style:style style:name="T3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4%"/>
    </style:style>
    <style:style style:name="T3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5%"/>
    </style:style>
    <style:style style:name="T3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2%"/>
    </style:style>
    <style:style style:name="T3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6%"/>
    </style:style>
    <style:style style:name="T3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9%"/>
    </style:style>
    <style:style style:name="T3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1%"/>
    </style:style>
    <style:style style:name="T3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5%"/>
    </style:style>
    <style:style style:name="T3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1%"/>
    </style:style>
    <style:style style:name="T3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6%"/>
    </style:style>
    <style:style style:name="T4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7%"/>
    </style:style>
    <style:style style:name="T4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5%"/>
    </style:style>
    <style:style style:name="T4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9%"/>
    </style:style>
    <style:style style:name="T4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8%"/>
    </style:style>
    <style:style style:name="T4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0%"/>
    </style:style>
    <style:style style:name="T4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3%"/>
    </style:style>
    <style:style style:name="T4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7%"/>
    </style:style>
    <style:style style:name="T4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2%"/>
    </style:style>
    <style:style style:name="T4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9%"/>
    </style:style>
    <style:style style:name="T4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5%"/>
    </style:style>
    <style:style style:name="T5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4%"/>
    </style:style>
    <style:style style:name="T5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8%"/>
    </style:style>
    <style:style style:name="T5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7%"/>
    </style:style>
    <style:style style:name="T5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2%"/>
    </style:style>
    <style:style style:name="T5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1%"/>
    </style:style>
    <style:style style:name="T55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1%"/>
    </style:style>
    <style:style style:name="T56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0%"/>
    </style:style>
    <style:style style:name="T5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1%"/>
    </style:style>
    <style:style style:name="T5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4%"/>
    </style:style>
    <style:style style:name="T5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8%"/>
    </style:style>
    <style:style style:name="T6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9%"/>
    </style:style>
    <style:style style:name="T6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4%"/>
    </style:style>
    <style:style style:name="T6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3%"/>
    </style:style>
    <style:style style:name="T6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7%"/>
    </style:style>
    <style:style style:name="T6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2%"/>
    </style:style>
    <style:style style:name="T6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9%"/>
    </style:style>
    <style:style style:name="T6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0%"/>
    </style:style>
    <style:style style:name="T6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5%"/>
    </style:style>
    <style:style style:name="T6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27%"/>
    </style:style>
    <style:style style:name="T6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2%"/>
    </style:style>
    <style:style style:name="T7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2%"/>
    </style:style>
    <style:style style:name="T7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4%"/>
    </style:style>
    <style:style style:name="T7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4%"/>
    </style:style>
    <style:style style:name="T7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7%"/>
    </style:style>
    <style:style style:name="T7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6%"/>
    </style:style>
    <style:style style:name="T7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1%"/>
    </style:style>
    <style:style style:name="T7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1%"/>
    </style:style>
    <style:style style:name="T7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4%"/>
    </style:style>
    <style:style style:name="T7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2%"/>
    </style:style>
    <style:style style:name="T7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2%"/>
    </style:style>
    <style:style style:name="T8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5%"/>
    </style:style>
    <style:style style:name="T8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9%"/>
    </style:style>
    <style:style style:name="T8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6%"/>
    </style:style>
    <style:style style:name="T8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37%"/>
    </style:style>
    <style:style style:name="T8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8%"/>
    </style:style>
    <style:style style:name="T85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0%"/>
    </style:style>
    <style:style style:name="T86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7%"/>
    </style:style>
    <style:style style:name="T8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80%"/>
    </style:style>
    <style:style style:name="T8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/>
    </style:style>
    <style:style style:name="T8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0%"/>
    </style:style>
    <style:style style:name="T9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5%"/>
    </style:style>
    <style:style style:name="T9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4%"/>
    </style:style>
    <style:style style:name="T9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21%"/>
    </style:style>
    <style:style style:name="T9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24%"/>
    </style:style>
    <style:style style:name="T9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72cm" svg:height="0.577cm" svg:x="3.12cm" svg:y="3.317cm">
          <draw:text-box>
            <text:p text:style-name="P1"><text:span text:style-name="T1">1. </text:span></text:p>
          </draw:text-box>
        </draw:frame>
        <draw:frame draw:style-name="gr2" draw:text-style-name="P2" draw:layer="layout" svg:width="0.698cm" svg:height="0.577cm" svg:x="3.585cm" svg:y="3.317cm">
          <draw:text-box>
            <text:p text:style-name="P1"><text:span text:style-name="T2">Cloud </text:span></text:p>
          </draw:text-box>
        </draw:frame>
        <draw:frame draw:style-name="gr3" draw:text-style-name="P2" draw:layer="layout" svg:width="1.403cm" svg:height="0.577cm" svg:x="4.379cm" svg:y="3.317cm">
          <draw:text-box>
            <text:p text:style-name="P1"><text:span text:style-name="T3">Computing </text:span></text:p>
          </draw:text-box>
        </draw:frame>
        <draw:frame draw:style-name="gr4" draw:text-style-name="P2" draw:layer="layout" svg:width="0.077cm" svg:height="0.577cm" svg:x="5.755cm" svg:y="3.317cm">
          <draw:text-box>
            <text:p text:style-name="P1"><text:span text:style-name="T4">- </text:span></text:p>
          </draw:text-box>
        </draw:frame>
        <draw:frame draw:style-name="gr5" draw:text-style-name="P2" draw:layer="layout" svg:width="0.173cm" svg:height="0.577cm" svg:x="5.91cm" svg:y="3.317cm">
          <draw:text-box>
            <text:p text:style-name="P1"><text:span text:style-name="T5">A </text:span></text:p>
          </draw:text-box>
        </draw:frame>
        <draw:frame draw:style-name="gr6" draw:text-style-name="P2" draw:layer="layout" svg:width="0.743cm" svg:height="0.577cm" svg:x="6.162cm" svg:y="3.317cm">
          <draw:text-box>
            <text:p text:style-name="P1"><text:span text:style-name="T6">Unified </text:span></text:p>
          </draw:text-box>
        </draw:frame>
        <draw:frame draw:style-name="gr7" draw:text-style-name="P2" draw:layer="layout" svg:width="1.223cm" svg:height="0.577cm" svg:x="7.053cm" svg:y="3.317cm">
          <draw:text-box>
            <text:p text:style-name="P1"><text:span text:style-name="T3">Approach </text:span></text:p>
          </draw:text-box>
        </draw:frame>
        <draw:frame draw:style-name="gr8" draw:text-style-name="P2" draw:layer="layout" svg:width="0.27cm" svg:height="0.577cm" svg:x="8.273cm" svg:y="3.317cm">
          <draw:text-box>
            <text:p text:style-name="P1"><text:span text:style-name="T7">for </text:span></text:p>
          </draw:text-box>
        </draw:frame>
        <draw:frame draw:style-name="gr9" draw:text-style-name="P2" draw:layer="layout" svg:width="1.328cm" svg:height="0.577cm" svg:x="8.7cm" svg:y="3.317cm">
          <draw:text-box>
            <text:p text:style-name="P1"><text:span text:style-name="T8">Surveillance </text:span></text:p>
          </draw:text-box>
        </draw:frame>
        <draw:frame draw:style-name="gr10" draw:text-style-name="P2" draw:layer="layout" svg:width="0.697cm" svg:height="0.577cm" svg:x="10.25cm" svg:y="3.317cm">
          <draw:text-box>
            <text:p text:style-name="P1"><text:span text:style-name="T9">Issues </text:span></text:p>
          </draw:text-box>
        </draw:frame>
        <draw:frame draw:style-name="gr3" draw:text-style-name="P2" draw:layer="layout" svg:width="0.725cm" svg:height="0.577cm" svg:x="3.604cm" svg:y="3.976cm">
          <draw:text-box>
            <text:p text:style-name="P1"><text:span text:style-name="T3">NASA </text:span></text:p>
          </draw:text-box>
        </draw:frame>
        <draw:frame draw:style-name="gr11" draw:text-style-name="P2" draw:layer="layout" svg:width="1.497cm" svg:height="0.577cm" svg:x="4.321cm" svg:y="3.976cm">
          <draw:text-box>
            <text:p text:style-name="P1"><text:span text:style-name="T10">Astrophysics </text:span></text:p>
          </draw:text-box>
        </draw:frame>
        <draw:frame draw:style-name="gr12" draw:text-style-name="P2" draw:layer="layout" svg:width="0.557cm" svg:height="0.577cm" svg:x="5.987cm" svg:y="3.976cm">
          <draw:text-box>
            <text:p text:style-name="P1"><text:span text:style-name="T8">Data </text:span></text:p>
          </draw:text-box>
        </draw:frame>
        <draw:frame draw:style-name="gr13" draw:text-style-name="P2" draw:layer="layout" svg:width="0.916cm" svg:height="0.577cm" svg:x="6.646cm" svg:y="3.976cm">
          <draw:text-box>
            <text:p text:style-name="P1"><text:span text:style-name="T11">System </text:span></text:p>
          </draw:text-box>
        </draw:frame>
        <draw:frame draw:style-name="gr14" draw:text-style-name="P2" draw:layer="layout" svg:width="0.661cm" svg:height="0.577cm" svg:x="7.615cm" svg:y="3.976cm">
          <draw:text-box>
            <text:p text:style-name="P1"><text:span text:style-name="T12">(ADS) </text:span></text:p>
          </draw:text-box>
        </draw:frame>
        <draw:frame draw:style-name="gr7" draw:text-style-name="P2" draw:layer="layout" svg:width="1.157cm" svg:height="0.577cm" svg:x="3.585cm" svg:y="4.635cm">
          <draw:text-box>
            <text:p text:style-name="P1"><text:span text:style-name="T3">Rachana, </text:span></text:p>
          </draw:text-box>
        </draw:frame>
        <draw:frame draw:style-name="gr15" draw:text-style-name="P2" draw:layer="layout" svg:width="0.198cm" svg:height="0.577cm" svg:x="4.825cm" svg:y="4.635cm">
          <draw:text-box>
            <text:p text:style-name="P1"><text:span text:style-name="T13">C. </text:span></text:p>
          </draw:text-box>
        </draw:frame>
        <draw:frame draw:style-name="gr16" draw:text-style-name="P2" draw:layer="layout" svg:width="0.224cm" svg:height="0.577cm" svg:x="5.173cm" svg:y="4.635cm">
          <draw:text-box>
            <text:p text:style-name="P1"><text:span text:style-name="T14">R.; </text:span></text:p>
          </draw:text-box>
        </draw:frame>
        <draw:frame draw:style-name="gr17" draw:text-style-name="P2" draw:layer="layout" svg:width="0.669cm" svg:height="0.577cm" svg:x="5.6cm" svg:y="4.635cm">
          <draw:text-box>
            <text:p text:style-name="P1"><text:span text:style-name="T8">Banu, </text:span></text:p>
          </draw:text-box>
        </draw:frame>
        <draw:frame draw:style-name="gr18" draw:text-style-name="P2" draw:layer="layout" svg:width="1.151cm" svg:height="0.577cm" svg:x="6.375cm" svg:y="4.635cm">
          <draw:text-box>
            <text:p text:style-name="P1"><text:span text:style-name="T15">Reshma, </text:span></text:p>
          </draw:text-box>
        </draw:frame>
        <draw:frame draw:style-name="gr19" draw:text-style-name="P2" draw:layer="layout" svg:width="0.327cm" svg:height="0.577cm" svg:x="7.537cm" svg:y="4.635cm">
          <draw:text-box>
            <text:p text:style-name="P1"><text:span text:style-name="T16">Dr. </text:span></text:p>
          </draw:text-box>
        </draw:frame>
        <draw:frame draw:style-name="gr20" draw:text-style-name="P2" draw:layer="layout" svg:width="1.555cm" svg:height="0.577cm" svg:x="8.002cm" svg:y="4.635cm">
          <draw:text-box>
            <text:p text:style-name="P1"><text:span text:style-name="T17">Ahammed, </text:span></text:p>
          </draw:text-box>
        </draw:frame>
        <draw:frame draw:style-name="gr21" draw:text-style-name="P2" draw:layer="layout" svg:width="0.231cm" svg:height="0.577cm" svg:x="9.397cm" svg:y="4.635cm">
          <draw:text-box>
            <text:p text:style-name="P1"><text:span text:style-name="T18">G. </text:span></text:p>
          </draw:text-box>
        </draw:frame>
        <draw:frame draw:style-name="gr22" draw:text-style-name="P2" draw:layer="layout" svg:width="0.166cm" svg:height="0.577cm" svg:x="9.727cm" svg:y="4.635cm">
          <draw:text-box>
            <text:p text:style-name="P1"><text:span text:style-name="T14">F. </text:span></text:p>
          </draw:text-box>
        </draw:frame>
        <draw:frame draw:style-name="gr23" draw:text-style-name="P2" draw:layer="layout" svg:width="0.251cm" svg:height="0.577cm" svg:x="10.017cm" svg:y="4.635cm">
          <draw:text-box>
            <text:p text:style-name="P1"><text:span text:style-name="T19">Ali, </text:span></text:p>
          </draw:text-box>
        </draw:frame>
        <draw:frame draw:style-name="gr24" draw:text-style-name="P2" draw:layer="layout" svg:width="0.314cm" svg:height="0.577cm" svg:x="10.482cm" svg:y="4.635cm">
          <draw:text-box>
            <text:p text:style-name="P1"><text:span text:style-name="T20">Dr.; </text:span></text:p>
          </draw:text-box>
        </draw:frame>
        <draw:frame draw:style-name="gr7" draw:text-style-name="P2" draw:layer="layout" svg:width="2.073cm" svg:height="0.577cm" svg:x="10.986cm" svg:y="4.635cm">
          <draw:text-box>
            <text:p text:style-name="P1"><text:span text:style-name="T3">Parameshachari, </text:span></text:p>
          </draw:text-box>
        </draw:frame>
        <draw:frame draw:style-name="gr25" draw:text-style-name="P2" draw:layer="layout" svg:width="0.187cm" svg:height="0.577cm" svg:x="13.118cm" svg:y="4.635cm">
          <draw:text-box>
            <text:p text:style-name="P1"><text:span text:style-name="T14">B. </text:span></text:p>
          </draw:text-box>
        </draw:frame>
        <draw:frame draw:style-name="gr22" draw:text-style-name="P2" draw:layer="layout" svg:width="0.241cm" svg:height="0.577cm" svg:x="13.447cm" svg:y="4.635cm">
          <draw:text-box>
            <text:p text:style-name="P1"><text:span text:style-name="T14">D., </text:span></text:p>
          </draw:text-box>
        </draw:frame>
        <draw:frame draw:style-name="gr22" draw:text-style-name="P2" draw:layer="layout" svg:width="0.264cm" svg:height="0.577cm" svg:x="13.873cm" svg:y="4.635cm">
          <draw:text-box>
            <text:p text:style-name="P1"><text:span text:style-name="T14">Dr. </text:span></text:p>
          </draw:text-box>
        </draw:frame>
        <draw:frame draw:style-name="gr26" draw:text-style-name="P2" draw:layer="layout" svg:width="1.371cm" svg:height="0.577cm" svg:x="3.585cm" svg:y="5.294cm">
          <draw:text-box>
            <text:p text:style-name="P1"><text:span text:style-name="T11">2017-08-01 </text:span></text:p>
          </draw:text-box>
        </draw:frame>
        <draw:frame draw:style-name="gr27" draw:text-style-name="P3" draw:layer="layout" svg:width="0.698cm" svg:height="0.623cm" svg:x="3.585cm" svg:y="5.915cm">
          <draw:text-box>
            <text:p text:style-name="P1"><text:span text:style-name="T21">Cloud </text:span></text:p>
          </draw:text-box>
        </draw:frame>
        <draw:frame draw:style-name="gr28" draw:text-style-name="P3" draw:layer="layout" svg:width="1.319cm" svg:height="0.623cm" svg:x="4.36cm" svg:y="5.915cm">
          <draw:text-box>
            <text:p text:style-name="P1"><text:span text:style-name="T22">computing </text:span></text:p>
          </draw:text-box>
        </draw:frame>
        <draw:frame draw:style-name="gr29" draw:text-style-name="P3" draw:layer="layout" svg:width="1.083cm" svg:height="0.623cm" svg:x="5.697cm" svg:y="5.915cm">
          <draw:text-box>
            <text:p text:style-name="P1"><text:span text:style-name="T23">describes </text:span></text:p>
          </draw:text-box>
        </draw:frame>
        <draw:frame draw:style-name="gr30" draw:text-style-name="P3" draw:layer="layout" svg:width="0.613cm" svg:height="0.623cm" svg:x="6.937cm" svg:y="5.915cm">
          <draw:text-box>
            <text:p text:style-name="P1"><text:span text:style-name="T24">highly </text:span></text:p>
          </draw:text-box>
        </draw:frame>
        <draw:frame draw:style-name="gr31" draw:text-style-name="P3" draw:layer="layout" svg:width="0.89cm" svg:height="0.623cm" svg:x="7.712cm" svg:y="5.915cm">
          <draw:text-box>
            <text:p text:style-name="P1"><text:span text:style-name="T25">scalable </text:span></text:p>
          </draw:text-box>
        </draw:frame>
        <draw:frame draw:style-name="gr27" draw:text-style-name="P3" draw:layer="layout" svg:width="1.137cm" svg:height="0.623cm" svg:x="8.797cm" svg:y="5.915cm">
          <draw:text-box>
            <text:p text:style-name="P1"><text:span text:style-name="T21">resources </text:span></text:p>
          </draw:text-box>
        </draw:frame>
        <draw:frame draw:style-name="gr32" draw:text-style-name="P3" draw:layer="layout" svg:width="1.02cm" svg:height="0.623cm" svg:x="10.056cm" svg:y="5.915cm">
          <draw:text-box>
            <text:p text:style-name="P1"><text:span text:style-name="T23">provided </text:span></text:p>
          </draw:text-box>
        </draw:frame>
        <draw:frame draw:style-name="gr33" draw:text-style-name="P3" draw:layer="layout" svg:width="0.573cm" svg:height="0.623cm" svg:x="11.161cm" svg:y="5.915cm">
          <draw:text-box>
            <text:p text:style-name="P1"><text:span text:style-name="T26">as <text:s/>an </text:span></text:p>
          </draw:text-box>
        </draw:frame>
        <draw:frame draw:style-name="gr34" draw:text-style-name="P3" draw:layer="layout" svg:width="0.876cm" svg:height="0.623cm" svg:x="11.897cm" svg:y="5.915cm">
          <draw:text-box>
            <text:p text:style-name="P1"><text:span text:style-name="T27">external </text:span></text:p>
          </draw:text-box>
        </draw:frame>
        <draw:frame draw:style-name="gr35" draw:text-style-name="P3" draw:layer="layout" svg:width="0.748cm" svg:height="0.623cm" svg:x="12.943cm" svg:y="5.915cm">
          <draw:text-box>
            <text:p text:style-name="P1"><text:span text:style-name="T27">service </text:span></text:p>
          </draw:text-box>
        </draw:frame>
        <draw:frame draw:style-name="gr36" draw:text-style-name="P3" draw:layer="layout" svg:width="0.277cm" svg:height="0.623cm" svg:x="13.873cm" svg:y="5.915cm">
          <draw:text-box>
            <text:p text:style-name="P1"><text:span text:style-name="T28">via </text:span></text:p>
          </draw:text-box>
        </draw:frame>
        <draw:frame draw:style-name="gr37" draw:text-style-name="P3" draw:layer="layout" svg:width="0.33cm" svg:height="0.623cm" svg:x="14.299cm" svg:y="5.915cm">
          <draw:text-box>
            <text:p text:style-name="P1"><text:span text:style-name="T29">the </text:span></text:p>
          </draw:text-box>
        </draw:frame>
        <draw:frame draw:style-name="gr38" draw:text-style-name="P3" draw:layer="layout" svg:width="0.817cm" svg:height="0.623cm" svg:x="14.764cm" svg:y="5.915cm">
          <draw:text-box>
            <text:p text:style-name="P1"><text:span text:style-name="T30">Internet </text:span></text:p>
          </draw:text-box>
        </draw:frame>
        <draw:frame draw:style-name="gr33" draw:text-style-name="P3" draw:layer="layout" svg:width="0.285cm" svg:height="0.623cm" svg:x="15.753cm" svg:y="5.915cm">
          <draw:text-box>
            <text:p text:style-name="P1"><text:span text:style-name="T26">on </text:span></text:p>
          </draw:text-box>
        </draw:frame>
        <draw:frame draw:style-name="gr39" draw:text-style-name="P3" draw:layer="layout" svg:width="0.154cm" svg:height="0.623cm" svg:x="16.121cm" svg:y="5.915cm">
          <draw:text-box>
            <text:p text:style-name="P1"><text:span text:style-name="T31">a </text:span></text:p>
          </draw:text-box>
        </draw:frame>
        <draw:frame draw:style-name="gr40" draw:text-style-name="P3" draw:layer="layout" svg:width="0.541cm" svg:height="0.623cm" svg:x="16.353cm" svg:y="5.915cm">
          <draw:text-box>
            <text:p text:style-name="P1"><text:span text:style-name="T32">basis </text:span></text:p>
          </draw:text-box>
        </draw:frame>
        <draw:frame draw:style-name="gr39" draw:text-style-name="P3" draw:layer="layout" svg:width="0.191cm" svg:height="0.623cm" svg:x="17.051cm" svg:y="5.915cm">
          <draw:text-box>
            <text:p text:style-name="P1"><text:span text:style-name="T31">of </text:span></text:p>
          </draw:text-box>
        </draw:frame>
        <draw:frame draw:style-name="gr27" draw:text-style-name="P3" draw:layer="layout" svg:width="1.425cm" svg:height="0.623cm" svg:x="17.361cm" svg:y="5.915cm">
          <draw:text-box>
            <text:p text:style-name="P1"><text:span text:style-name="T21">pay-per-use. </text:span></text:p>
          </draw:text-box>
        </draw:frame>
        <draw:frame draw:style-name="gr41" draw:text-style-name="P3" draw:layer="layout" svg:width="0.65cm" svg:height="0.623cm" svg:x="18.969cm" svg:y="5.915cm">
          <draw:text-box>
            <text:p text:style-name="P1"><text:span text:style-name="T33">From </text:span></text:p>
          </draw:text-box>
        </draw:frame>
        <draw:frame draw:style-name="gr37" draw:text-style-name="P3" draw:layer="layout" svg:width="0.33cm" svg:height="0.623cm" svg:x="19.667cm" svg:y="5.915cm">
          <draw:text-box>
            <text:p text:style-name="P1"><text:span text:style-name="T29">the </text:span></text:p>
          </draw:text-box>
        </draw:frame>
        <draw:frame draw:style-name="gr42" draw:text-style-name="P3" draw:layer="layout" svg:width="1.222cm" svg:height="0.623cm" svg:x="20.112cm" svg:y="5.915cm">
          <draw:text-box>
            <text:p text:style-name="P1"><text:span text:style-name="T34">economic </text:span></text:p>
          </draw:text-box>
        </draw:frame>
        <draw:frame draw:style-name="gr43" draw:text-style-name="P3" draw:layer="layout" svg:width="0.543cm" svg:height="0.623cm" svg:x="21.352cm" svg:y="5.915cm">
          <draw:text-box>
            <text:p text:style-name="P1"><text:span text:style-name="T30">point </text:span></text:p>
          </draw:text-box>
        </draw:frame>
        <draw:frame draw:style-name="gr39" draw:text-style-name="P3" draw:layer="layout" svg:width="0.191cm" svg:height="0.623cm" svg:x="22.011cm" svg:y="5.915cm">
          <draw:text-box>
            <text:p text:style-name="P1"><text:span text:style-name="T31">of </text:span></text:p>
          </draw:text-box>
        </draw:frame>
        <draw:frame draw:style-name="gr33" draw:text-style-name="P3" draw:layer="layout" svg:width="0.506cm" svg:height="0.623cm" svg:x="22.321cm" svg:y="5.915cm">
          <draw:text-box>
            <text:p text:style-name="P1"><text:span text:style-name="T26">view, </text:span></text:p>
          </draw:text-box>
        </draw:frame>
        <draw:frame draw:style-name="gr37" draw:text-style-name="P3" draw:layer="layout" svg:width="0.33cm" svg:height="0.623cm" svg:x="22.999cm" svg:y="5.915cm">
          <draw:text-box>
            <text:p text:style-name="P1"><text:span text:style-name="T29">the </text:span></text:p>
          </draw:text-box>
        </draw:frame>
        <draw:frame draw:style-name="gr44" draw:text-style-name="P3" draw:layer="layout" svg:width="0.593cm" svg:height="0.623cm" svg:x="23.464cm" svg:y="5.915cm">
          <draw:text-box>
            <text:p text:style-name="P1"><text:span text:style-name="T35">main </text:span></text:p>
          </draw:text-box>
        </draw:frame>
        <draw:frame draw:style-name="gr45" draw:text-style-name="P3" draw:layer="layout" svg:width="1.505cm" svg:height="0.623cm" svg:x="3.585cm" svg:y="6.303cm">
          <draw:text-box>
            <text:p text:style-name="P1"><text:span text:style-name="T25">attractiveness </text:span></text:p>
          </draw:text-box>
        </draw:frame>
        <draw:frame draw:style-name="gr46" draw:text-style-name="P3" draw:layer="layout" svg:width="0.171cm" svg:height="0.623cm" svg:x="5.309cm" svg:y="6.303cm">
          <draw:text-box>
            <text:p text:style-name="P1"><text:span text:style-name="T36">of </text:span></text:p>
          </draw:text-box>
        </draw:frame>
        <draw:frame draw:style-name="gr35" draw:text-style-name="P3" draw:layer="layout" svg:width="0.602cm" svg:height="0.623cm" svg:x="5.619cm" svg:y="6.303cm">
          <draw:text-box>
            <text:p text:style-name="P1"><text:span text:style-name="T27">cloud </text:span></text:p>
          </draw:text-box>
        </draw:frame>
        <draw:frame draw:style-name="gr28" draw:text-style-name="P3" draw:layer="layout" svg:width="1.319cm" svg:height="0.623cm" svg:x="6.355cm" svg:y="6.303cm">
          <draw:text-box>
            <text:p text:style-name="P1"><text:span text:style-name="T22">computing </text:span></text:p>
          </draw:text-box>
        </draw:frame>
        <draw:frame draw:style-name="gr47" draw:text-style-name="P3" draw:layer="layout" svg:width="0.116cm" svg:height="0.623cm" svg:x="7.692cm" svg:y="6.303cm">
          <draw:text-box>
            <text:p text:style-name="P1"><text:span text:style-name="T37">is </text:span></text:p>
          </draw:text-box>
        </draw:frame>
        <draw:frame draw:style-name="gr48" draw:text-style-name="P3" draw:layer="layout" svg:width="0.405cm" svg:height="0.623cm" svg:x="7.944cm" svg:y="6.303cm">
          <draw:text-box>
            <text:p text:style-name="P1"><text:span text:style-name="T38">that </text:span></text:p>
          </draw:text-box>
        </draw:frame>
        <draw:frame draw:style-name="gr31" draw:text-style-name="P3" draw:layer="layout" svg:width="0.621cm" svg:height="0.623cm" svg:x="8.487cm" svg:y="6.303cm">
          <draw:text-box>
            <text:p text:style-name="P1"><text:span text:style-name="T25">users </text:span></text:p>
          </draw:text-box>
        </draw:frame>
        <draw:frame draw:style-name="gr38" draw:text-style-name="P3" draw:layer="layout" svg:width="0.45cm" svg:height="0.623cm" svg:x="9.223cm" svg:y="6.303cm">
          <draw:text-box>
            <text:p text:style-name="P1"><text:span text:style-name="T30">only </text:span></text:p>
          </draw:text-box>
        </draw:frame>
        <draw:frame draw:style-name="gr49" draw:text-style-name="P3" draw:layer="layout" svg:width="0.433cm" svg:height="0.623cm" svg:x="9.785cm" svg:y="6.303cm">
          <draw:text-box>
            <text:p text:style-name="P1"><text:span text:style-name="T35">use </text:span></text:p>
          </draw:text-box>
        </draw:frame>
        <draw:frame draw:style-name="gr27" draw:text-style-name="P3" draw:layer="layout" svg:width="0.604cm" svg:height="0.623cm" svg:x="10.289cm" svg:y="6.303cm">
          <draw:text-box>
            <text:p text:style-name="P1"><text:span text:style-name="T21">what </text:span></text:p>
          </draw:text-box>
        </draw:frame>
        <draw:frame draw:style-name="gr50" draw:text-style-name="P3" draw:layer="layout" svg:width="0.492cm" svg:height="0.623cm" svg:x="10.947cm" svg:y="6.303cm">
          <draw:text-box>
            <text:p text:style-name="P1"><text:span text:style-name="T27">they </text:span></text:p>
          </draw:text-box>
        </draw:frame>
        <draw:frame draw:style-name="gr31" draw:text-style-name="P3" draw:layer="layout" svg:width="0.638cm" svg:height="0.623cm" svg:x="11.548cm" svg:y="6.303cm">
          <draw:text-box>
            <text:p text:style-name="P1"><text:span text:style-name="T25">need, </text:span></text:p>
          </draw:text-box>
        </draw:frame>
        <draw:frame draw:style-name="gr49" draw:text-style-name="P3" draw:layer="layout" svg:width="0.463cm" svg:height="0.623cm" svg:x="12.284cm" svg:y="6.303cm">
          <draw:text-box>
            <text:p text:style-name="P1"><text:span text:style-name="T35">and </text:span></text:p>
          </draw:text-box>
        </draw:frame>
        <draw:frame draw:style-name="gr38" draw:text-style-name="P3" draw:layer="layout" svg:width="0.45cm" svg:height="0.623cm" svg:x="12.827cm" svg:y="6.303cm">
          <draw:text-box>
            <text:p text:style-name="P1"><text:span text:style-name="T30">only </text:span></text:p>
          </draw:text-box>
        </draw:frame>
        <draw:frame draw:style-name="gr35" draw:text-style-name="P3" draw:layer="layout" svg:width="0.414cm" svg:height="0.623cm" svg:x="13.408cm" svg:y="6.303cm">
          <draw:text-box>
            <text:p text:style-name="P1"><text:span text:style-name="T27">pay </text:span></text:p>
          </draw:text-box>
        </draw:frame>
        <draw:frame draw:style-name="gr51" draw:text-style-name="P3" draw:layer="layout" svg:width="0.27cm" svg:height="0.623cm" svg:x="13.893cm" svg:y="6.303cm">
          <draw:text-box>
            <text:p text:style-name="P1"><text:span text:style-name="T39">for </text:span></text:p>
          </draw:text-box>
        </draw:frame>
        <draw:frame draw:style-name="gr41" draw:text-style-name="P3" draw:layer="layout" svg:width="0.615cm" svg:height="0.623cm" svg:x="14.28cm" svg:y="6.303cm">
          <draw:text-box>
            <text:p text:style-name="P1"><text:span text:style-name="T33">what </text:span></text:p>
          </draw:text-box>
        </draw:frame>
        <draw:frame draw:style-name="gr50" draw:text-style-name="P3" draw:layer="layout" svg:width="0.492cm" svg:height="0.623cm" svg:x="14.939cm" svg:y="6.303cm">
          <draw:text-box>
            <text:p text:style-name="P1"><text:span text:style-name="T27">they </text:span></text:p>
          </draw:text-box>
        </draw:frame>
        <draw:frame draw:style-name="gr38" draw:text-style-name="P3" draw:layer="layout" svg:width="0.771cm" svg:height="0.623cm" svg:x="15.539cm" svg:y="6.303cm">
          <draw:text-box>
            <text:p text:style-name="P1"><text:span text:style-name="T30">actually </text:span></text:p>
          </draw:text-box>
        </draw:frame>
        <draw:frame draw:style-name="gr38" draw:text-style-name="P3" draw:layer="layout" svg:width="0.438cm" svg:height="0.623cm" svg:x="16.528cm" svg:y="6.303cm">
          <draw:text-box>
            <text:p text:style-name="P1"><text:span text:style-name="T30">use. </text:span></text:p>
          </draw:text-box>
        </draw:frame>
        <draw:frame draw:style-name="gr52" draw:text-style-name="P3" draw:layer="layout" svg:width="1.293cm" svg:height="0.623cm" svg:x="17.128cm" svg:y="6.303cm">
          <draw:text-box>
            <text:p text:style-name="P1"><text:span text:style-name="T34">Resources </text:span></text:p>
          </draw:text-box>
        </draw:frame>
        <draw:frame draw:style-name="gr33" draw:text-style-name="P3" draw:layer="layout" svg:width="0.345cm" svg:height="0.623cm" svg:x="18.485cm" svg:y="6.303cm">
          <draw:text-box>
            <text:p text:style-name="P1"><text:span text:style-name="T26">are </text:span></text:p>
          </draw:text-box>
        </draw:frame>
        <draw:frame draw:style-name="gr35" draw:text-style-name="P3" draw:layer="layout" svg:width="0.934cm" svg:height="0.623cm" svg:x="18.95cm" svg:y="6.303cm">
          <draw:text-box>
            <text:p text:style-name="P1"><text:span text:style-name="T27">available </text:span></text:p>
          </draw:text-box>
        </draw:frame>
        <draw:frame draw:style-name="gr51" draw:text-style-name="P3" draw:layer="layout" svg:width="0.27cm" svg:height="0.623cm" svg:x="20.093cm" svg:y="6.303cm">
          <draw:text-box>
            <text:p text:style-name="P1"><text:span text:style-name="T39">for </text:span></text:p>
          </draw:text-box>
        </draw:frame>
        <draw:frame draw:style-name="gr53" draw:text-style-name="P3" draw:layer="layout" svg:width="0.785cm" svg:height="0.623cm" svg:x="20.5cm" svg:y="6.303cm">
          <draw:text-box>
            <text:p text:style-name="P1"><text:span text:style-name="T33">access </text:span></text:p>
          </draw:text-box>
        </draw:frame>
        <draw:frame draw:style-name="gr54" draw:text-style-name="P3" draw:layer="layout" svg:width="0.554cm" svg:height="0.623cm" svg:x="21.41cm" svg:y="6.303cm">
          <draw:text-box>
            <text:p text:style-name="P1"><text:span text:style-name="T40">from </text:span></text:p>
          </draw:text-box>
        </draw:frame>
        <draw:frame draw:style-name="gr37" draw:text-style-name="P3" draw:layer="layout" svg:width="0.33cm" svg:height="0.623cm" svg:x="22.03cm" svg:y="6.303cm">
          <draw:text-box>
            <text:p text:style-name="P1"><text:span text:style-name="T29">the </text:span></text:p>
          </draw:text-box>
        </draw:frame>
        <draw:frame draw:style-name="gr35" draw:text-style-name="P3" draw:layer="layout" svg:width="0.602cm" svg:height="0.623cm" svg:x="22.476cm" svg:y="6.303cm">
          <draw:text-box>
            <text:p text:style-name="P1"><text:span text:style-name="T27">cloud </text:span></text:p>
          </draw:text-box>
        </draw:frame>
        <draw:frame draw:style-name="gr39" draw:text-style-name="P3" draw:layer="layout" svg:width="0.187cm" svg:height="0.623cm" svg:x="23.212cm" svg:y="6.303cm">
          <draw:text-box>
            <text:p text:style-name="P1"><text:span text:style-name="T31">at </text:span></text:p>
          </draw:text-box>
        </draw:frame>
        <draw:frame draw:style-name="gr49" draw:text-style-name="P3" draw:layer="layout" svg:width="0.439cm" svg:height="0.623cm" svg:x="23.503cm" svg:y="6.303cm">
          <draw:text-box>
            <text:p text:style-name="P1"><text:span text:style-name="T35">any </text:span></text:p>
          </draw:text-box>
        </draw:frame>
        <draw:frame draw:style-name="gr55" draw:text-style-name="P3" draw:layer="layout" svg:width="0.495cm" svg:height="0.623cm" svg:x="24.026cm" svg:y="6.303cm">
          <draw:text-box>
            <text:p text:style-name="P1"><text:span text:style-name="T38">time, </text:span></text:p>
          </draw:text-box>
        </draw:frame>
        <draw:frame draw:style-name="gr49" draw:text-style-name="P3" draw:layer="layout" svg:width="0.463cm" svg:height="0.623cm" svg:x="24.685cm" svg:y="6.303cm">
          <draw:text-box>
            <text:p text:style-name="P1"><text:span text:style-name="T35">and </text:span></text:p>
          </draw:text-box>
        </draw:frame>
        <draw:frame draw:style-name="gr54" draw:text-style-name="P3" draw:layer="layout" svg:width="0.554cm" svg:height="0.623cm" svg:x="3.565cm" svg:y="6.69cm">
          <draw:text-box>
            <text:p text:style-name="P1"><text:span text:style-name="T40">from </text:span></text:p>
          </draw:text-box>
        </draw:frame>
        <draw:frame draw:style-name="gr35" draw:text-style-name="P3" draw:layer="layout" svg:width="0.415cm" svg:height="0.623cm" svg:x="4.205cm" svg:y="6.69cm">
          <draw:text-box>
            <text:p text:style-name="P1"><text:span text:style-name="T27">any </text:span></text:p>
          </draw:text-box>
        </draw:frame>
        <draw:frame draw:style-name="gr40" draw:text-style-name="P3" draw:layer="layout" svg:width="0.816cm" svg:height="0.623cm" svg:x="4.708cm" svg:y="6.69cm">
          <draw:text-box>
            <text:p text:style-name="P1"><text:span text:style-name="T32">location </text:span></text:p>
          </draw:text-box>
        </draw:frame>
        <draw:frame draw:style-name="gr32" draw:text-style-name="P3" draw:layer="layout" svg:width="0.941cm" svg:height="0.623cm" svg:x="5.716cm" svg:y="6.69cm">
          <draw:text-box>
            <text:p text:style-name="P1"><text:span text:style-name="T23">through </text:span></text:p>
          </draw:text-box>
        </draw:frame>
        <draw:frame draw:style-name="gr29" draw:text-style-name="P3" draw:layer="layout" svg:width="1.119cm" svg:height="0.623cm" svg:x="6.723cm" svg:y="6.69cm">
          <draw:text-box>
            <text:p text:style-name="P1"><text:span text:style-name="T23">networks. </text:span></text:p>
          </draw:text-box>
        </draw:frame>
        <draw:frame draw:style-name="gr56" draw:text-style-name="P3" draw:layer="layout" svg:width="0.672cm" svg:height="0.623cm" svg:x="7.963cm" svg:y="6.69cm">
          <draw:text-box>
            <text:p text:style-name="P1"><text:span text:style-name="T35">Cloud </text:span></text:p>
          </draw:text-box>
        </draw:frame>
        <draw:frame draw:style-name="gr28" draw:text-style-name="P3" draw:layer="layout" svg:width="1.319cm" svg:height="0.623cm" svg:x="8.738cm" svg:y="6.69cm">
          <draw:text-box>
            <text:p text:style-name="P1"><text:span text:style-name="T22">computing </text:span></text:p>
          </draw:text-box>
        </draw:frame>
        <draw:frame draw:style-name="gr47" draw:text-style-name="P3" draw:layer="layout" svg:width="0.116cm" svg:height="0.623cm" svg:x="10.075cm" svg:y="6.69cm">
          <draw:text-box>
            <text:p text:style-name="P1"><text:span text:style-name="T37">is </text:span></text:p>
          </draw:text-box>
        </draw:frame>
        <draw:frame draw:style-name="gr57" draw:text-style-name="P3" draw:layer="layout" svg:width="1.03cm" svg:height="0.623cm" svg:x="10.327cm" svg:y="6.69cm">
          <draw:text-box>
            <text:p text:style-name="P1"><text:span text:style-name="T25">gradually </text:span></text:p>
          </draw:text-box>
        </draw:frame>
        <draw:frame draw:style-name="gr54" draw:text-style-name="P3" draw:layer="layout" svg:width="1.004cm" svg:height="0.623cm" svg:x="11.509cm" svg:y="6.69cm">
          <draw:text-box>
            <text:p text:style-name="P1"><text:span text:style-name="T40">replacing </text:span></text:p>
          </draw:text-box>
        </draw:frame>
        <draw:frame draw:style-name="gr33" draw:text-style-name="P3" draw:layer="layout" svg:width="1.372cm" svg:height="0.623cm" svg:x="12.672cm" svg:y="6.69cm">
          <draw:text-box>
            <text:p text:style-name="P1"><text:span text:style-name="T26">the <text:s/>traditional </text:span></text:p>
          </draw:text-box>
        </draw:frame>
        <draw:frame draw:style-name="gr49" draw:text-style-name="P3" draw:layer="layout" svg:width="1.311cm" svg:height="0.623cm" svg:x="14.396cm" svg:y="6.69cm">
          <draw:text-box>
            <text:p text:style-name="P1"><text:span text:style-name="T35">information </text:span></text:p>
          </draw:text-box>
        </draw:frame>
        <draw:frame draw:style-name="gr58" draw:text-style-name="P3" draw:layer="layout" svg:width="1.423cm" svg:height="0.623cm" svg:x="15.811cm" svg:y="6.69cm">
          <draw:text-box>
            <text:p text:style-name="P1"><text:span text:style-name="T41">Technology </text:span></text:p>
          </draw:text-box>
        </draw:frame>
        <draw:frame draw:style-name="gr59" draw:text-style-name="P3" draw:layer="layout" svg:width="1.417cm" svg:height="0.623cm" svg:x="17.283cm" svg:y="6.69cm">
          <draw:text-box>
            <text:p text:style-name="P1"><text:span text:style-name="T30">Infrastructure. </text:span></text:p>
          </draw:text-box>
        </draw:frame>
        <draw:frame draw:style-name="gr27" draw:text-style-name="P3" draw:layer="layout" svg:width="1.021cm" svg:height="0.623cm" svg:x="19.027cm" svg:y="6.69cm">
          <draw:text-box>
            <text:p text:style-name="P1"><text:span text:style-name="T21">Securing </text:span></text:p>
          </draw:text-box>
        </draw:frame>
        <draw:frame draw:style-name="gr54" draw:text-style-name="P3" draw:layer="layout" svg:width="0.511cm" svg:height="0.623cm" svg:x="20.151cm" svg:y="6.69cm">
          <draw:text-box>
            <text:p text:style-name="P1"><text:span text:style-name="T40">data </text:span></text:p>
          </draw:text-box>
        </draw:frame>
        <draw:frame draw:style-name="gr47" draw:text-style-name="P3" draw:layer="layout" svg:width="0.116cm" svg:height="0.623cm" svg:x="20.771cm" svg:y="6.69cm">
          <draw:text-box>
            <text:p text:style-name="P1"><text:span text:style-name="T37">is </text:span></text:p>
          </draw:text-box>
        </draw:frame>
        <draw:frame draw:style-name="gr49" draw:text-style-name="P3" draw:layer="layout" svg:width="0.461cm" svg:height="0.623cm" svg:x="21.042cm" svg:y="6.69cm">
          <draw:text-box>
            <text:p text:style-name="P1"><text:span text:style-name="T35">one </text:span></text:p>
          </draw:text-box>
        </draw:frame>
        <draw:frame draw:style-name="gr46" draw:text-style-name="P3" draw:layer="layout" svg:width="0.171cm" svg:height="0.623cm" svg:x="21.546cm" svg:y="6.69cm">
          <draw:text-box>
            <text:p text:style-name="P1"><text:span text:style-name="T36">of </text:span></text:p>
          </draw:text-box>
        </draw:frame>
        <draw:frame draw:style-name="gr33" draw:text-style-name="P3" draw:layer="layout" svg:width="0.345cm" svg:height="0.623cm" svg:x="21.856cm" svg:y="6.69cm">
          <draw:text-box>
            <text:p text:style-name="P1"><text:span text:style-name="T26">the </text:span></text:p>
          </draw:text-box>
        </draw:frame>
        <draw:frame draw:style-name="gr35" draw:text-style-name="P3" draw:layer="layout" svg:width="0.796cm" svg:height="0.623cm" svg:x="22.321cm" svg:y="6.69cm">
          <draw:text-box>
            <text:p text:style-name="P1"><text:span text:style-name="T27">leading </text:span></text:p>
          </draw:text-box>
        </draw:frame>
        <draw:frame draw:style-name="gr60" draw:text-style-name="P3" draw:layer="layout" svg:width="1.2cm" svg:height="0.623cm" svg:x="23.27cm" svg:y="6.69cm">
          <draw:text-box>
            <text:p text:style-name="P1"><text:span text:style-name="T42">concems </text:span></text:p>
          </draw:text-box>
        </draw:frame>
        <draw:frame draw:style-name="gr49" draw:text-style-name="P3" draw:layer="layout" svg:width="0.463cm" svg:height="0.623cm" svg:x="24.433cm" svg:y="6.69cm">
          <draw:text-box>
            <text:p text:style-name="P1"><text:span text:style-name="T35">and </text:span></text:p>
          </draw:text-box>
        </draw:frame>
        <draw:frame draw:style-name="gr61" draw:text-style-name="P3" draw:layer="layout" svg:width="0.831cm" svg:height="0.623cm" svg:x="3.585cm" svg:y="7.078cm">
          <draw:text-box>
            <text:p text:style-name="P1"><text:span text:style-name="T25">biggest </text:span></text:p>
          </draw:text-box>
        </draw:frame>
        <draw:frame draw:style-name="gr40" draw:text-style-name="P3" draw:layer="layout" svg:width="0.542cm" svg:height="0.623cm" svg:x="4.534cm" svg:y="7.078cm">
          <draw:text-box>
            <text:p text:style-name="P1"><text:span text:style-name="T32">issue </text:span></text:p>
          </draw:text-box>
        </draw:frame>
        <draw:frame draw:style-name="gr51" draw:text-style-name="P3" draw:layer="layout" svg:width="0.27cm" svg:height="0.623cm" svg:x="5.231cm" svg:y="7.078cm">
          <draw:text-box>
            <text:p text:style-name="P1"><text:span text:style-name="T39">for </text:span></text:p>
          </draw:text-box>
        </draw:frame>
        <draw:frame draw:style-name="gr35" draw:text-style-name="P3" draw:layer="layout" svg:width="0.602cm" svg:height="0.623cm" svg:x="5.619cm" svg:y="7.078cm">
          <draw:text-box>
            <text:p text:style-name="P1"><text:span text:style-name="T27">cloud </text:span></text:p>
          </draw:text-box>
        </draw:frame>
        <draw:frame draw:style-name="gr62" draw:text-style-name="P3" draw:layer="layout" svg:width="1.314cm" svg:height="0.623cm" svg:x="6.355cm" svg:y="7.078cm">
          <draw:text-box>
            <text:p text:style-name="P1"><text:span text:style-name="T21">computing. </text:span></text:p>
          </draw:text-box>
        </draw:frame>
        <draw:frame draw:style-name="gr61" draw:text-style-name="P3" draw:layer="layout" svg:width="0.793cm" svg:height="0.623cm" svg:x="7.77cm" svg:y="7.078cm">
          <draw:text-box>
            <text:p text:style-name="P1"><text:span text:style-name="T25">Privacy </text:span></text:p>
          </draw:text-box>
        </draw:frame>
        <draw:frame draw:style-name="gr39" draw:text-style-name="P3" draw:layer="layout" svg:width="0.191cm" svg:height="0.623cm" svg:x="8.719cm" svg:y="7.078cm">
          <draw:text-box>
            <text:p text:style-name="P1"><text:span text:style-name="T31">of </text:span></text:p>
          </draw:text-box>
        </draw:frame>
        <draw:frame draw:style-name="gr31" draw:text-style-name="P3" draw:layer="layout" svg:width="1.287cm" svg:height="0.623cm" svg:x="9.029cm" svg:y="7.078cm">
          <draw:text-box>
            <text:p text:style-name="P1"><text:span text:style-name="T25">information </text:span></text:p>
          </draw:text-box>
        </draw:frame>
        <draw:frame draw:style-name="gr63" draw:text-style-name="P3" draw:layer="layout" svg:width="0.129cm" svg:height="0.623cm" svg:x="10.444cm" svg:y="7.078cm">
          <draw:text-box>
            <text:p text:style-name="P1"><text:span text:style-name="T43">is </text:span></text:p>
          </draw:text-box>
        </draw:frame>
        <draw:frame draw:style-name="gr27" draw:text-style-name="P3" draw:layer="layout" svg:width="0.797cm" svg:height="0.623cm" svg:x="10.715cm" svg:y="7.078cm">
          <draw:text-box>
            <text:p text:style-name="P1"><text:span text:style-name="T21">always </text:span></text:p>
          </draw:text-box>
        </draw:frame>
        <draw:frame draw:style-name="gr39" draw:text-style-name="P3" draw:layer="layout" svg:width="0.154cm" svg:height="0.623cm" svg:x="11.606cm" svg:y="7.078cm">
          <draw:text-box>
            <text:p text:style-name="P1"><text:span text:style-name="T31">a </text:span></text:p>
          </draw:text-box>
        </draw:frame>
        <draw:frame draw:style-name="gr33" draw:text-style-name="P3" draw:layer="layout" svg:width="0.636cm" svg:height="0.623cm" svg:x="11.839cm" svg:y="7.078cm">
          <draw:text-box>
            <text:p text:style-name="P1"><text:span text:style-name="T26">crucial </text:span></text:p>
          </draw:text-box>
        </draw:frame>
        <draw:frame draw:style-name="gr31" draw:text-style-name="P3" draw:layer="layout" svg:width="1.601cm" svg:height="0.623cm" svg:x="12.711cm" svg:y="7.078cm">
          <draw:text-box>
            <text:p text:style-name="P1"><text:span text:style-name="T25">pointespecially </text:span></text:p>
          </draw:text-box>
        </draw:frame>
        <draw:frame draw:style-name="gr52" draw:text-style-name="P3" draw:layer="layout" svg:width="0.725cm" svg:height="0.623cm" svg:x="14.551cm" svg:y="7.078cm">
          <draw:text-box>
            <text:p text:style-name="P1"><text:span text:style-name="T34">when </text:span></text:p>
          </draw:text-box>
        </draw:frame>
        <draw:frame draw:style-name="gr40" draw:text-style-name="P3" draw:layer="layout" svg:width="0.294cm" svg:height="0.623cm" svg:x="15.268cm" svg:y="7.078cm">
          <draw:text-box>
            <text:p text:style-name="P1"><text:span text:style-name="T32">an </text:span></text:p>
          </draw:text-box>
        </draw:frame>
        <draw:frame draw:style-name="gr64" draw:text-style-name="P3" draw:layer="layout" svg:width="1.774cm" svg:height="0.623cm" svg:x="15.656cm" svg:y="7.078cm">
          <draw:text-box>
            <text:p text:style-name="P1"><text:span text:style-name="T22">individualé€™s </text:span></text:p>
          </draw:text-box>
        </draw:frame>
        <draw:frame draw:style-name="gr62" draw:text-style-name="P3" draw:layer="layout" svg:width="2.361cm" svg:height="0.623cm" svg:x="17.574cm" svg:y="7.078cm">
          <draw:text-box>
            <text:p text:style-name="P1"><text:span text:style-name="T33">personalinformation </text:span></text:p>
          </draw:text-box>
        </draw:frame>
        <draw:frame draw:style-name="gr39" draw:text-style-name="P3" draw:layer="layout" svg:width="0.202cm" svg:height="0.623cm" svg:x="20.035cm" svg:y="7.078cm">
          <draw:text-box>
            <text:p text:style-name="P1"><text:span text:style-name="T31">or </text:span></text:p>
          </draw:text-box>
        </draw:frame>
        <draw:frame draw:style-name="gr50" draw:text-style-name="P3" draw:layer="layout" svg:width="0.923cm" svg:height="0.623cm" svg:x="20.345cm" svg:y="7.078cm">
          <draw:text-box>
            <text:p text:style-name="P1"><text:span text:style-name="T27">sensitive </text:span></text:p>
          </draw:text-box>
        </draw:frame>
        <draw:frame draw:style-name="gr31" draw:text-style-name="P3" draw:layer="layout" svg:width="1.287cm" svg:height="0.623cm" svg:x="21.488cm" svg:y="7.078cm">
          <draw:text-box>
            <text:p text:style-name="P1"><text:span text:style-name="T25">information </text:span></text:p>
          </draw:text-box>
        </draw:frame>
        <draw:frame draw:style-name="gr47" draw:text-style-name="P3" draw:layer="layout" svg:width="0.116cm" svg:height="0.623cm" svg:x="22.902cm" svg:y="7.078cm">
          <draw:text-box>
            <text:p text:style-name="P1"><text:span text:style-name="T37">is </text:span></text:p>
          </draw:text-box>
        </draw:frame>
        <draw:frame draw:style-name="gr27" draw:text-style-name="P3" draw:layer="layout" svg:width="1.391cm" svg:height="0.623cm" svg:x="23.173cm" svg:y="7.078cm">
          <draw:text-box>
            <text:p text:style-name="P1"><text:span text:style-name="T21">beingstored </text:span></text:p>
          </draw:text-box>
        </draw:frame>
        <draw:frame draw:style-name="gr63" draw:text-style-name="P3" draw:layer="layout" svg:width="0.146cm" svg:height="0.623cm" svg:x="24.665cm" svg:y="7.078cm">
          <draw:text-box>
            <text:p text:style-name="P1"><text:span text:style-name="T43">in </text:span></text:p>
          </draw:text-box>
        </draw:frame>
        <draw:frame draw:style-name="gr33" draw:text-style-name="P3" draw:layer="layout" svg:width="0.345cm" svg:height="0.623cm" svg:x="3.565cm" svg:y="7.466cm">
          <draw:text-box>
            <text:p text:style-name="P1"><text:span text:style-name="T26">the </text:span></text:p>
          </draw:text-box>
        </draw:frame>
        <draw:frame draw:style-name="gr65" draw:text-style-name="P3" draw:layer="layout" svg:width="1.426cm" svg:height="0.623cm" svg:x="4.03cm" svg:y="7.466cm">
          <draw:text-box>
            <text:p text:style-name="P1"><text:span text:style-name="T25">organization. </text:span></text:p>
          </draw:text-box>
        </draw:frame>
        <draw:frame draw:style-name="gr66" draw:text-style-name="P3" draw:layer="layout" svg:width="0.089cm" svg:height="0.623cm" svg:x="5.677cm" svg:y="7.466cm">
          <draw:text-box>
            <text:p text:style-name="P1"><text:span text:style-name="T44">It </text:span></text:p>
          </draw:text-box>
        </draw:frame>
        <draw:frame draw:style-name="gr63" draw:text-style-name="P3" draw:layer="layout" svg:width="0.129cm" svg:height="0.623cm" svg:x="5.89cm" svg:y="7.466cm">
          <draw:text-box>
            <text:p text:style-name="P1"><text:span text:style-name="T43">is </text:span></text:p>
          </draw:text-box>
        </draw:frame>
        <draw:frame draw:style-name="gr67" draw:text-style-name="P3" draw:layer="layout" svg:width="0.801cm" svg:height="0.623cm" svg:x="6.162cm" svg:y="7.466cm">
          <draw:text-box>
            <text:p text:style-name="P1"><text:span text:style-name="T23">indeed </text:span></text:p>
          </draw:text-box>
        </draw:frame>
        <draw:frame draw:style-name="gr48" draw:text-style-name="P3" draw:layer="layout" svg:width="0.866cm" svg:height="0.623cm" svg:x="7.033cm" svg:y="7.466cm">
          <draw:text-box>
            <text:p text:style-name="P1"><text:span text:style-name="T38">true <text:s/>that </text:span></text:p>
          </draw:text-box>
        </draw:frame>
        <draw:frame draw:style-name="gr68" draw:text-style-name="P3" draw:layer="layout" svg:width="0.648cm" svg:height="0.623cm" svg:x="8.118cm" svg:y="7.466cm">
          <draw:text-box>
            <text:p text:style-name="P1"><text:span text:style-name="T32">today; </text:span></text:p>
          </draw:text-box>
        </draw:frame>
        <draw:frame draw:style-name="gr35" draw:text-style-name="P3" draw:layer="layout" svg:width="0.602cm" svg:height="0.623cm" svg:x="8.932cm" svg:y="7.466cm">
          <draw:text-box>
            <text:p text:style-name="P1"><text:span text:style-name="T27">cloud </text:span></text:p>
          </draw:text-box>
        </draw:frame>
        <draw:frame draw:style-name="gr57" draw:text-style-name="P3" draw:layer="layout" svg:width="1.448cm" svg:height="0.623cm" svg:x="9.649cm" svg:y="7.466cm">
          <draw:text-box>
            <text:p text:style-name="P1"><text:span text:style-name="T25">authorization </text:span></text:p>
          </draw:text-box>
        </draw:frame>
        <draw:frame draw:style-name="gr69" draw:text-style-name="P3" draw:layer="layout" svg:width="1.001cm" svg:height="0.623cm" svg:x="11.277cm" svg:y="7.466cm">
          <draw:text-box>
            <text:p text:style-name="P1"><text:span text:style-name="T22">systems </text:span></text:p>
          </draw:text-box>
        </draw:frame>
        <draw:frame draw:style-name="gr33" draw:text-style-name="P3" draw:layer="layout" svg:width="0.345cm" svg:height="0.623cm" svg:x="12.362cm" svg:y="7.466cm">
          <draw:text-box>
            <text:p text:style-name="P1"><text:span text:style-name="T26">are </text:span></text:p>
          </draw:text-box>
        </draw:frame>
        <draw:frame draw:style-name="gr44" draw:text-style-name="P3" draw:layer="layout" svg:width="1.109cm" svg:height="0.623cm" svg:x="12.827cm" svg:y="7.466cm">
          <draw:text-box>
            <text:p text:style-name="P1"><text:span text:style-name="T35">notrobust </text:span></text:p>
          </draw:text-box>
        </draw:frame>
        <draw:frame draw:style-name="gr70" draw:text-style-name="P3" draw:layer="layout" svg:width="1.007cm" svg:height="0.623cm" svg:x="14.028cm" svg:y="7.466cm">
          <draw:text-box>
            <text:p text:style-name="P1"><text:span text:style-name="T45">enough. </text:span></text:p>
          </draw:text-box>
        </draw:frame>
        <draw:frame draw:style-name="gr38" draw:text-style-name="P3" draw:layer="layout" svg:width="0.434cm" svg:height="0.623cm" svg:x="15.074cm" svg:y="7.466cm">
          <draw:text-box>
            <text:p text:style-name="P1"><text:span text:style-name="T30">This </text:span></text:p>
          </draw:text-box>
        </draw:frame>
        <draw:frame draw:style-name="gr56" draw:text-style-name="P3" draw:layer="layout" svg:width="0.681cm" svg:height="0.623cm" svg:x="15.675cm" svg:y="7.466cm">
          <draw:text-box>
            <text:p text:style-name="P1"><text:span text:style-name="T35">paper </text:span></text:p>
          </draw:text-box>
        </draw:frame>
        <draw:frame draw:style-name="gr27" draw:text-style-name="P3" draw:layer="layout" svg:width="1.016cm" svg:height="0.623cm" svg:x="16.431cm" svg:y="7.466cm">
          <draw:text-box>
            <text:p text:style-name="P1"><text:span text:style-name="T21">presents </text:span></text:p>
          </draw:text-box>
        </draw:frame>
        <draw:frame draw:style-name="gr39" draw:text-style-name="P3" draw:layer="layout" svg:width="0.154cm" svg:height="0.623cm" svg:x="17.555cm" svg:y="7.466cm">
          <draw:text-box>
            <text:p text:style-name="P1"><text:span text:style-name="T31">a </text:span></text:p>
          </draw:text-box>
        </draw:frame>
        <draw:frame draw:style-name="gr33" draw:text-style-name="P3" draw:layer="layout" svg:width="0.675cm" svg:height="0.623cm" svg:x="17.787cm" svg:y="7.466cm">
          <draw:text-box>
            <text:p text:style-name="P1"><text:span text:style-name="T26">unified </text:span></text:p>
          </draw:text-box>
        </draw:frame>
        <draw:frame draw:style-name="gr64" draw:text-style-name="P3" draw:layer="layout" svg:width="1.163cm" svg:height="0.623cm" svg:x="18.659cm" svg:y="7.466cm">
          <draw:text-box>
            <text:p text:style-name="P1"><text:span text:style-name="T22">approach </text:span></text:p>
          </draw:text-box>
        </draw:frame>
        <draw:frame draw:style-name="gr39" draw:text-style-name="P3" draw:layer="layout" svg:width="0.256cm" svg:height="0.623cm" svg:x="19.86cm" svg:y="7.466cm">
          <draw:text-box>
            <text:p text:style-name="P1"><text:span text:style-name="T31">for </text:span></text:p>
          </draw:text-box>
        </draw:frame>
        <draw:frame draw:style-name="gr29" draw:text-style-name="P3" draw:layer="layout" svg:width="1.083cm" svg:height="0.623cm" svg:x="20.248cm" svg:y="7.466cm">
          <draw:text-box>
            <text:p text:style-name="P1"><text:span text:style-name="T23">analyzing </text:span></text:p>
          </draw:text-box>
        </draw:frame>
        <draw:frame draw:style-name="gr37" draw:text-style-name="P3" draw:layer="layout" svg:width="0.33cm" svg:height="0.623cm" svg:x="21.468cm" svg:y="7.466cm">
          <draw:text-box>
            <text:p text:style-name="P1"><text:span text:style-name="T29">the </text:span></text:p>
          </draw:text-box>
        </draw:frame>
        <draw:frame draw:style-name="gr61" draw:text-style-name="P3" draw:layer="layout" svg:width="0.817cm" svg:height="0.623cm" svg:x="21.914cm" svg:y="7.466cm">
          <draw:text-box>
            <text:p text:style-name="P1"><text:span text:style-name="T25">various </text:span></text:p>
          </draw:text-box>
        </draw:frame>
        <draw:frame draw:style-name="gr40" draw:text-style-name="P3" draw:layer="layout" svg:width="0.803cm" svg:height="0.623cm" svg:x="22.883cm" svg:y="7.466cm">
          <draw:text-box>
            <text:p text:style-name="P1"><text:span text:style-name="T32">security </text:span></text:p>
          </draw:text-box>
        </draw:frame>
        <draw:frame draw:style-name="gr71" draw:text-style-name="P3" draw:layer="layout" svg:width="0.679cm" svg:height="0.623cm" svg:x="23.89cm" svg:y="7.466cm">
          <draw:text-box>
            <text:p text:style-name="P1"><text:span text:style-name="T40">issues </text:span></text:p>
          </draw:text-box>
        </draw:frame>
        <draw:frame draw:style-name="gr49" draw:text-style-name="P3" draw:layer="layout" svg:width="0.463cm" svg:height="0.623cm" svg:x="24.724cm" svg:y="7.466cm">
          <draw:text-box>
            <text:p text:style-name="P1"><text:span text:style-name="T35">and </text:span></text:p>
          </draw:text-box>
        </draw:frame>
        <draw:frame draw:style-name="gr41" draw:text-style-name="P3" draw:layer="layout" svg:width="1.29cm" svg:height="0.623cm" svg:x="3.565cm" svg:y="7.853cm">
          <draw:text-box>
            <text:p text:style-name="P1"><text:span text:style-name="T33">techniques </text:span></text:p>
          </draw:text-box>
        </draw:frame>
        <draw:frame draw:style-name="gr39" draw:text-style-name="P3" draw:layer="layout" svg:width="0.194cm" svg:height="0.623cm" svg:x="4.96cm" svg:y="7.853cm">
          <draw:text-box>
            <text:p text:style-name="P1"><text:span text:style-name="T31">to </text:span></text:p>
          </draw:text-box>
        </draw:frame>
        <draw:frame draw:style-name="gr72" draw:text-style-name="P3" draw:layer="layout" svg:width="1.276cm" svg:height="0.623cm" svg:x="5.27cm" svg:y="7.853cm">
          <draw:text-box>
            <text:p text:style-name="P1"><text:span text:style-name="T46">overcome </text:span></text:p>
          </draw:text-box>
        </draw:frame>
        <draw:frame draw:style-name="gr37" draw:text-style-name="P3" draw:layer="layout" svg:width="0.33cm" svg:height="0.623cm" svg:x="6.53cm" svg:y="7.853cm">
          <draw:text-box>
            <text:p text:style-name="P1"><text:span text:style-name="T29">the </text:span></text:p>
          </draw:text-box>
        </draw:frame>
        <draw:frame draw:style-name="gr27" draw:text-style-name="P3" draw:layer="layout" svg:width="1.23cm" svg:height="0.623cm" svg:x="6.995cm" svg:y="7.853cm">
          <draw:text-box>
            <text:p text:style-name="P1"><text:span text:style-name="T21">challenges </text:span></text:p>
          </draw:text-box>
        </draw:frame>
        <draw:frame draw:style-name="gr63" draw:text-style-name="P3" draw:layer="layout" svg:width="0.146cm" svg:height="0.623cm" svg:x="8.37cm" svg:y="7.853cm">
          <draw:text-box>
            <text:p text:style-name="P1"><text:span text:style-name="T43">in </text:span></text:p>
          </draw:text-box>
        </draw:frame>
        <draw:frame draw:style-name="gr37" draw:text-style-name="P3" draw:layer="layout" svg:width="0.33cm" svg:height="0.623cm" svg:x="8.642cm" svg:y="7.853cm">
          <draw:text-box>
            <text:p text:style-name="P1"><text:span text:style-name="T29">the </text:span></text:p>
          </draw:text-box>
        </draw:frame>
        <draw:frame draw:style-name="gr35" draw:text-style-name="P3" draw:layer="layout" svg:width="0.602cm" svg:height="0.623cm" svg:x="9.087cm" svg:y="7.853cm">
          <draw:text-box>
            <text:p text:style-name="P1"><text:span text:style-name="T27">cloud </text:span></text:p>
          </draw:text-box>
        </draw:frame>
        <draw:frame draw:style-name="gr53" draw:text-style-name="P3" draw:layer="layout" svg:width="1.564cm" svg:height="0.623cm" svg:x="9.824cm" svg:y="7.853cm">
          <draw:text-box>
            <text:p text:style-name="P1"><text:span text:style-name="T33">environment. </text:span></text:p>
          </draw:text-box>
        </draw:frame>
        <draw:frame draw:style-name="gr73" draw:text-style-name="P4" draw:layer="layout" svg:width="0.306cm" svg:height="0.48cm" svg:x="3.12cm" svg:y="8.78cm">
          <draw:text-box>
            <text:p text:style-name="P1"><text:span text:style-name="T47">42. </text:span></text:p>
          </draw:text-box>
        </draw:frame>
        <draw:frame draw:style-name="gr74" draw:text-style-name="P4" draw:layer="layout" svg:width="0.982cm" svg:height="0.48cm" svg:x="3.604cm" svg:y="8.78cm">
          <draw:text-box>
            <text:p text:style-name="P1"><text:span text:style-name="T48">Secured </text:span></text:p>
          </draw:text-box>
        </draw:frame>
        <draw:frame draw:style-name="gr75" draw:text-style-name="P4" draw:layer="layout" svg:width="2.035cm" svg:height="0.48cm" svg:x="4.67cm" svg:y="8.78cm">
          <draw:text-box>
            <text:p text:style-name="P1"><text:span text:style-name="T49">Communication </text:span></text:p>
          </draw:text-box>
        </draw:frame>
        <draw:frame draw:style-name="gr76" draw:text-style-name="P4" draw:layer="layout" svg:width="0.249cm" svg:height="0.48cm" svg:x="6.627cm" svg:y="8.78cm">
          <draw:text-box>
            <text:p text:style-name="P1"><text:span text:style-name="T50">for </text:span></text:p>
          </draw:text-box>
        </draw:frame>
        <draw:frame draw:style-name="gr77" draw:text-style-name="P4" draw:layer="layout" svg:width="1.046cm" svg:height="0.48cm" svg:x="7.033cm" svg:y="8.78cm">
          <draw:text-box>
            <text:p text:style-name="P1"><text:span text:style-name="T51">Business </text:span></text:p>
          </draw:text-box>
        </draw:frame>
        <draw:frame draw:style-name="gr78" draw:text-style-name="P4" draw:layer="layout" svg:width="0.923cm" svg:height="0.48cm" svg:x="8.215cm" svg:y="8.78cm">
          <draw:text-box>
            <text:p text:style-name="P1"><text:span text:style-name="T52">Process </text:span></text:p>
          </draw:text-box>
        </draw:frame>
        <draw:frame draw:style-name="gr79" draw:text-style-name="P4" draw:layer="layout" svg:width="1.45cm" svg:height="0.48cm" svg:x="9.262cm" svg:y="8.78cm">
          <draw:text-box>
            <text:p text:style-name="P1"><text:span text:style-name="T51">Outsourcing </text:span></text:p>
          </draw:text-box>
        </draw:frame>
        <draw:frame draw:style-name="gr80" draw:text-style-name="P4" draw:layer="layout" svg:width="0.641cm" svg:height="0.48cm" svg:x="10.812cm" svg:y="8.78cm">
          <draw:text-box>
            <text:p text:style-name="P1"><text:span text:style-name="T53">Using </text:span></text:p>
          </draw:text-box>
        </draw:frame>
        <draw:frame draw:style-name="gr81" draw:text-style-name="P4" draw:layer="layout" svg:width="1.215cm" svg:height="0.48cm" svg:x="11.567cm" svg:y="8.78cm">
          <draw:text-box>
            <text:p text:style-name="P1"><text:span text:style-name="T51">Optimized </text:span></text:p>
          </draw:text-box>
        </draw:frame>
        <draw:frame draw:style-name="gr82" draw:text-style-name="P4" draw:layer="layout" svg:width="1.113cm" svg:height="0.48cm" svg:x="12.846cm" svg:y="8.78cm">
          <draw:text-box>
            <text:p text:style-name="P1"><text:span text:style-name="T54">Arithmetic </text:span></text:p>
          </draw:text-box>
        </draw:frame>
        <draw:frame draw:style-name="gr83" draw:text-style-name="P4" draw:layer="layout" svg:width="1.682cm" svg:height="0.48cm" svg:x="14.125cm" svg:y="8.78cm">
          <draw:text-box>
            <text:p text:style-name="P1"><text:span text:style-name="T55">Cryptography </text:span></text:p>
          </draw:text-box>
        </draw:frame>
        <draw:frame draw:style-name="gr82" draw:text-style-name="P4" draw:layer="layout" svg:width="0.907cm" svg:height="0.48cm" svg:x="15.83cm" svg:y="8.78cm">
          <draw:text-box>
            <text:p text:style-name="P1"><text:span text:style-name="T54">Protocol </text:span></text:p>
          </draw:text-box>
        </draw:frame>
        <draw:frame draw:style-name="gr84" draw:text-style-name="P4" draw:layer="layout" svg:width="0.77cm" svg:height="0.48cm" svg:x="16.915cm" svg:y="8.78cm">
          <draw:text-box>
            <text:p text:style-name="P1"><text:span text:style-name="T56">Based </text:span></text:p>
          </draw:text-box>
        </draw:frame>
        <draw:frame draw:style-name="gr85" draw:text-style-name="P4" draw:layer="layout" svg:width="0.266cm" svg:height="0.48cm" svg:x="17.748cm" svg:y="8.78cm">
          <draw:text-box>
            <text:p text:style-name="P1"><text:span text:style-name="T57">on </text:span></text:p>
          </draw:text-box>
        </draw:frame>
        <draw:frame draw:style-name="gr86" draw:text-style-name="P4" draw:layer="layout" svg:width="0.636cm" svg:height="0.48cm" svg:x="18.116cm" svg:y="8.78cm">
          <draw:text-box>
            <text:p text:style-name="P1"><text:span text:style-name="T58">Virtual </text:span></text:p>
          </draw:text-box>
        </draw:frame>
        <draw:frame draw:style-name="gr87" draw:text-style-name="P4" draw:layer="layout" svg:width="0.713cm" svg:height="0.48cm" svg:x="18.969cm" svg:y="8.78cm">
          <draw:text-box>
            <text:p text:style-name="P1"><text:span text:style-name="T59">Parties </text:span></text:p>
          </draw:text-box>
        </draw:frame>
        <draw:frame draw:style-name="gr88" draw:text-style-name="P4" draw:layer="layout" svg:width="0.593cm" svg:height="0.48cm" svg:x="3.604cm" svg:y="9.439cm">
          <draw:text-box>
            <text:p text:style-name="P1"><text:span text:style-name="T60">NASA </text:span></text:p>
          </draw:text-box>
        </draw:frame>
        <draw:frame draw:style-name="gr77" draw:text-style-name="P4" draw:layer="layout" svg:width="1.471cm" svg:height="0.48cm" svg:x="4.321cm" svg:y="9.439cm">
          <draw:text-box>
            <text:p text:style-name="P1"><text:span text:style-name="T51">Astrophysics </text:span></text:p>
          </draw:text-box>
        </draw:frame>
        <draw:frame draw:style-name="gr89" draw:text-style-name="P4" draw:layer="layout" svg:width="0.557cm" svg:height="0.48cm" svg:x="5.987cm" svg:y="9.439cm">
          <draw:text-box>
            <text:p text:style-name="P1"><text:span text:style-name="T61">Data </text:span></text:p>
          </draw:text-box>
        </draw:frame>
        <draw:frame draw:style-name="gr90" draw:text-style-name="P4" draw:layer="layout" svg:width="0.916cm" svg:height="0.48cm" svg:x="6.646cm" svg:y="9.439cm">
          <draw:text-box>
            <text:p text:style-name="P1"><text:span text:style-name="T55">System </text:span></text:p>
          </draw:text-box>
        </draw:frame>
        <draw:frame draw:style-name="gr79" draw:text-style-name="P4" draw:layer="layout" svg:width="0.661cm" svg:height="0.48cm" svg:x="7.615cm" svg:y="9.439cm">
          <draw:text-box>
            <text:p text:style-name="P1"><text:span text:style-name="T51">(ADS) </text:span></text:p>
          </draw:text-box>
        </draw:frame>
        <draw:frame draw:style-name="gr91" draw:text-style-name="P4" draw:layer="layout" svg:width="0.831cm" svg:height="0.48cm" svg:x="3.585cm" svg:y="10.118cm">
          <draw:text-box>
            <text:p text:style-name="P1"><text:span text:style-name="T62">Pathak, </text:span></text:p>
          </draw:text-box>
        </draw:frame>
        <draw:frame draw:style-name="gr92" draw:text-style-name="P4" draw:layer="layout" svg:width="0.597cm" svg:height="0.48cm" svg:x="4.573cm" svg:y="10.118cm">
          <draw:text-box>
            <text:p text:style-name="P1"><text:span text:style-name="T63">Rohit; </text:span></text:p>
          </draw:text-box>
        </draw:frame>
        <draw:frame draw:style-name="gr93" draw:text-style-name="P4" draw:layer="layout" svg:width="2.185cm" svg:height="0.48cm" svg:x="5.348cm" svg:y="10.118cm">
          <draw:text-box>
            <text:p text:style-name="P1"><text:span text:style-name="T64">SOSHiNSatyadhat </text:span></text:p>
          </draw:text-box>
        </draw:frame>
        <draw:frame draw:style-name="gr10" draw:text-style-name="P2" draw:layer="layout" svg:width="0.715cm" svg:height="0.577cm" svg:x="3.565cm" svg:y="10.682cm">
          <draw:text-box>
            <text:p text:style-name="P1"><text:span text:style-name="T9">Within </text:span></text:p>
          </draw:text-box>
        </draw:frame>
        <draw:frame draw:style-name="gr22" draw:text-style-name="P2" draw:layer="layout" svg:width="0.154cm" svg:height="0.577cm" svg:x="4.398cm" svg:y="10.682cm">
          <draw:text-box>
            <text:p text:style-name="P1"><text:span text:style-name="T14">a </text:span></text:p>
          </draw:text-box>
        </draw:frame>
        <draw:frame draw:style-name="gr2" draw:text-style-name="P2" draw:layer="layout" svg:width="0.592cm" svg:height="0.577cm" svg:x="4.631cm" svg:y="10.682cm">
          <draw:text-box>
            <text:p text:style-name="P1"><text:span text:style-name="T2">span </text:span></text:p>
          </draw:text-box>
        </draw:frame>
        <draw:frame draw:style-name="gr22" draw:text-style-name="P2" draw:layer="layout" svg:width="0.191cm" svg:height="0.577cm" svg:x="5.29cm" svg:y="10.682cm">
          <draw:text-box>
            <text:p text:style-name="P1"><text:span text:style-name="T14">of </text:span></text:p>
          </draw:text-box>
        </draw:frame>
        <draw:frame draw:style-name="gr94" draw:text-style-name="P2" draw:layer="layout" svg:width="0.489cm" svg:height="0.577cm" svg:x="5.6cm" svg:y="10.682cm">
          <draw:text-box>
            <text:p text:style-name="P1"><text:span text:style-name="T65">over </text:span></text:p>
          </draw:text-box>
        </draw:frame>
        <draw:frame draw:style-name="gr22" draw:text-style-name="P2" draw:layer="layout" svg:width="0.154cm" svg:height="0.577cm" svg:x="6.2cm" svg:y="10.682cm">
          <draw:text-box>
            <text:p text:style-name="P1"><text:span text:style-name="T14">a </text:span></text:p>
          </draw:text-box>
        </draw:frame>
        <draw:frame draw:style-name="gr95" draw:text-style-name="P2" draw:layer="layout" svg:width="0.933cm" svg:height="0.577cm" svg:x="6.433cm" svg:y="10.682cm">
          <draw:text-box>
            <text:p text:style-name="P1"><text:span text:style-name="T12">decade, </text:span></text:p>
          </draw:text-box>
        </draw:frame>
        <draw:frame draw:style-name="gr19" draw:text-style-name="P2" draw:layer="layout" svg:width="0.518cm" svg:height="0.577cm" svg:x="7.479cm" svg:y="10.682cm">
          <draw:text-box>
            <text:p text:style-name="P1"><text:span text:style-name="T16">India </text:span></text:p>
          </draw:text-box>
        </draw:frame>
        <draw:frame draw:style-name="gr96" draw:text-style-name="P2" draw:layer="layout" svg:width="0.408cm" svg:height="0.577cm" svg:x="8.138cm" svg:y="10.682cm">
          <draw:text-box>
            <text:p text:style-name="P1"><text:span text:style-name="T66">has </text:span></text:p>
          </draw:text-box>
        </draw:frame>
        <draw:frame draw:style-name="gr97" draw:text-style-name="P2" draw:layer="layout" svg:width="1.109cm" svg:height="0.577cm" svg:x="8.642cm" svg:y="10.682cm">
          <draw:text-box>
            <text:p text:style-name="P1"><text:span text:style-name="T67">become </text:span></text:p>
          </draw:text-box>
        </draw:frame>
        <draw:frame draw:style-name="gr98" draw:text-style-name="P2" draw:layer="layout" svg:width="0.461cm" svg:height="0.577cm" svg:x="9.688cm" svg:y="10.682cm">
          <draw:text-box>
            <text:p text:style-name="P1"><text:span text:style-name="T8">one </text:span></text:p>
          </draw:text-box>
        </draw:frame>
        <draw:frame draw:style-name="gr99" draw:text-style-name="P2" draw:layer="layout" svg:width="0.14cm" svg:height="0.577cm" svg:x="10.192cm" svg:y="10.682cm">
          <draw:text-box>
            <text:p text:style-name="P1"><text:span text:style-name="T68">of </text:span></text:p>
          </draw:text-box>
        </draw:frame>
        <draw:frame draw:style-name="gr100" draw:text-style-name="P2" draw:layer="layout" svg:width="0.475cm" svg:height="0.577cm" svg:x="10.366cm" svg:y="10.682cm">
          <draw:text-box>
            <text:p text:style-name="P1"><text:span text:style-name="T69">the </text:span></text:p>
          </draw:text-box>
        </draw:frame>
        <draw:frame draw:style-name="gr2" draw:text-style-name="P2" draw:layer="layout" svg:width="0.617cm" svg:height="0.577cm" svg:x="10.967cm" svg:y="10.682cm">
          <draw:text-box>
            <text:p text:style-name="P1"><text:span text:style-name="T2">most </text:span></text:p>
          </draw:text-box>
        </draw:frame>
        <draw:frame draw:style-name="gr98" draw:text-style-name="P2" draw:layer="layout" svg:width="0.87cm" svg:height="0.577cm" svg:x="11.625cm" svg:y="10.682cm">
          <draw:text-box>
            <text:p text:style-name="P1"><text:span text:style-name="T8">favored </text:span></text:p>
          </draw:text-box>
        </draw:frame>
        <draw:frame draw:style-name="gr101" draw:text-style-name="P2" draw:layer="layout" svg:width="1.331cm" svg:height="0.577cm" svg:x="12.614cm" svg:y="10.682cm">
          <draw:text-box>
            <text:p text:style-name="P1"><text:span text:style-name="T70">destinations </text:span></text:p>
          </draw:text-box>
        </draw:frame>
        <draw:frame draw:style-name="gr102" draw:text-style-name="P2" draw:layer="layout" svg:width="0.751cm" svg:height="0.577cm" svg:x="14.125cm" svg:y="10.682cm">
          <draw:text-box>
            <text:p text:style-name="P1"><text:span text:style-name="T71">across </text:span></text:p>
          </draw:text-box>
        </draw:frame>
        <draw:frame draw:style-name="gr103" draw:text-style-name="P2" draw:layer="layout" svg:width="0.338cm" svg:height="0.577cm" svg:x="14.997cm" svg:y="10.682cm">
          <draw:text-box>
            <text:p text:style-name="P1"><text:span text:style-name="T72">the </text:span></text:p>
          </draw:text-box>
        </draw:frame>
        <draw:frame draw:style-name="gr104" draw:text-style-name="P2" draw:layer="layout" svg:width="0.549cm" svg:height="0.577cm" svg:x="15.501cm" svg:y="10.682cm">
          <draw:text-box>
            <text:p text:style-name="P1"><text:span text:style-name="T72">world </text:span></text:p>
          </draw:text-box>
        </draw:frame>
        <draw:frame draw:style-name="gr8" draw:text-style-name="P2" draw:layer="layout" svg:width="0.27cm" svg:height="0.577cm" svg:x="16.179cm" svg:y="10.682cm">
          <draw:text-box>
            <text:p text:style-name="P1"><text:span text:style-name="T7">for </text:span></text:p>
          </draw:text-box>
        </draw:frame>
        <draw:frame draw:style-name="gr11" draw:text-style-name="P2" draw:layer="layout" svg:width="1.065cm" svg:height="0.577cm" svg:x="16.586cm" svg:y="10.682cm">
          <draw:text-box>
            <text:p text:style-name="P1"><text:span text:style-name="T10">Business </text:span></text:p>
          </draw:text-box>
        </draw:frame>
        <draw:frame draw:style-name="gr95" draw:text-style-name="P2" draw:layer="layout" svg:width="0.923cm" svg:height="0.577cm" svg:x="17.768cm" svg:y="10.682cm">
          <draw:text-box>
            <text:p text:style-name="P1"><text:span text:style-name="T12">Process </text:span></text:p>
          </draw:text-box>
        </draw:frame>
        <draw:frame draw:style-name="gr105" draw:text-style-name="P2" draw:layer="layout" svg:width="1.475cm" svg:height="0.577cm" svg:x="18.814cm" svg:y="10.682cm">
          <draw:text-box>
            <text:p text:style-name="P1"><text:span text:style-name="T10">Outsourcing </text:span></text:p>
          </draw:text-box>
        </draw:frame>
        <draw:frame draw:style-name="gr1" draw:text-style-name="P2" draw:layer="layout" svg:width="0.713cm" svg:height="0.577cm" svg:x="20.345cm" svg:y="10.682cm">
          <draw:text-box>
            <text:p text:style-name="P1"><text:span text:style-name="T1">(BPO) </text:span></text:p>
          </draw:text-box>
        </draw:frame>
        <draw:frame draw:style-name="gr106" draw:text-style-name="P2" draw:layer="layout" svg:width="1.236cm" svg:height="0.577cm" svg:x="21.178cm" svg:y="10.682cm">
          <draw:text-box>
            <text:p text:style-name="P1"><text:span text:style-name="T70">operations. </text:span></text:p>
          </draw:text-box>
        </draw:frame>
        <draw:frame draw:style-name="gr104" draw:text-style-name="P2" draw:layer="layout" svg:width="0.496cm" svg:height="0.577cm" svg:x="22.612cm" svg:y="10.682cm">
          <draw:text-box>
            <text:p text:style-name="P1"><text:span text:style-name="T72">India </text:span></text:p>
          </draw:text-box>
        </draw:frame>
        <draw:frame draw:style-name="gr6" draw:text-style-name="P2" draw:layer="layout" svg:width="0.392cm" svg:height="0.577cm" svg:x="23.27cm" svg:y="10.682cm">
          <draw:text-box>
            <text:p text:style-name="P1"><text:span text:style-name="T6">has </text:span></text:p>
          </draw:text-box>
        </draw:frame>
        <draw:frame draw:style-name="gr107" draw:text-style-name="P2" draw:layer="layout" svg:width="0.696cm" svg:height="0.577cm" svg:x="23.774cm" svg:y="10.682cm">
          <draw:text-box>
            <text:p text:style-name="P1"><text:span text:style-name="T73">rapidly </text:span></text:p>
          </draw:text-box>
        </draw:frame>
        <draw:frame draw:style-name="gr95" draw:text-style-name="P2" draw:layer="layout" svg:width="1.052cm" svg:height="0.577cm" svg:x="3.585cm" svg:y="11.069cm">
          <draw:text-box>
            <text:p text:style-name="P1"><text:span text:style-name="T12">achieved </text:span></text:p>
          </draw:text-box>
        </draw:frame>
        <draw:frame draw:style-name="gr19" draw:text-style-name="P2" draw:layer="layout" svg:width="0.353cm" svg:height="0.577cm" svg:x="4.728cm" svg:y="11.069cm">
          <draw:text-box>
            <text:p text:style-name="P1"><text:span text:style-name="T16">the </text:span></text:p>
          </draw:text-box>
        </draw:frame>
        <draw:frame draw:style-name="gr108" draw:text-style-name="P2" draw:layer="layout" svg:width="0.636cm" svg:height="0.577cm" svg:x="5.193cm" svg:y="11.069cm">
          <draw:text-box>
            <text:p text:style-name="P1"><text:span text:style-name="T6">status </text:span></text:p>
          </draw:text-box>
        </draw:frame>
        <draw:frame draw:style-name="gr22" draw:text-style-name="P2" draw:layer="layout" svg:width="0.191cm" svg:height="0.577cm" svg:x="5.987cm" svg:y="11.069cm">
          <draw:text-box>
            <text:p text:style-name="P1"><text:span text:style-name="T14">of </text:span></text:p>
          </draw:text-box>
        </draw:frame>
        <draw:frame draw:style-name="gr96" draw:text-style-name="P2" draw:layer="layout" svg:width="0.622cm" svg:height="0.577cm" svg:x="6.297cm" svg:y="11.069cm">
          <draw:text-box>
            <text:p text:style-name="P1"><text:span text:style-name="T66">being </text:span></text:p>
          </draw:text-box>
        </draw:frame>
        <draw:frame draw:style-name="gr103" draw:text-style-name="P2" draw:layer="layout" svg:width="0.338cm" svg:height="0.577cm" svg:x="7.033cm" svg:y="11.069cm">
          <draw:text-box>
            <text:p text:style-name="P1"><text:span text:style-name="T72">the </text:span></text:p>
          </draw:text-box>
        </draw:frame>
        <draw:frame draw:style-name="gr2" draw:text-style-name="P2" draw:layer="layout" svg:width="0.617cm" svg:height="0.577cm" svg:x="7.498cm" svg:y="11.069cm">
          <draw:text-box>
            <text:p text:style-name="P1"><text:span text:style-name="T2">most </text:span></text:p>
          </draw:text-box>
        </draw:frame>
        <draw:frame draw:style-name="gr109" draw:text-style-name="P2" draw:layer="layout" svg:width="1.031cm" svg:height="0.577cm" svg:x="8.157cm" svg:y="11.069cm">
          <draw:text-box>
            <text:p text:style-name="P1"><text:span text:style-name="T9">preferred </text:span></text:p>
          </draw:text-box>
        </draw:frame>
        <draw:frame draw:style-name="gr10" draw:text-style-name="P2" draw:layer="layout" svg:width="1.202cm" svg:height="0.577cm" svg:x="9.32cm" svg:y="11.069cm">
          <draw:text-box>
            <text:p text:style-name="P1"><text:span text:style-name="T9">destination </text:span></text:p>
          </draw:text-box>
        </draw:frame>
        <draw:frame draw:style-name="gr8" draw:text-style-name="P2" draw:layer="layout" svg:width="0.27cm" svg:height="0.577cm" svg:x="10.695cm" svg:y="11.069cm">
          <draw:text-box>
            <text:p text:style-name="P1"><text:span text:style-name="T7">for </text:span></text:p>
          </draw:text-box>
        </draw:frame>
        <draw:frame draw:style-name="gr110" draw:text-style-name="P2" draw:layer="layout" svg:width="0.644cm" svg:height="0.577cm" svg:x="11.102cm" svg:y="11.069cm">
          <draw:text-box>
            <text:p text:style-name="P1"><text:span text:style-name="T74">BPO </text:span></text:p>
          </draw:text-box>
        </draw:frame>
        <draw:frame draw:style-name="gr8" draw:text-style-name="P2" draw:layer="layout" svg:width="0.27cm" svg:height="0.577cm" svg:x="11.742cm" svg:y="11.069cm">
          <draw:text-box>
            <text:p text:style-name="P1"><text:span text:style-name="T7">for </text:span></text:p>
          </draw:text-box>
        </draw:frame>
        <draw:frame draw:style-name="gr111" draw:text-style-name="P2" draw:layer="layout" svg:width="1.39cm" svg:height="0.577cm" svg:x="12.149cm" svg:y="11.069cm">
          <draw:text-box>
            <text:p text:style-name="P1"><text:span text:style-name="T75">companies </text:span></text:p>
          </draw:text-box>
        </draw:frame>
        <draw:frame draw:style-name="gr96" draw:text-style-name="P2" draw:layer="layout" svg:width="0.786cm" svg:height="0.577cm" svg:x="13.544cm" svg:y="11.069cm">
          <draw:text-box>
            <text:p text:style-name="P1"><text:span text:style-name="T66">located </text:span></text:p>
          </draw:text-box>
        </draw:frame>
        <draw:frame draw:style-name="gr112" draw:text-style-name="P2" draw:layer="layout" svg:width="0.151cm" svg:height="0.577cm" svg:x="14.493cm" svg:y="11.069cm">
          <draw:text-box>
            <text:p text:style-name="P1"><text:span text:style-name="T76">in </text:span></text:p>
          </draw:text-box>
        </draw:frame>
        <draw:frame draw:style-name="gr103" draw:text-style-name="P2" draw:layer="layout" svg:width="0.338cm" svg:height="0.577cm" svg:x="14.764cm" svg:y="11.069cm">
          <draw:text-box>
            <text:p text:style-name="P1"><text:span text:style-name="T72">the </text:span></text:p>
          </draw:text-box>
        </draw:frame>
        <draw:frame draw:style-name="gr1" draw:text-style-name="P2" draw:layer="layout" svg:width="0.38cm" svg:height="0.577cm" svg:x="15.229cm" svg:y="11.069cm">
          <draw:text-box>
            <text:p text:style-name="P1"><text:span text:style-name="T1">US </text:span></text:p>
          </draw:text-box>
        </draw:frame>
        <draw:frame draw:style-name="gr98" draw:text-style-name="P2" draw:layer="layout" svg:width="0.463cm" svg:height="0.577cm" svg:x="15.675cm" svg:y="11.069cm">
          <draw:text-box>
            <text:p text:style-name="P1"><text:span text:style-name="T8">and </text:span></text:p>
          </draw:text-box>
        </draw:frame>
        <draw:frame draw:style-name="gr113" draw:text-style-name="P2" draw:layer="layout" svg:width="0.893cm" svg:height="0.577cm" svg:x="16.218cm" svg:y="11.069cm">
          <draw:text-box>
            <text:p text:style-name="P1"><text:span text:style-name="T71">Europe. </text:span></text:p>
          </draw:text-box>
        </draw:frame>
        <draw:frame draw:style-name="gr106" draw:text-style-name="P2" draw:layer="layout" svg:width="0.885cm" svg:height="0.577cm" svg:x="17.225cm" svg:y="11.069cm">
          <draw:text-box>
            <text:p text:style-name="P1"><text:span text:style-name="T70">Security </text:span></text:p>
          </draw:text-box>
        </draw:frame>
        <draw:frame draw:style-name="gr98" draw:text-style-name="P2" draw:layer="layout" svg:width="0.463cm" svg:height="0.577cm" svg:x="18.271cm" svg:y="11.069cm">
          <draw:text-box>
            <text:p text:style-name="P1"><text:span text:style-name="T8">and </text:span></text:p>
          </draw:text-box>
        </draw:frame>
        <draw:frame draw:style-name="gr96" draw:text-style-name="P2" draw:layer="layout" svg:width="0.765cm" svg:height="0.577cm" svg:x="18.814cm" svg:y="11.069cm">
          <draw:text-box>
            <text:p text:style-name="P1"><text:span text:style-name="T66">privacy </text:span></text:p>
          </draw:text-box>
        </draw:frame>
        <draw:frame draw:style-name="gr19" draw:text-style-name="P2" draw:layer="layout" svg:width="0.352cm" svg:height="0.577cm" svg:x="19.744cm" svg:y="11.069cm">
          <draw:text-box>
            <text:p text:style-name="P1"><text:span text:style-name="T16">are </text:span></text:p>
          </draw:text-box>
        </draw:frame>
        <draw:frame draw:style-name="gr103" draw:text-style-name="P2" draw:layer="layout" svg:width="0.338cm" svg:height="0.577cm" svg:x="20.209cm" svg:y="11.069cm">
          <draw:text-box>
            <text:p text:style-name="P1"><text:span text:style-name="T72">the </text:span></text:p>
          </draw:text-box>
        </draw:frame>
        <draw:frame draw:style-name="gr96" draw:text-style-name="P2" draw:layer="layout" svg:width="0.428cm" svg:height="0.577cm" svg:x="20.655cm" svg:y="11.069cm">
          <draw:text-box>
            <text:p text:style-name="P1"><text:span text:style-name="T66">two </text:span></text:p>
          </draw:text-box>
        </draw:frame>
        <draw:frame draw:style-name="gr106" draw:text-style-name="P2" draw:layer="layout" svg:width="0.669cm" svg:height="0.577cm" svg:x="21.178cm" svg:y="11.069cm">
          <draw:text-box>
            <text:p text:style-name="P1"><text:span text:style-name="T70">major </text:span></text:p>
          </draw:text-box>
        </draw:frame>
        <draw:frame draw:style-name="gr10" draw:text-style-name="P2" draw:layer="layout" svg:width="0.679cm" svg:height="0.577cm" svg:x="21.914cm" svg:y="11.069cm">
          <draw:text-box>
            <text:p text:style-name="P1"><text:span text:style-name="T9">issues </text:span></text:p>
          </draw:text-box>
        </draw:frame>
        <draw:frame draw:style-name="gr114" draw:text-style-name="P2" draw:layer="layout" svg:width="0.967cm" svg:height="0.577cm" svg:x="22.767cm" svg:y="11.069cm">
          <draw:text-box>
            <text:p text:style-name="P1"><text:span text:style-name="T3">needed </text:span></text:p>
          </draw:text-box>
        </draw:frame>
        <draw:frame draw:style-name="gr115" draw:text-style-name="P2" draw:layer="layout" svg:width="0.178cm" svg:height="0.577cm" svg:x="23.735cm" svg:y="11.069cm">
          <draw:text-box>
            <text:p text:style-name="P1"><text:span text:style-name="T77">to </text:span></text:p>
          </draw:text-box>
        </draw:frame>
        <draw:frame draw:style-name="gr19" draw:text-style-name="P2" draw:layer="layout" svg:width="0.282cm" svg:height="0.577cm" svg:x="24.045cm" svg:y="11.069cm">
          <draw:text-box>
            <text:p text:style-name="P1"><text:span text:style-name="T16">be </text:span></text:p>
          </draw:text-box>
        </draw:frame>
        <draw:frame draw:style-name="gr116" draw:text-style-name="P2" draw:layer="layout" svg:width="1.292cm" svg:height="0.577cm" svg:x="3.584cm" svg:y="11.457cm">
          <draw:text-box>
            <text:p text:style-name="P1"><text:span text:style-name="T11">addressed </text:span></text:p>
          </draw:text-box>
        </draw:frame>
        <draw:frame draw:style-name="gr21" draw:text-style-name="P2" draw:layer="layout" svg:width="0.254cm" svg:height="0.577cm" svg:x="4.902cm" svg:y="11.457cm">
          <draw:text-box>
            <text:p text:style-name="P1"><text:span text:style-name="T18">by </text:span></text:p>
          </draw:text-box>
        </draw:frame>
        <draw:frame draw:style-name="gr6" draw:text-style-name="P2" draw:layer="layout" svg:width="0.368cm" svg:height="0.577cm" svg:x="5.251cm" svg:y="11.457cm">
          <draw:text-box>
            <text:p text:style-name="P1"><text:span text:style-name="T6">the </text:span></text:p>
          </draw:text-box>
        </draw:frame>
        <draw:frame draw:style-name="gr108" draw:text-style-name="P2" draw:layer="layout" svg:width="0.666cm" svg:height="0.577cm" svg:x="5.755cm" svg:y="11.457cm">
          <draw:text-box>
            <text:p text:style-name="P1"><text:span text:style-name="T6">Indian </text:span></text:p>
          </draw:text-box>
        </draw:frame>
        <draw:frame draw:style-name="gr113" draw:text-style-name="P2" draw:layer="layout" svg:width="1.002cm" svg:height="0.577cm" svg:x="6.549cm" svg:y="11.457cm">
          <draw:text-box>
            <text:p text:style-name="P1"><text:span text:style-name="T71">software </text:span></text:p>
          </draw:text-box>
        </draw:frame>
        <draw:frame draw:style-name="gr117" draw:text-style-name="P2" draw:layer="layout" svg:width="1.139cm" svg:height="0.577cm" svg:x="7.653cm" svg:y="11.457cm">
          <draw:text-box>
            <text:p text:style-name="P1"><text:span text:style-name="T67">industry </text:span></text:p>
          </draw:text-box>
        </draw:frame>
        <draw:frame draw:style-name="gr22" draw:text-style-name="P2" draw:layer="layout" svg:width="0.194cm" svg:height="0.577cm" svg:x="8.7cm" svg:y="11.457cm">
          <draw:text-box>
            <text:p text:style-name="P1"><text:span text:style-name="T14">to </text:span></text:p>
          </draw:text-box>
        </draw:frame>
        <draw:frame draw:style-name="gr12" draw:text-style-name="P2" draw:layer="layout" svg:width="0.565cm" svg:height="0.577cm" svg:x="8.99cm" svg:y="11.457cm">
          <draw:text-box>
            <text:p text:style-name="P1"><text:span text:style-name="T8">have </text:span></text:p>
          </draw:text-box>
        </draw:frame>
        <draw:frame draw:style-name="gr118" draw:text-style-name="P2" draw:layer="layout" svg:width="0.3cm" svg:height="0.577cm" svg:x="9.63cm" svg:y="11.457cm">
          <draw:text-box>
            <text:p text:style-name="P1"><text:span text:style-name="T65">an </text:span></text:p>
          </draw:text-box>
        </draw:frame>
        <draw:frame draw:style-name="gr2" draw:text-style-name="P2" draw:layer="layout" svg:width="1.122cm" svg:height="0.577cm" svg:x="10.017cm" svg:y="11.457cm">
          <draw:text-box>
            <text:p text:style-name="P1"><text:span text:style-name="T2">increased </text:span></text:p>
          </draw:text-box>
        </draw:frame>
        <draw:frame draw:style-name="gr96" draw:text-style-name="P2" draw:layer="layout" svg:width="0.437cm" svg:height="0.577cm" svg:x="11.277cm" svg:y="11.457cm">
          <draw:text-box>
            <text:p text:style-name="P1"><text:span text:style-name="T66">and </text:span></text:p>
          </draw:text-box>
        </draw:frame>
        <draw:frame draw:style-name="gr12" draw:text-style-name="P2" draw:layer="layout" svg:width="1.113cm" svg:height="0.577cm" svg:x="11.8cm" svg:y="11.457cm">
          <draw:text-box>
            <text:p text:style-name="P1"><text:span text:style-name="T8">long-term </text:span></text:p>
          </draw:text-box>
        </draw:frame>
        <draw:frame draw:style-name="gr2" draw:text-style-name="P2" draw:layer="layout" svg:width="1.383cm" svg:height="0.577cm" svg:x="13.02cm" svg:y="11.457cm">
          <draw:text-box>
            <text:p text:style-name="P1"><text:span text:style-name="T2">outsourcing </text:span></text:p>
          </draw:text-box>
        </draw:frame>
        <draw:frame draw:style-name="gr119" draw:text-style-name="P2" draw:layer="layout" svg:width="0.896cm" svg:height="0.577cm" svg:x="14.493cm" svg:y="11.457cm">
          <draw:text-box>
            <text:p text:style-name="P1"><text:span text:style-name="T9">contract </text:span></text:p>
          </draw:text-box>
        </draw:frame>
        <draw:frame draw:style-name="gr94" draw:text-style-name="P2" draw:layer="layout" svg:width="0.532cm" svg:height="0.577cm" svg:x="15.539cm" svg:y="11.457cm">
          <draw:text-box>
            <text:p text:style-name="P1"><text:span text:style-name="T65">from </text:span></text:p>
          </draw:text-box>
        </draw:frame>
        <draw:frame draw:style-name="gr19" draw:text-style-name="P2" draw:layer="layout" svg:width="0.353cm" svg:height="0.577cm" svg:x="16.14cm" svg:y="11.457cm">
          <draw:text-box>
            <text:p text:style-name="P1"><text:span text:style-name="T16">the </text:span></text:p>
          </draw:text-box>
        </draw:frame>
        <draw:frame draw:style-name="gr6" draw:text-style-name="P2" draw:layer="layout" svg:width="0.369cm" svg:height="0.577cm" svg:x="16.624cm" svg:y="11.457cm">
          <draw:text-box>
            <text:p text:style-name="P1"><text:span text:style-name="T6">US. </text:span></text:p>
          </draw:text-box>
        </draw:frame>
        <draw:frame draw:style-name="gr105" draw:text-style-name="P2" draw:layer="layout" svg:width="0.986cm" svg:height="0.577cm" svg:x="17.109cm" svg:y="11.457cm">
          <draw:text-box>
            <text:p text:style-name="P1"><text:span text:style-name="T10">Another </text:span></text:p>
          </draw:text-box>
        </draw:frame>
        <draw:frame draw:style-name="gr12" draw:text-style-name="P2" draw:layer="layout" svg:width="1.121cm" svg:height="0.577cm" svg:x="18.155cm" svg:y="11.457cm">
          <draw:text-box>
            <text:p text:style-name="P1"><text:span text:style-name="T8">important </text:span></text:p>
          </draw:text-box>
        </draw:frame>
        <draw:frame draw:style-name="gr118" draw:text-style-name="P2" draw:layer="layout" svg:width="0.553cm" svg:height="0.577cm" svg:x="19.356cm" svg:y="11.457cm">
          <draw:text-box>
            <text:p text:style-name="P1"><text:span text:style-name="T65">issue </text:span></text:p>
          </draw:text-box>
        </draw:frame>
        <draw:frame draw:style-name="gr99" draw:text-style-name="P2" draw:layer="layout" svg:width="0.116cm" svg:height="0.577cm" svg:x="20.073cm" svg:y="11.457cm">
          <draw:text-box>
            <text:p text:style-name="P1"><text:span text:style-name="T68">is </text:span></text:p>
          </draw:text-box>
        </draw:frame>
        <draw:frame draw:style-name="gr17" draw:text-style-name="P2" draw:layer="layout" svg:width="0.68cm" svg:height="0.577cm" svg:x="20.325cm" svg:y="11.457cm">
          <draw:text-box>
            <text:p text:style-name="P1"><text:span text:style-name="T8">about </text:span></text:p>
          </draw:text-box>
        </draw:frame>
        <draw:frame draw:style-name="gr98" draw:text-style-name="P2" draw:layer="layout" svg:width="0.86cm" svg:height="0.577cm" svg:x="21.081cm" svg:y="11.457cm">
          <draw:text-box>
            <text:p text:style-name="P1"><text:span text:style-name="T8">sharing </text:span></text:p>
          </draw:text-box>
        </draw:frame>
        <draw:frame draw:style-name="gr120" draw:text-style-name="P2" draw:layer="layout" svg:width="2.092cm" svg:height="0.577cm" svg:x="22.05cm" svg:y="11.457cm">
          <draw:text-box>
            <text:p text:style-name="P1"><text:span text:style-name="T17">employeea€™s </text:span></text:p>
          </draw:text-box>
        </draw:frame>
        <draw:frame draw:style-name="gr106" draw:text-style-name="P2" draw:layer="layout" svg:width="1.287cm" svg:height="0.577cm" svg:x="3.584cm" svg:y="11.845cm">
          <draw:text-box>
            <text:p text:style-name="P1"><text:span text:style-name="T70">information </text:span></text:p>
          </draw:text-box>
        </draw:frame>
        <draw:frame draw:style-name="gr115" draw:text-style-name="P2" draw:layer="layout" svg:width="0.178cm" svg:height="0.577cm" svg:x="4.999cm" svg:y="11.845cm">
          <draw:text-box>
            <text:p text:style-name="P1"><text:span text:style-name="T77">to </text:span></text:p>
          </draw:text-box>
        </draw:frame>
        <draw:frame draw:style-name="gr121" draw:text-style-name="P2" draw:layer="layout" svg:width="0.836cm" svg:height="0.577cm" svg:x="5.289cm" svg:y="11.845cm">
          <draw:text-box>
            <text:p text:style-name="P1"><text:span text:style-name="T12">ensure </text:span></text:p>
          </draw:text-box>
        </draw:frame>
        <draw:frame draw:style-name="gr122" draw:text-style-name="P2" draw:layer="layout" svg:width="0.386cm" svg:height="0.577cm" svg:x="6.2cm" svg:y="11.845cm">
          <draw:text-box>
            <text:p text:style-name="P1"><text:span text:style-name="T78">that </text:span></text:p>
          </draw:text-box>
        </draw:frame>
        <draw:frame draw:style-name="gr19" draw:text-style-name="P2" draw:layer="layout" svg:width="0.912cm" svg:height="0.577cm" svg:x="6.743cm" svg:y="11.845cm">
          <draw:text-box>
            <text:p text:style-name="P1"><text:span text:style-name="T16">data <text:s/>and </text:span></text:p>
          </draw:text-box>
        </draw:frame>
        <draw:frame draw:style-name="gr123" draw:text-style-name="P2" draw:layer="layout" svg:width="0.357cm" svg:height="0.577cm" svg:x="7.847cm" svg:y="11.845cm">
          <draw:text-box>
            <text:p text:style-name="P1"><text:span text:style-name="T20">vital </text:span></text:p>
          </draw:text-box>
        </draw:frame>
        <draw:frame draw:style-name="gr106" draw:text-style-name="P2" draw:layer="layout" svg:width="1.287cm" svg:height="0.577cm" svg:x="8.428cm" svg:y="11.845cm">
          <draw:text-box>
            <text:p text:style-name="P1"><text:span text:style-name="T70">information </text:span></text:p>
          </draw:text-box>
        </draw:frame>
        <draw:frame draw:style-name="gr21" draw:text-style-name="P2" draw:layer="layout" svg:width="0.531cm" svg:height="0.577cm" svg:x="9.804cm" svg:y="11.845cm">
          <draw:text-box>
            <text:p text:style-name="P1"><text:span text:style-name="T18">of <text:s/>an </text:span></text:p>
          </draw:text-box>
        </draw:frame>
        <draw:frame draw:style-name="gr124" draw:text-style-name="P2" draw:layer="layout" svg:width="1.358cm" svg:height="0.577cm" svg:x="10.521cm" svg:y="11.845cm">
          <draw:text-box>
            <text:p text:style-name="P1"><text:span text:style-name="T71">outsourcing </text:span></text:p>
          </draw:text-box>
        </draw:frame>
        <draw:frame draw:style-name="gr117" draw:text-style-name="P2" draw:layer="layout" svg:width="1.263cm" svg:height="0.577cm" svg:x="11.993cm" svg:y="11.845cm">
          <draw:text-box>
            <text:p text:style-name="P1"><text:span text:style-name="T67">company </text:span></text:p>
          </draw:text-box>
        </draw:frame>
        <draw:frame draw:style-name="gr99" draw:text-style-name="P2" draw:layer="layout" svg:width="0.116cm" svg:height="0.577cm" svg:x="13.175cm" svg:y="11.845cm">
          <draw:text-box>
            <text:p text:style-name="P1"><text:span text:style-name="T68">is </text:span></text:p>
          </draw:text-box>
        </draw:frame>
        <draw:frame draw:style-name="gr95" draw:text-style-name="P2" draw:layer="layout" svg:width="0.949cm" svg:height="0.577cm" svg:x="13.447cm" svg:y="11.845cm">
          <draw:text-box>
            <text:p text:style-name="P1"><text:span text:style-name="T12">secured </text:span></text:p>
          </draw:text-box>
        </draw:frame>
        <draw:frame draw:style-name="gr98" draw:text-style-name="P2" draw:layer="layout" svg:width="0.463cm" svg:height="0.577cm" svg:x="14.474cm" svg:y="11.845cm">
          <draw:text-box>
            <text:p text:style-name="P1"><text:span text:style-name="T8">and </text:span></text:p>
          </draw:text-box>
        </draw:frame>
        <draw:frame draw:style-name="gr119" draw:text-style-name="P2" draw:layer="layout" svg:width="1.104cm" svg:height="0.577cm" svg:x="15.016cm" svg:y="11.845cm">
          <draw:text-box>
            <text:p text:style-name="P1"><text:span text:style-name="T9">protected. </text:span></text:p>
          </draw:text-box>
        </draw:frame>
        <draw:frame draw:style-name="gr19" draw:text-style-name="P2" draw:layer="layout" svg:width="0.279cm" svg:height="0.577cm" svg:x="16.276cm" svg:y="11.845cm">
          <draw:text-box>
            <text:p text:style-name="P1"><text:span text:style-name="T16">To </text:span></text:p>
          </draw:text-box>
        </draw:frame>
        <draw:frame draw:style-name="gr121" draw:text-style-name="P2" draw:layer="layout" svg:width="0.836cm" svg:height="0.577cm" svg:x="16.644cm" svg:y="11.845cm">
          <draw:text-box>
            <text:p text:style-name="P1"><text:span text:style-name="T12">ensure </text:span></text:p>
          </draw:text-box>
        </draw:frame>
        <draw:frame draw:style-name="gr122" draw:text-style-name="P2" draw:layer="layout" svg:width="0.386cm" svg:height="0.577cm" svg:x="17.554cm" svg:y="11.845cm">
          <draw:text-box>
            <text:p text:style-name="P1"><text:span text:style-name="T78">that </text:span></text:p>
          </draw:text-box>
        </draw:frame>
        <draw:frame draw:style-name="gr103" draw:text-style-name="P2" draw:layer="layout" svg:width="0.338cm" svg:height="0.577cm" svg:x="18.077cm" svg:y="11.845cm">
          <draw:text-box>
            <text:p text:style-name="P1"><text:span text:style-name="T72">the </text:span></text:p>
          </draw:text-box>
        </draw:frame>
        <draw:frame draw:style-name="gr125" draw:text-style-name="P2" draw:layer="layout" svg:width="1.439cm" svg:height="0.577cm" svg:x="18.523cm" svg:y="11.845cm">
          <draw:text-box>
            <text:p text:style-name="P1"><text:span text:style-name="T65">confidentiality </text:span></text:p>
          </draw:text-box>
        </draw:frame>
        <draw:frame draw:style-name="gr22" draw:text-style-name="P2" draw:layer="layout" svg:width="0.191cm" svg:height="0.577cm" svg:x="20.248cm" svg:y="11.845cm">
          <draw:text-box>
            <text:p text:style-name="P1"><text:span text:style-name="T14">of </text:span></text:p>
          </draw:text-box>
        </draw:frame>
        <draw:frame draw:style-name="gr126" draw:text-style-name="P2" draw:layer="layout" svg:width="0.135cm" svg:height="0.577cm" svg:x="20.558cm" svg:y="11.845cm">
          <draw:text-box>
            <text:p text:style-name="P1"><text:span text:style-name="T79">a </text:span></text:p>
          </draw:text-box>
        </draw:frame>
        <draw:frame draw:style-name="gr127" draw:text-style-name="P2" draw:layer="layout" svg:width="1.294cm" svg:height="0.577cm" svg:x="20.771cm" svg:y="11.845cm">
          <draw:text-box>
            <text:p text:style-name="P1"><text:span text:style-name="T10">client&amp;€™s </text:span></text:p>
          </draw:text-box>
        </draw:frame>
        <draw:frame draw:style-name="gr106" draw:text-style-name="P2" draw:layer="layout" svg:width="1.287cm" svg:height="0.577cm" svg:x="22.205cm" svg:y="11.845cm">
          <draw:text-box>
            <text:p text:style-name="P1"><text:span text:style-name="T70">information </text:span></text:p>
          </draw:text-box>
        </draw:frame>
        <draw:frame draw:style-name="gr99" draw:text-style-name="P2" draw:layer="layout" svg:width="0.116cm" svg:height="0.577cm" svg:x="23.619cm" svg:y="11.845cm">
          <draw:text-box>
            <text:p text:style-name="P1"><text:span text:style-name="T68">is </text:span></text:p>
          </draw:text-box>
        </draw:frame>
        <draw:frame draw:style-name="gr128" draw:text-style-name="P4" draw:layer="layout" svg:width="1.345cm" svg:height="0.48cm" svg:x="3.584cm" svg:y="12.308cm">
          <draw:text-box>
            <text:p text:style-name="P1"><text:span text:style-name="T80">maintained, </text:span></text:p>
          </draw:text-box>
        </draw:frame>
        <draw:frame draw:style-name="gr129" draw:text-style-name="P4" draw:layer="layout" svg:width="0.766cm" svg:height="0.48cm" svg:x="5.057cm" svg:y="12.308cm">
          <draw:text-box>
            <text:p text:style-name="P1"><text:span text:style-name="T81">BPOs </text:span></text:p>
          </draw:text-box>
        </draw:frame>
        <draw:frame draw:style-name="gr130" draw:text-style-name="P4" draw:layer="layout" svg:width="0.612cm" svg:height="0.48cm" svg:x="5.851cm" svg:y="12.308cm">
          <draw:text-box>
            <text:p text:style-name="P1"><text:span text:style-name="T82">need </text:span></text:p>
          </draw:text-box>
        </draw:frame>
        <draw:frame draw:style-name="gr76" draw:text-style-name="P4" draw:layer="layout" svg:width="0.189cm" svg:height="0.48cm" svg:x="6.51cm" svg:y="12.308cm">
          <draw:text-box>
            <text:p text:style-name="P1"><text:span text:style-name="T50">to </text:span></text:p>
          </draw:text-box>
        </draw:frame>
        <draw:frame draw:style-name="gr131" draw:text-style-name="P4" draw:layer="layout" svg:width="1.343cm" svg:height="0.48cm" svg:x="6.82cm" svg:y="12.308cm">
          <draw:text-box>
            <text:p text:style-name="P1"><text:span text:style-name="T55">implement </text:span></text:p>
          </draw:text-box>
        </draw:frame>
        <draw:frame draw:style-name="gr132" draw:text-style-name="P4" draw:layer="layout" svg:width="0.748cm" svg:height="0.48cm" svg:x="8.138cm" svg:y="12.308cm">
          <draw:text-box>
            <text:p text:style-name="P1"><text:span text:style-name="T49">some </text:span></text:p>
          </draw:text-box>
        </draw:frame>
        <draw:frame draw:style-name="gr88" draw:text-style-name="P4" draw:layer="layout" svg:width="0.491cm" svg:height="0.48cm" svg:x="8.893cm" svg:y="12.308cm">
          <draw:text-box>
            <text:p text:style-name="P1"><text:span text:style-name="T60">data </text:span></text:p>
          </draw:text-box>
        </draw:frame>
        <draw:frame draw:style-name="gr133" draw:text-style-name="P4" draw:layer="layout" svg:width="0.82cm" svg:height="0.48cm" svg:x="9.494cm" svg:y="12.308cm">
          <draw:text-box>
            <text:p text:style-name="P1"><text:span text:style-name="T60">security </text:span></text:p>
          </draw:text-box>
        </draw:frame>
        <draw:frame draw:style-name="gr134" draw:text-style-name="P4" draw:layer="layout" svg:width="1.264cm" svg:height="0.48cm" svg:x="10.502cm" svg:y="12.308cm">
          <draw:text-box>
            <text:p text:style-name="P1"><text:span text:style-name="T56">measures. </text:span></text:p>
          </draw:text-box>
        </draw:frame>
        <draw:frame draw:style-name="gr135" draw:text-style-name="P4" draw:layer="layout" svg:width="0.157cm" svg:height="0.48cm" svg:x="11.858cm" svg:y="12.308cm">
          <draw:text-box>
            <text:p text:style-name="P1"><text:span text:style-name="T83">In </text:span></text:p>
          </draw:text-box>
        </draw:frame>
        <draw:frame draw:style-name="gr136" draw:text-style-name="P4" draw:layer="layout" svg:width="0.337cm" svg:height="0.48cm" svg:x="12.129cm" svg:y="12.308cm">
          <draw:text-box>
            <text:p text:style-name="P1"><text:span text:style-name="T84">this </text:span></text:p>
          </draw:text-box>
        </draw:frame>
        <draw:frame draw:style-name="gr137" draw:text-style-name="P4" draw:layer="layout" svg:width="0.672cm" svg:height="0.48cm" svg:x="12.652cm" svg:y="12.308cm">
          <draw:text-box>
            <text:p text:style-name="P1"><text:span text:style-name="T59">paper, </text:span></text:p>
          </draw:text-box>
        </draw:frame>
        <draw:frame draw:style-name="gr130" draw:text-style-name="P4" draw:layer="layout" svg:width="0.377cm" svg:height="0.48cm" svg:x="13.466cm" svg:y="12.308cm">
          <draw:text-box>
            <text:p text:style-name="P1"><text:span text:style-name="T82">we </text:span></text:p>
          </draw:text-box>
        </draw:frame>
        <draw:frame draw:style-name="gr74" draw:text-style-name="P4" draw:layer="layout" svg:width="1.005cm" svg:height="0.48cm" svg:x="13.892cm" svg:y="12.308cm">
          <draw:text-box>
            <text:p text:style-name="P1"><text:span text:style-name="T48">propose </text:span></text:p>
          </draw:text-box>
        </draw:frame>
        <draw:frame draw:style-name="gr76" draw:text-style-name="P4" draw:layer="layout" svg:width="0.154cm" svg:height="0.48cm" svg:x="14.939cm" svg:y="12.308cm">
          <draw:text-box>
            <text:p text:style-name="P1"><text:span text:style-name="T50">a </text:span></text:p>
          </draw:text-box>
        </draw:frame>
        <draw:frame draw:style-name="gr74" draw:text-style-name="P4" draw:layer="layout" svg:width="0.54cm" svg:height="0.48cm" svg:x="15.191cm" svg:y="12.308cm">
          <draw:text-box>
            <text:p text:style-name="P1"><text:span text:style-name="T48">new </text:span></text:p>
          </draw:text-box>
        </draw:frame>
        <draw:frame draw:style-name="gr138" draw:text-style-name="P4" draw:layer="layout" svg:width="0.891cm" svg:height="0.48cm" svg:x="15.752cm" svg:y="12.308cm">
          <draw:text-box>
            <text:p text:style-name="P1"><text:span text:style-name="T85">protocol </text:span></text:p>
          </draw:text-box>
        </draw:frame>
        <draw:frame draw:style-name="gr139" draw:text-style-name="P4" draw:layer="layout" svg:width="0.27cm" svg:height="0.48cm" svg:x="16.779cm" svg:y="12.308cm">
          <draw:text-box>
            <text:p text:style-name="P1"><text:span text:style-name="T86">for </text:span></text:p>
          </draw:text-box>
        </draw:frame>
        <draw:frame draw:style-name="gr140" draw:text-style-name="P4" draw:layer="layout" svg:width="1.061cm" svg:height="0.48cm" svg:x="17.186cm" svg:y="12.308cm">
          <draw:text-box>
            <text:p text:style-name="P1"><text:span text:style-name="T63">specifically </text:span></text:p>
          </draw:text-box>
        </draw:frame>
        <draw:frame draw:style-name="gr139" draw:text-style-name="P4" draw:layer="layout" svg:width="0.27cm" svg:height="0.48cm" svg:x="18.562cm" svg:y="12.308cm">
          <draw:text-box>
            <text:p text:style-name="P1"><text:span text:style-name="T86">for </text:span></text:p>
          </draw:text-box>
        </draw:frame>
        <draw:frame draw:style-name="gr141" draw:text-style-name="P4" draw:layer="layout" svg:width="0.644cm" svg:height="0.48cm" svg:x="18.969cm" svg:y="12.308cm">
          <draw:text-box>
            <text:p text:style-name="P1"><text:span text:style-name="T87">BPO </text:span></text:p>
          </draw:text-box>
        </draw:frame>
        <draw:frame draw:style-name="gr142" draw:text-style-name="P4" draw:layer="layout" svg:width="0.834cm" svg:height="0.48cm" svg:x="19.608cm" svg:y="12.308cm">
          <draw:text-box>
            <text:p text:style-name="P1"><text:span text:style-name="T48">Secure </text:span></text:p>
          </draw:text-box>
        </draw:frame>
        <draw:frame draw:style-name="gr143" draw:text-style-name="P4" draw:layer="layout" svg:width="1.152cm" svg:height="0.48cm" svg:x="20.558cm" svg:y="12.308cm">
          <draw:text-box>
            <text:p text:style-name="P1"><text:span text:style-name="T85">Multi-Party </text:span></text:p>
          </draw:text-box>
        </draw:frame>
        <draw:frame draw:style-name="gr144" draw:text-style-name="P4" draw:layer="layout" svg:width="1.635cm" svg:height="0.48cm" svg:x="21.914cm" svg:y="12.308cm">
          <draw:text-box>
            <text:p text:style-name="P1"><text:span text:style-name="T64">Computation </text:span></text:p>
          </draw:text-box>
        </draw:frame>
        <draw:frame draw:style-name="gr145" draw:text-style-name="P4" draw:layer="layout" svg:width="1.132cm" svg:height="0.48cm" svg:x="23.522cm" svg:y="12.308cm">
          <draw:text-box>
            <text:p text:style-name="P1"><text:span text:style-name="T88">(SMC). </text:span></text:p>
          </draw:text-box>
        </draw:frame>
        <draw:frame draw:style-name="gr133" draw:text-style-name="P4" draw:layer="layout" svg:width="0.302cm" svg:height="0.48cm" svg:x="24.53cm" svg:y="12.308cm">
          <draw:text-box>
            <text:p text:style-name="P1"><text:span text:style-name="T60">AS </text:span></text:p>
          </draw:text-box>
        </draw:frame>
        <draw:frame draw:style-name="gr118" draw:text-style-name="P2" draw:layer="layout" svg:width="0.579cm" svg:height="0.577cm" svg:x="3.565cm" svg:y="12.62cm">
          <draw:text-box>
            <text:p text:style-name="P1"><text:span text:style-name="T65">there </text:span></text:p>
          </draw:text-box>
        </draw:frame>
        <draw:frame draw:style-name="gr19" draw:text-style-name="P2" draw:layer="layout" svg:width="0.352cm" svg:height="0.577cm" svg:x="4.262cm" svg:y="12.62cm">
          <draw:text-box>
            <text:p text:style-name="P1"><text:span text:style-name="T16">are </text:span></text:p>
          </draw:text-box>
        </draw:frame>
        <draw:frame draw:style-name="gr146" draw:text-style-name="P2" draw:layer="layout" svg:width="0.759cm" svg:height="0.577cm" svg:x="4.747cm" svg:y="12.62cm">
          <draw:text-box>
            <text:p text:style-name="P1"><text:span text:style-name="T69">many </text:span></text:p>
          </draw:text-box>
        </draw:frame>
        <draw:frame draw:style-name="gr147" draw:text-style-name="P2" draw:layer="layout" svg:width="1.661cm" svg:height="0.577cm" svg:x="5.483cm" svg:y="12.62cm">
          <draw:text-box>
            <text:p text:style-name="P1"><text:span text:style-name="T1">computations </text:span></text:p>
          </draw:text-box>
        </draw:frame>
        <draw:frame draw:style-name="gr98" draw:text-style-name="P2" draw:layer="layout" svg:width="0.463cm" svg:height="0.577cm" svg:x="7.169cm" svg:y="12.62cm">
          <draw:text-box>
            <text:p text:style-name="P1"><text:span text:style-name="T8">and </text:span></text:p>
          </draw:text-box>
        </draw:frame>
        <draw:frame draw:style-name="gr2" draw:text-style-name="P2" draw:layer="layout" svg:width="0.894cm" svg:height="0.577cm" svg:x="7.692cm" svg:y="12.62cm">
          <draw:text-box>
            <text:p text:style-name="P1"><text:span text:style-name="T2">surveys </text:span></text:p>
          </draw:text-box>
        </draw:frame>
        <draw:frame draw:style-name="gr17" draw:text-style-name="P2" draw:layer="layout" svg:width="0.68cm" svg:height="0.577cm" svg:x="8.7cm" svg:y="12.62cm">
          <draw:text-box>
            <text:p text:style-name="P1"><text:span text:style-name="T8">which </text:span></text:p>
          </draw:text-box>
        </draw:frame>
        <draw:frame draw:style-name="gr148" draw:text-style-name="P2" draw:layer="layout" svg:width="0.744cm" svg:height="0.577cm" svg:x="9.475cm" svg:y="12.62cm">
          <draw:text-box>
            <text:p text:style-name="P1"><text:span text:style-name="T65">involve </text:span></text:p>
          </draw:text-box>
        </draw:frame>
        <draw:frame draw:style-name="gr149" draw:text-style-name="P2" draw:layer="layout" svg:width="1.23cm" svg:height="0.577cm" svg:x="10.385cm" svg:y="12.62cm">
          <draw:text-box>
            <text:p text:style-name="P1"><text:span text:style-name="T66">confidential </text:span></text:p>
          </draw:text-box>
        </draw:frame>
        <draw:frame draw:style-name="gr109" draw:text-style-name="P2" draw:layer="layout" svg:width="1.119cm" svg:height="0.577cm" svg:x="11.838cm" svg:y="12.62cm">
          <draw:text-box>
            <text:p text:style-name="P1"><text:span text:style-name="T9">data <text:s/>from </text:span></text:p>
          </draw:text-box>
        </draw:frame>
        <draw:frame draw:style-name="gr146" draw:text-style-name="P2" draw:layer="layout" svg:width="0.759cm" svg:height="0.577cm" svg:x="13.078cm" svg:y="12.62cm">
          <draw:text-box>
            <text:p text:style-name="P1"><text:span text:style-name="T69">many </text:span></text:p>
          </draw:text-box>
        </draw:frame>
        <draw:frame draw:style-name="gr6" draw:text-style-name="P2" draw:layer="layout" svg:width="0.715cm" svg:height="0.577cm" svg:x="13.795cm" svg:y="12.62cm">
          <draw:text-box>
            <text:p text:style-name="P1"><text:span text:style-name="T6">parties </text:span></text:p>
          </draw:text-box>
        </draw:frame>
        <draw:frame draw:style-name="gr22" draw:text-style-name="P2" draw:layer="layout" svg:width="0.202cm" svg:height="0.577cm" svg:x="14.687cm" svg:y="12.62cm">
          <draw:text-box>
            <text:p text:style-name="P1"><text:span text:style-name="T14">or </text:span></text:p>
          </draw:text-box>
        </draw:frame>
        <draw:frame draw:style-name="gr150" draw:text-style-name="P2" draw:layer="layout" svg:width="1.53cm" svg:height="0.577cm" svg:x="14.997cm" svg:y="12.62cm">
          <draw:text-box>
            <text:p text:style-name="P1"><text:span text:style-name="T71">organizations </text:span></text:p>
          </draw:text-box>
        </draw:frame>
        <draw:frame draw:style-name="gr96" draw:text-style-name="P2" draw:layer="layout" svg:width="0.437cm" svg:height="0.577cm" svg:x="16.702cm" svg:y="12.62cm">
          <draw:text-box>
            <text:p text:style-name="P1"><text:span text:style-name="T66">and </text:span></text:p>
          </draw:text-box>
        </draw:frame>
        <draw:frame draw:style-name="gr103" draw:text-style-name="P2" draw:layer="layout" svg:width="0.338cm" svg:height="0.577cm" svg:x="17.225cm" svg:y="12.62cm">
          <draw:text-box>
            <text:p text:style-name="P1"><text:span text:style-name="T72">the </text:span></text:p>
          </draw:text-box>
        </draw:frame>
        <draw:frame draw:style-name="gr151" draw:text-style-name="P2" draw:layer="layout" svg:width="1.327cm" svg:height="0.577cm" svg:x="17.67cm" svg:y="12.62cm">
          <draw:text-box>
            <text:p text:style-name="P1"><text:span text:style-name="T3">concerned </text:span></text:p>
          </draw:text-box>
        </draw:frame>
        <draw:frame draw:style-name="gr94" draw:text-style-name="P2" draw:layer="layout" svg:width="0.491cm" svg:height="0.577cm" svg:x="19.027cm" svg:y="12.62cm">
          <draw:text-box>
            <text:p text:style-name="P1"><text:span text:style-name="T65">data </text:span></text:p>
          </draw:text-box>
        </draw:frame>
        <draw:frame draw:style-name="gr112" draw:text-style-name="P2" draw:layer="layout" svg:width="0.133cm" svg:height="0.577cm" svg:x="19.627cm" svg:y="12.62cm">
          <draw:text-box>
            <text:p text:style-name="P1"><text:span text:style-name="T76">is </text:span></text:p>
          </draw:text-box>
        </draw:frame>
        <draw:frame draw:style-name="gr106" draw:text-style-name="P2" draw:layer="layout" svg:width="0.961cm" svg:height="0.577cm" svg:x="19.899cm" svg:y="12.62cm">
          <draw:text-box>
            <text:p text:style-name="P1"><text:span text:style-name="T70">property </text:span></text:p>
          </draw:text-box>
        </draw:frame>
        <draw:frame draw:style-name="gr115" draw:text-style-name="P2" draw:layer="layout" svg:width="0.176cm" svg:height="0.577cm" svg:x="20.945cm" svg:y="12.62cm">
          <draw:text-box>
            <text:p text:style-name="P1"><text:span text:style-name="T77">of </text:span></text:p>
          </draw:text-box>
        </draw:frame>
        <draw:frame draw:style-name="gr19" draw:text-style-name="P2" draw:layer="layout" svg:width="0.353cm" svg:height="0.577cm" svg:x="21.255cm" svg:y="12.62cm">
          <draw:text-box>
            <text:p text:style-name="P1"><text:span text:style-name="T16">the </text:span></text:p>
          </draw:text-box>
        </draw:frame>
        <draw:frame draw:style-name="gr152" draw:text-style-name="P2" draw:layer="layout" svg:width="1.426cm" svg:height="0.577cm" svg:x="21.72cm" svg:y="12.62cm">
          <draw:text-box>
            <text:p text:style-name="P1"><text:span text:style-name="T70">organization, </text:span></text:p>
          </draw:text-box>
        </draw:frame>
        <draw:frame draw:style-name="gr102" draw:text-style-name="P2" draw:layer="layout" svg:width="1.424cm" svg:height="0.577cm" svg:x="23.348cm" svg:y="12.62cm">
          <draw:text-box>
            <text:p text:style-name="P1"><text:span text:style-name="T71">preservation </text:span></text:p>
          </draw:text-box>
        </draw:frame>
        <draw:frame draw:style-name="gr96" draw:text-style-name="P2" draw:layer="layout" svg:width="0.437cm" svg:height="0.577cm" svg:x="3.584cm" svg:y="13.007cm">
          <draw:text-box>
            <text:p text:style-name="P1"><text:span text:style-name="T66">and </text:span></text:p>
          </draw:text-box>
        </draw:frame>
        <draw:frame draw:style-name="gr118" draw:text-style-name="P2" draw:layer="layout" svg:width="0.82cm" svg:height="0.577cm" svg:x="4.107cm" svg:y="13.007cm">
          <draw:text-box>
            <text:p text:style-name="P1"><text:span text:style-name="T65">security </text:span></text:p>
          </draw:text-box>
        </draw:frame>
        <draw:frame draw:style-name="gr22" draw:text-style-name="P2" draw:layer="layout" svg:width="0.191cm" svg:height="0.577cm" svg:x="5.115cm" svg:y="13.007cm">
          <draw:text-box>
            <text:p text:style-name="P1"><text:span text:style-name="T14">of </text:span></text:p>
          </draw:text-box>
        </draw:frame>
        <draw:frame draw:style-name="gr153" draw:text-style-name="P2" draw:layer="layout" svg:width="0.337cm" svg:height="0.577cm" svg:x="5.406cm" svg:y="13.007cm">
          <draw:text-box>
            <text:p text:style-name="P1"><text:span text:style-name="T13">this </text:span></text:p>
          </draw:text-box>
        </draw:frame>
        <draw:frame draw:style-name="gr109" draw:text-style-name="P2" draw:layer="layout" svg:width="0.511cm" svg:height="0.577cm" svg:x="5.909cm" svg:y="13.007cm">
          <draw:text-box>
            <text:p text:style-name="P1"><text:span text:style-name="T9">data </text:span></text:p>
          </draw:text-box>
        </draw:frame>
        <draw:frame draw:style-name="gr99" draw:text-style-name="P2" draw:layer="layout" svg:width="0.116cm" svg:height="0.577cm" svg:x="6.529cm" svg:y="13.007cm">
          <draw:text-box>
            <text:p text:style-name="P1"><text:span text:style-name="T68">is </text:span></text:p>
          </draw:text-box>
        </draw:frame>
        <draw:frame draw:style-name="gr22" draw:text-style-name="P2" draw:layer="layout" svg:width="0.191cm" svg:height="0.577cm" svg:x="6.781cm" svg:y="13.007cm">
          <draw:text-box>
            <text:p text:style-name="P1"><text:span text:style-name="T14">of </text:span></text:p>
          </draw:text-box>
        </draw:frame>
        <draw:frame draw:style-name="gr17" draw:text-style-name="P2" draw:layer="layout" svg:width="0.685cm" svg:height="0.577cm" svg:x="7.091cm" svg:y="13.007cm">
          <draw:text-box>
            <text:p text:style-name="P1"><text:span text:style-name="T8">prime </text:span></text:p>
          </draw:text-box>
        </draw:frame>
        <draw:frame draw:style-name="gr127" draw:text-style-name="P2" draw:layer="layout" svg:width="1.37cm" svg:height="0.577cm" svg:x="7.847cm" svg:y="13.007cm">
          <draw:text-box>
            <text:p text:style-name="P1"><text:span text:style-name="T10">importance </text:span></text:p>
          </draw:text-box>
        </draw:frame>
        <draw:frame draw:style-name="gr22" draw:text-style-name="P2" draw:layer="layout" svg:width="0.256cm" svg:height="0.577cm" svg:x="9.261cm" svg:y="13.007cm">
          <draw:text-box>
            <text:p text:style-name="P1"><text:span text:style-name="T14">for </text:span></text:p>
          </draw:text-box>
        </draw:frame>
        <draw:frame draw:style-name="gr12" draw:text-style-name="P2" draw:layer="layout" svg:width="0.553cm" svg:height="0.577cm" svg:x="9.649cm" svg:y="13.007cm">
          <draw:text-box>
            <text:p text:style-name="P1"><text:span text:style-name="T8">such </text:span></text:p>
          </draw:text-box>
        </draw:frame>
        <draw:frame draw:style-name="gr94" draw:text-style-name="P2" draw:layer="layout" svg:width="0.481cm" svg:height="0.577cm" svg:x="10.288cm" svg:y="13.007cm">
          <draw:text-box>
            <text:p text:style-name="P1"><text:span text:style-name="T65">type </text:span></text:p>
          </draw:text-box>
        </draw:frame>
        <draw:frame draw:style-name="gr22" draw:text-style-name="P2" draw:layer="layout" svg:width="0.191cm" svg:height="0.577cm" svg:x="10.889cm" svg:y="13.007cm">
          <draw:text-box>
            <text:p text:style-name="P1"><text:span text:style-name="T14">of </text:span></text:p>
          </draw:text-box>
        </draw:frame>
        <draw:frame draw:style-name="gr121" draw:text-style-name="P2" draw:layer="layout" svg:width="1.667cm" svg:height="0.577cm" svg:x="11.199cm" svg:y="13.007cm">
          <draw:text-box>
            <text:p text:style-name="P1"><text:span text:style-name="T12">computations. </text:span></text:p>
          </draw:text-box>
        </draw:frame>
        <draw:frame draw:style-name="gr95" draw:text-style-name="P2" draw:layer="layout" svg:width="1.091cm" svg:height="0.577cm" svg:x="12.943cm" svg:y="13.007cm">
          <draw:text-box>
            <text:p text:style-name="P1"><text:span text:style-name="T12">Although </text:span></text:p>
          </draw:text-box>
        </draw:frame>
        <draw:frame draw:style-name="gr103" draw:text-style-name="P2" draw:layer="layout" svg:width="0.338cm" svg:height="0.577cm" svg:x="14.086cm" svg:y="13.007cm">
          <draw:text-box>
            <text:p text:style-name="P1"><text:span text:style-name="T72">the </text:span></text:p>
          </draw:text-box>
        </draw:frame>
        <draw:frame draw:style-name="gr1" draw:text-style-name="P2" draw:layer="layout" svg:width="1.543cm" svg:height="0.577cm" svg:x="14.532cm" svg:y="13.007cm">
          <draw:text-box>
            <text:p text:style-name="P1"><text:span text:style-name="T1">computation </text:span></text:p>
          </draw:text-box>
        </draw:frame>
        <draw:frame draw:style-name="gr119" draw:text-style-name="P2" draw:layer="layout" svg:width="0.905cm" svg:height="0.577cm" svg:x="16.101cm" svg:y="13.007cm">
          <draw:text-box>
            <text:p text:style-name="P1"><text:span text:style-name="T9">requires </text:span></text:p>
          </draw:text-box>
        </draw:frame>
        <draw:frame draw:style-name="gr94" draw:text-style-name="P2" draw:layer="layout" svg:width="1.075cm" svg:height="0.577cm" svg:x="17.147cm" svg:y="13.007cm">
          <draw:text-box>
            <text:p text:style-name="P1"><text:span text:style-name="T65">data <text:s/>from </text:span></text:p>
          </draw:text-box>
        </draw:frame>
        <draw:frame draw:style-name="gr154" draw:text-style-name="P2" draw:layer="layout" svg:width="0.172cm" svg:height="0.577cm" svg:x="18.368cm" svg:y="13.007cm">
          <draw:text-box>
            <text:p text:style-name="P1"><text:span text:style-name="T89">all </text:span></text:p>
          </draw:text-box>
        </draw:frame>
        <draw:frame draw:style-name="gr103" draw:text-style-name="P2" draw:layer="layout" svg:width="0.338cm" svg:height="0.577cm" svg:x="18.717cm" svg:y="13.007cm">
          <draw:text-box>
            <text:p text:style-name="P1"><text:span text:style-name="T72">the </text:span></text:p>
          </draw:text-box>
        </draw:frame>
        <draw:frame draw:style-name="gr155" draw:text-style-name="P2" draw:layer="layout" svg:width="0.722cm" svg:height="0.577cm" svg:x="19.182cm" svg:y="13.007cm">
          <draw:text-box>
            <text:p text:style-name="P1"><text:span text:style-name="T90">parties, </text:span></text:p>
          </draw:text-box>
        </draw:frame>
        <draw:frame draw:style-name="gr19" draw:text-style-name="P2" draw:layer="layout" svg:width="0.363cm" svg:height="0.577cm" svg:x="20.131cm" svg:y="13.007cm">
          <draw:text-box>
            <text:p text:style-name="P1"><text:span text:style-name="T16">but </text:span></text:p>
          </draw:text-box>
        </draw:frame>
        <draw:frame draw:style-name="gr2" draw:text-style-name="P2" draw:layer="layout" svg:width="0.623cm" svg:height="0.577cm" svg:x="20.596cm" svg:y="13.007cm">
          <draw:text-box>
            <text:p text:style-name="P1"><text:span text:style-name="T2">none </text:span></text:p>
          </draw:text-box>
        </draw:frame>
        <draw:frame draw:style-name="gr22" draw:text-style-name="P2" draw:layer="layout" svg:width="0.191cm" svg:height="0.577cm" svg:x="21.255cm" svg:y="13.007cm">
          <draw:text-box>
            <text:p text:style-name="P1"><text:span text:style-name="T14">of </text:span></text:p>
          </draw:text-box>
        </draw:frame>
        <draw:frame draw:style-name="gr103" draw:text-style-name="P2" draw:layer="layout" svg:width="0.338cm" svg:height="0.577cm" svg:x="21.565cm" svg:y="13.007cm">
          <draw:text-box>
            <text:p text:style-name="P1"><text:span text:style-name="T72">the </text:span></text:p>
          </draw:text-box>
        </draw:frame>
        <draw:frame draw:style-name="gr156" draw:text-style-name="P2" draw:layer="layout" svg:width="1.24cm" svg:height="0.577cm" svg:x="22.011cm" svg:y="13.007cm">
          <draw:text-box>
            <text:p text:style-name="P1"><text:span text:style-name="T12">associated </text:span></text:p>
          </draw:text-box>
        </draw:frame>
        <draw:frame draw:style-name="gr6" draw:text-style-name="P2" draw:layer="layout" svg:width="0.715cm" svg:height="0.577cm" svg:x="23.386cm" svg:y="13.007cm">
          <draw:text-box>
            <text:p text:style-name="P1"><text:span text:style-name="T6">parties </text:span></text:p>
          </draw:text-box>
        </draw:frame>
        <draw:frame draw:style-name="gr2" draw:text-style-name="P2" draw:layer="layout" svg:width="0.734cm" svg:height="0.577cm" svg:x="24.278cm" svg:y="13.007cm">
          <draw:text-box>
            <text:p text:style-name="P1"><text:span text:style-name="T2">would </text:span></text:p>
          </draw:text-box>
        </draw:frame>
        <draw:frame draw:style-name="gr2" draw:text-style-name="P2" draw:layer="layout" svg:width="0.604cm" svg:height="0.577cm" svg:x="3.565cm" svg:y="13.395cm">
          <draw:text-box>
            <text:p text:style-name="P1"><text:span text:style-name="T2">want </text:span></text:p>
          </draw:text-box>
        </draw:frame>
        <draw:frame draw:style-name="gr115" draw:text-style-name="P2" draw:layer="layout" svg:width="0.178cm" svg:height="0.577cm" svg:x="4.224cm" svg:y="13.395cm">
          <draw:text-box>
            <text:p text:style-name="P1"><text:span text:style-name="T77">to </text:span></text:p>
          </draw:text-box>
        </draw:frame>
        <draw:frame draw:style-name="gr108" draw:text-style-name="P2" draw:layer="layout" svg:width="0.638cm" svg:height="0.577cm" svg:x="4.534cm" svg:y="13.395cm">
          <draw:text-box>
            <text:p text:style-name="P1"><text:span text:style-name="T6">reveal </text:span></text:p>
          </draw:text-box>
        </draw:frame>
        <draw:frame draw:style-name="gr21" draw:text-style-name="P2" draw:layer="layout" svg:width="0.452cm" svg:height="0.577cm" svg:x="5.328cm" svg:y="13.395cm">
          <draw:text-box>
            <text:p text:style-name="P1"><text:span text:style-name="T18">their </text:span></text:p>
          </draw:text-box>
        </draw:frame>
        <draw:frame draw:style-name="gr94" draw:text-style-name="P2" draw:layer="layout" svg:width="0.491cm" svg:height="0.577cm" svg:x="5.948cm" svg:y="13.395cm">
          <draw:text-box>
            <text:p text:style-name="P1"><text:span text:style-name="T65">data </text:span></text:p>
          </draw:text-box>
        </draw:frame>
        <draw:frame draw:style-name="gr115" draw:text-style-name="P2" draw:layer="layout" svg:width="0.178cm" svg:height="0.577cm" svg:x="6.549cm" svg:y="13.395cm">
          <draw:text-box>
            <text:p text:style-name="P1"><text:span text:style-name="T77">to </text:span></text:p>
          </draw:text-box>
        </draw:frame>
        <draw:frame draw:style-name="gr19" draw:text-style-name="P2" draw:layer="layout" svg:width="0.353cm" svg:height="0.577cm" svg:x="6.839cm" svg:y="13.395cm">
          <draw:text-box>
            <text:p text:style-name="P1"><text:span text:style-name="T16">the </text:span></text:p>
          </draw:text-box>
        </draw:frame>
        <draw:frame draw:style-name="gr118" draw:text-style-name="P2" draw:layer="layout" svg:width="0.587cm" svg:height="0.577cm" svg:x="7.304cm" svg:y="13.395cm">
          <draw:text-box>
            <text:p text:style-name="P1"><text:span text:style-name="T65">other </text:span></text:p>
          </draw:text-box>
        </draw:frame>
        <draw:frame draw:style-name="gr19" draw:text-style-name="P2" draw:layer="layout" svg:width="0.738cm" svg:height="0.577cm" svg:x="8.002cm" svg:y="13.395cm">
          <draw:text-box>
            <text:p text:style-name="P1"><text:span text:style-name="T16">parties. </text:span></text:p>
          </draw:text-box>
        </draw:frame>
        <draw:frame draw:style-name="gr157" draw:text-style-name="P2" draw:layer="layout" svg:width="0.477cm" svg:height="0.577cm" svg:x="8.951cm" svg:y="13.395cm">
          <draw:text-box>
            <text:p text:style-name="P1"><text:span text:style-name="T91">We </text:span></text:p>
          </draw:text-box>
        </draw:frame>
        <draw:frame draw:style-name="gr12" draw:text-style-name="P2" draw:layer="layout" svg:width="0.565cm" svg:height="0.577cm" svg:x="9.455cm" svg:y="13.395cm">
          <draw:text-box>
            <text:p text:style-name="P1"><text:span text:style-name="T8">have </text:span></text:p>
          </draw:text-box>
        </draw:frame>
        <draw:frame draw:style-name="gr1" draw:text-style-name="P2" draw:layer="layout" svg:width="1.173cm" svg:height="0.577cm" svg:x="10.114cm" svg:y="13.395cm">
          <draw:text-box>
            <text:p text:style-name="P1"><text:span text:style-name="T1">proposed </text:span></text:p>
          </draw:text-box>
        </draw:frame>
        <draw:frame draw:style-name="gr22" draw:text-style-name="P2" draw:layer="layout" svg:width="0.154cm" svg:height="0.577cm" svg:x="11.315cm" svg:y="13.395cm">
          <draw:text-box>
            <text:p text:style-name="P1"><text:span text:style-name="T14">a </text:span></text:p>
          </draw:text-box>
        </draw:frame>
        <draw:frame draw:style-name="gr105" draw:text-style-name="P2" draw:layer="layout" svg:width="0.54cm" svg:height="0.577cm" svg:x="11.548cm" svg:y="13.395cm">
          <draw:text-box>
            <text:p text:style-name="P1"><text:span text:style-name="T10">new </text:span></text:p>
          </draw:text-box>
        </draw:frame>
        <draw:frame draw:style-name="gr158" draw:text-style-name="P2" draw:layer="layout" svg:width="0.757cm" svg:height="0.577cm" svg:x="12.109cm" svg:y="13.395cm">
          <draw:text-box>
            <text:p text:style-name="P1"><text:span text:style-name="T72">efficient </text:span></text:p>
          </draw:text-box>
        </draw:frame>
        <draw:frame draw:style-name="gr98" draw:text-style-name="P2" draw:layer="layout" svg:width="0.463cm" svg:height="0.577cm" svg:x="13.117cm" svg:y="13.395cm">
          <draw:text-box>
            <text:p text:style-name="P1"><text:span text:style-name="T8">and </text:span></text:p>
          </draw:text-box>
        </draw:frame>
        <draw:frame draw:style-name="gr106" draw:text-style-name="P2" draw:layer="layout" svg:width="0.89cm" svg:height="0.577cm" svg:x="13.64cm" svg:y="13.395cm">
          <draw:text-box>
            <text:p text:style-name="P1"><text:span text:style-name="T70">scalable </text:span></text:p>
          </draw:text-box>
        </draw:frame>
        <draw:frame draw:style-name="gr159" draw:text-style-name="P2" draw:layer="layout" svg:width="0.891cm" svg:height="0.577cm" svg:x="14.706cm" svg:y="13.395cm">
          <draw:text-box>
            <text:p text:style-name="P1"><text:span text:style-name="T66">protocol </text:span></text:p>
          </draw:text-box>
        </draw:frame>
        <draw:frame draw:style-name="gr115" draw:text-style-name="P2" draw:layer="layout" svg:width="0.178cm" svg:height="0.577cm" svg:x="15.752cm" svg:y="13.395cm">
          <draw:text-box>
            <text:p text:style-name="P1"><text:span text:style-name="T77">to </text:span></text:p>
          </draw:text-box>
        </draw:frame>
        <draw:frame draw:style-name="gr113" draw:text-style-name="P2" draw:layer="layout" svg:width="0.95cm" svg:height="0.577cm" svg:x="16.062cm" svg:y="13.395cm">
          <draw:text-box>
            <text:p text:style-name="P1"><text:span text:style-name="T71">perform </text:span></text:p>
          </draw:text-box>
        </draw:frame>
        <draw:frame draw:style-name="gr105" draw:text-style-name="P2" draw:layer="layout" svg:width="1.517cm" svg:height="0.577cm" svg:x="17.07cm" svg:y="13.395cm">
          <draw:text-box>
            <text:p text:style-name="P1"><text:span text:style-name="T10">computation </text:span></text:p>
          </draw:text-box>
        </draw:frame>
        <draw:frame draw:style-name="gr19" draw:text-style-name="P2" draw:layer="layout" svg:width="0.291cm" svg:height="0.577cm" svg:x="18.62cm" svg:y="13.395cm">
          <draw:text-box>
            <text:p text:style-name="P1"><text:span text:style-name="T16">on </text:span></text:p>
          </draw:text-box>
        </draw:frame>
        <draw:frame draw:style-name="gr156" draw:text-style-name="P2" draw:layer="layout" svg:width="1.187cm" svg:height="0.577cm" svg:x="18.988cm" svg:y="13.395cm">
          <draw:text-box>
            <text:p text:style-name="P1"><text:span text:style-name="T12">encrypted </text:span></text:p>
          </draw:text-box>
        </draw:frame>
        <draw:frame draw:style-name="gr119" draw:text-style-name="P2" draw:layer="layout" svg:width="1.32cm" svg:height="0.577cm" svg:x="20.267cm" svg:y="13.395cm">
          <draw:text-box>
            <text:p text:style-name="P1"><text:span text:style-name="T9">information. </text:span></text:p>
          </draw:text-box>
        </draw:frame>
        <draw:frame draw:style-name="gr2" draw:text-style-name="P2" draw:layer="layout" svg:width="0.467cm" svg:height="0.577cm" svg:x="21.739cm" svg:y="13.395cm">
          <draw:text-box>
            <text:p text:style-name="P1"><text:span text:style-name="T2">The </text:span></text:p>
          </draw:text-box>
        </draw:frame>
        <draw:frame draw:style-name="gr106" draw:text-style-name="P2" draw:layer="layout" svg:width="1.287cm" svg:height="0.577cm" svg:x="22.301cm" svg:y="13.395cm">
          <draw:text-box>
            <text:p text:style-name="P1"><text:span text:style-name="T70">information </text:span></text:p>
          </draw:text-box>
        </draw:frame>
        <draw:frame draw:style-name="gr99" draw:text-style-name="P2" draw:layer="layout" svg:width="0.116cm" svg:height="0.577cm" svg:x="23.716cm" svg:y="13.395cm">
          <draw:text-box>
            <text:p text:style-name="P1"><text:span text:style-name="T68">is </text:span></text:p>
          </draw:text-box>
        </draw:frame>
        <draw:frame draw:style-name="gr156" draw:text-style-name="P2" draw:layer="layout" svg:width="1.187cm" svg:height="0.577cm" svg:x="23.987cm" svg:y="13.395cm">
          <draw:text-box>
            <text:p text:style-name="P1"><text:span text:style-name="T12">encrypted </text:span></text:p>
          </draw:text-box>
        </draw:frame>
        <draw:frame draw:style-name="gr96" draw:text-style-name="P2" draw:layer="layout" svg:width="0.361cm" svg:height="0.577cm" svg:x="3.584cm" svg:y="13.783cm">
          <draw:text-box>
            <text:p text:style-name="P1"><text:span text:style-name="T66">ina </text:span></text:p>
          </draw:text-box>
        </draw:frame>
        <draw:frame draw:style-name="gr111" draw:text-style-name="P2" draw:layer="layout" svg:width="1.027cm" svg:height="0.577cm" svg:x="4.107cm" svg:y="13.783cm">
          <draw:text-box>
            <text:p text:style-name="P1"><text:span text:style-name="T75">manner </text:span></text:p>
          </draw:text-box>
        </draw:frame>
        <draw:frame draw:style-name="gr158" draw:text-style-name="P2" draw:layer="layout" svg:width="0.405cm" svg:height="0.577cm" svg:x="5.076cm" svg:y="13.783cm">
          <draw:text-box>
            <text:p text:style-name="P1"><text:span text:style-name="T72">that </text:span></text:p>
          </draw:text-box>
        </draw:frame>
        <draw:frame draw:style-name="gr160" draw:text-style-name="P2" draw:layer="layout" svg:width="0.089cm" svg:height="0.577cm" svg:x="5.619cm" svg:y="13.783cm">
          <draw:text-box>
            <text:p text:style-name="P1"><text:span text:style-name="T92">it </text:span></text:p>
          </draw:text-box>
        </draw:frame>
        <draw:frame draw:style-name="gr2" draw:text-style-name="P2" draw:layer="layout" svg:width="0.589cm" svg:height="0.577cm" svg:x="5.832cm" svg:y="13.783cm">
          <draw:text-box>
            <text:p text:style-name="P1"><text:span text:style-name="T2">does </text:span></text:p>
          </draw:text-box>
        </draw:frame>
        <draw:frame draw:style-name="gr103" draw:text-style-name="P2" draw:layer="layout" svg:width="0.345cm" svg:height="0.577cm" svg:x="6.49cm" svg:y="13.783cm">
          <draw:text-box>
            <text:p text:style-name="P1"><text:span text:style-name="T72">not </text:span></text:p>
          </draw:text-box>
        </draw:frame>
        <draw:frame draw:style-name="gr161" draw:text-style-name="P2" draw:layer="layout" svg:width="0.545cm" svg:height="0.577cm" svg:x="6.936cm" svg:y="13.783cm">
          <draw:text-box>
            <text:p text:style-name="P1"><text:span text:style-name="T72">affect </text:span></text:p>
          </draw:text-box>
        </draw:frame>
        <draw:frame draw:style-name="gr103" draw:text-style-name="P2" draw:layer="layout" svg:width="0.338cm" svg:height="0.577cm" svg:x="7.672cm" svg:y="13.783cm">
          <draw:text-box>
            <text:p text:style-name="P1"><text:span text:style-name="T72">the </text:span></text:p>
          </draw:text-box>
        </draw:frame>
        <draw:frame draw:style-name="gr161" draw:text-style-name="P2" draw:layer="layout" svg:width="0.552cm" svg:height="0.577cm" svg:x="8.137cm" svg:y="13.783cm">
          <draw:text-box>
            <text:p text:style-name="P1"><text:span text:style-name="T72">result </text:span></text:p>
          </draw:text-box>
        </draw:frame>
        <draw:frame draw:style-name="gr162" draw:text-style-name="P2" draw:layer="layout" svg:width="0.125cm" svg:height="0.577cm" svg:x="8.912cm" svg:y="13.783cm">
          <draw:text-box>
            <text:p text:style-name="P1"><text:span text:style-name="T93">of </text:span></text:p>
          </draw:text-box>
        </draw:frame>
        <draw:frame draw:style-name="gr103" draw:text-style-name="P2" draw:layer="layout" svg:width="0.338cm" svg:height="0.577cm" svg:x="9.164cm" svg:y="13.783cm">
          <draw:text-box>
            <text:p text:style-name="P1"><text:span text:style-name="T72">the </text:span></text:p>
          </draw:text-box>
        </draw:frame>
        <draw:frame draw:style-name="gr121" draw:text-style-name="P2" draw:layer="layout" svg:width="1.554cm" svg:height="0.577cm" svg:x="9.61cm" svg:y="13.783cm">
          <draw:text-box>
            <text:p text:style-name="P1"><text:span text:style-name="T12">computation. </text:span></text:p>
          </draw:text-box>
        </draw:frame>
        <draw:frame draw:style-name="gr160" draw:text-style-name="P2" draw:layer="layout" svg:width="0.089cm" svg:height="0.577cm" svg:x="11.257cm" svg:y="13.783cm">
          <draw:text-box>
            <text:p text:style-name="P1"><text:span text:style-name="T92">It </text:span></text:p>
          </draw:text-box>
        </draw:frame>
        <draw:frame draw:style-name="gr12" draw:text-style-name="P2" draw:layer="layout" svg:width="0.54cm" svg:height="0.577cm" svg:x="11.47cm" svg:y="13.783cm">
          <draw:text-box>
            <text:p text:style-name="P1"><text:span text:style-name="T8">uses </text:span></text:p>
          </draw:text-box>
        </draw:frame>
        <draw:frame draw:style-name="gr119" draw:text-style-name="P2" draw:layer="layout" svg:width="0.92cm" svg:height="0.577cm" svg:x="12.129cm" svg:y="13.783cm">
          <draw:text-box>
            <text:p text:style-name="P1"><text:span text:style-name="T9">modifier </text:span></text:p>
          </draw:text-box>
        </draw:frame>
        <draw:frame draw:style-name="gr102" draw:text-style-name="P2" draw:layer="layout" svg:width="0.784cm" svg:height="0.577cm" svg:x="13.156cm" svg:y="13.783cm">
          <draw:text-box>
            <text:p text:style-name="P1"><text:span text:style-name="T71">tokens </text:span></text:p>
          </draw:text-box>
        </draw:frame>
        <draw:frame draw:style-name="gr2" draw:text-style-name="P2" draw:layer="layout" svg:width="0.705cm" svg:height="0.577cm" svg:x="14.028cm" svg:y="13.783cm">
          <draw:text-box>
            <text:p text:style-name="P1"><text:span text:style-name="T2">which </text:span></text:p>
          </draw:text-box>
        </draw:frame>
        <draw:frame draw:style-name="gr19" draw:text-style-name="P2" draw:layer="layout" svg:width="0.352cm" svg:height="0.577cm" svg:x="14.803cm" svg:y="13.783cm">
          <draw:text-box>
            <text:p text:style-name="P1"><text:span text:style-name="T16">are </text:span></text:p>
          </draw:text-box>
        </draw:frame>
        <draw:frame draw:style-name="gr118" draw:text-style-name="P2" draw:layer="layout" svg:width="1.126cm" svg:height="0.577cm" svg:x="15.268cm" svg:y="13.783cm">
          <draw:text-box>
            <text:p text:style-name="P1"><text:span text:style-name="T65">distributed </text:span></text:p>
          </draw:text-box>
        </draw:frame>
        <draw:frame draw:style-name="gr157" draw:text-style-name="P2" draw:layer="layout" svg:width="0.976cm" svg:height="0.577cm" svg:x="16.605cm" svg:y="13.783cm">
          <draw:text-box>
            <text:p text:style-name="P1"><text:span text:style-name="T91">among </text:span></text:p>
          </draw:text-box>
        </draw:frame>
        <draw:frame draw:style-name="gr163" draw:text-style-name="P2" draw:layer="layout" svg:width="0.578cm" svg:height="0.577cm" svg:x="17.496cm" svg:y="13.783cm">
          <draw:text-box>
            <text:p text:style-name="P1"><text:span text:style-name="T78">virtual </text:span></text:p>
          </draw:text-box>
        </draw:frame>
        <draw:frame draw:style-name="gr19" draw:text-style-name="P2" draw:layer="layout" svg:width="0.738cm" svg:height="0.577cm" svg:x="18.31cm" svg:y="13.783cm">
          <draw:text-box>
            <text:p text:style-name="P1"><text:span text:style-name="T16">parties, </text:span></text:p>
          </draw:text-box>
        </draw:frame>
        <draw:frame draw:style-name="gr98" draw:text-style-name="P2" draw:layer="layout" svg:width="0.463cm" svg:height="0.577cm" svg:x="19.259cm" svg:y="13.783cm">
          <draw:text-box>
            <text:p text:style-name="P1"><text:span text:style-name="T8">and </text:span></text:p>
          </draw:text-box>
        </draw:frame>
        <draw:frame draw:style-name="gr163" draw:text-style-name="P2" draw:layer="layout" svg:width="0.547cm" svg:height="0.577cm" svg:x="19.782cm" svg:y="13.783cm">
          <draw:text-box>
            <text:p text:style-name="P1"><text:span text:style-name="T78">finally </text:span></text:p>
          </draw:text-box>
        </draw:frame>
        <draw:frame draw:style-name="gr12" draw:text-style-name="P2" draw:layer="layout" svg:width="0.571cm" svg:height="0.577cm" svg:x="20.577cm" svg:y="13.783cm">
          <draw:text-box>
            <text:p text:style-name="P1"><text:span text:style-name="T8">used </text:span></text:p>
          </draw:text-box>
        </draw:frame>
        <draw:frame draw:style-name="gr112" draw:text-style-name="P2" draw:layer="layout" svg:width="0.151cm" svg:height="0.577cm" svg:x="21.236cm" svg:y="13.783cm">
          <draw:text-box>
            <text:p text:style-name="P1"><text:span text:style-name="T76">in </text:span></text:p>
          </draw:text-box>
        </draw:frame>
        <draw:frame draw:style-name="gr19" draw:text-style-name="P2" draw:layer="layout" svg:width="0.353cm" svg:height="0.577cm" svg:x="21.507cm" svg:y="13.783cm">
          <draw:text-box>
            <text:p text:style-name="P1"><text:span text:style-name="T16">the </text:span></text:p>
          </draw:text-box>
        </draw:frame>
        <draw:frame draw:style-name="gr164" draw:text-style-name="P2" draw:layer="layout" svg:width="1.554cm" svg:height="0.577cm" svg:x="21.972cm" svg:y="13.783cm">
          <draw:text-box>
            <text:p text:style-name="P1"><text:span text:style-name="T12">computation. </text:span></text:p>
          </draw:text-box>
        </draw:frame>
        <draw:frame draw:style-name="gr2" draw:text-style-name="P2" draw:layer="layout" svg:width="0.467cm" svg:height="0.577cm" svg:x="23.58cm" svg:y="13.783cm">
          <draw:text-box>
            <text:p text:style-name="P1"><text:span text:style-name="T2">The </text:span></text:p>
          </draw:text-box>
        </draw:frame>
        <draw:frame draw:style-name="gr105" draw:text-style-name="P2" draw:layer="layout" svg:width="1.517cm" svg:height="0.577cm" svg:x="3.584cm" svg:y="14.17cm">
          <draw:text-box>
            <text:p text:style-name="P1"><text:span text:style-name="T10">computation </text:span></text:p>
          </draw:text-box>
        </draw:frame>
        <draw:frame draw:style-name="gr118" draw:text-style-name="P2" draw:layer="layout" svg:width="0.865cm" svg:height="0.577cm" svg:x="5.134cm" svg:y="14.17cm">
          <draw:text-box>
            <text:p text:style-name="P1"><text:span text:style-name="T65">function </text:span></text:p>
          </draw:text-box>
        </draw:frame>
        <draw:frame draw:style-name="gr12" draw:text-style-name="P2" draw:layer="layout" svg:width="0.54cm" svg:height="0.577cm" svg:x="6.161cm" svg:y="14.17cm">
          <draw:text-box>
            <text:p text:style-name="P1"><text:span text:style-name="T8">uses </text:span></text:p>
          </draw:text-box>
        </draw:frame>
        <draw:frame draw:style-name="gr103" draw:text-style-name="P2" draw:layer="layout" svg:width="0.338cm" svg:height="0.577cm" svg:x="6.8cm" svg:y="14.17cm">
          <draw:text-box>
            <text:p text:style-name="P1"><text:span text:style-name="T72">the </text:span></text:p>
          </draw:text-box>
        </draw:frame>
        <draw:frame draw:style-name="gr113" draw:text-style-name="P2" draw:layer="layout" svg:width="1.004cm" svg:height="0.577cm" svg:x="7.266cm" svg:y="14.17cm">
          <draw:text-box>
            <text:p text:style-name="P1"><text:span text:style-name="T71">acquired </text:span></text:p>
          </draw:text-box>
        </draw:frame>
        <draw:frame draw:style-name="gr109" draw:text-style-name="P2" draw:layer="layout" svg:width="0.511cm" svg:height="0.577cm" svg:x="8.37cm" svg:y="14.17cm">
          <draw:text-box>
            <text:p text:style-name="P1"><text:span text:style-name="T9">data </text:span></text:p>
          </draw:text-box>
        </draw:frame>
        <draw:frame draw:style-name="gr98" draw:text-style-name="P2" draw:layer="layout" svg:width="0.463cm" svg:height="0.577cm" svg:x="8.971cm" svg:y="14.17cm">
          <draw:text-box>
            <text:p text:style-name="P1"><text:span text:style-name="T8">and </text:span></text:p>
          </draw:text-box>
        </draw:frame>
        <draw:frame draw:style-name="gr159" draw:text-style-name="P2" draw:layer="layout" svg:width="0.902cm" svg:height="0.577cm" svg:x="9.513cm" svg:y="14.17cm">
          <draw:text-box>
            <text:p text:style-name="P1"><text:span text:style-name="T66">modifier </text:span></text:p>
          </draw:text-box>
        </draw:frame>
        <draw:frame draw:style-name="gr102" draw:text-style-name="P2" draw:layer="layout" svg:width="0.784cm" svg:height="0.577cm" svg:x="10.54cm" svg:y="14.17cm">
          <draw:text-box>
            <text:p text:style-name="P1"><text:span text:style-name="T71">tokens </text:span></text:p>
          </draw:text-box>
        </draw:frame>
        <draw:frame draw:style-name="gr22" draw:text-style-name="P2" draw:layer="layout" svg:width="0.194cm" svg:height="0.577cm" svg:x="11.412cm" svg:y="14.17cm">
          <draw:text-box>
            <text:p text:style-name="P1"><text:span text:style-name="T14">to </text:span></text:p>
          </draw:text-box>
        </draw:frame>
        <draw:frame draw:style-name="gr165" draw:text-style-name="P2" draw:layer="layout" svg:width="1.148cm" svg:height="0.577cm" svg:x="11.722cm" svg:y="14.17cm">
          <draw:text-box>
            <text:p text:style-name="P1"><text:span text:style-name="T75">compute </text:span></text:p>
          </draw:text-box>
        </draw:frame>
        <draw:frame draw:style-name="gr5" draw:text-style-name="P2" draw:layer="layout" svg:width="0.44cm" svg:height="0.577cm" svg:x="12.846cm" svg:y="14.17cm">
          <draw:text-box>
            <text:p text:style-name="P1"><text:span text:style-name="T5">right </text:span></text:p>
          </draw:text-box>
        </draw:frame>
        <draw:frame draw:style-name="gr161" draw:text-style-name="P2" draw:layer="layout" svg:width="0.552cm" svg:height="0.577cm" svg:x="13.446cm" svg:y="14.17cm">
          <draw:text-box>
            <text:p text:style-name="P1"><text:span text:style-name="T72">result </text:span></text:p>
          </draw:text-box>
        </draw:frame>
        <draw:frame draw:style-name="gr109" draw:text-style-name="P2" draw:layer="layout" svg:width="0.554cm" svg:height="0.577cm" svg:x="14.163cm" svg:y="14.17cm">
          <draw:text-box>
            <text:p text:style-name="P1"><text:span text:style-name="T9">from </text:span></text:p>
          </draw:text-box>
        </draw:frame>
        <draw:frame draw:style-name="gr19" draw:text-style-name="P2" draw:layer="layout" svg:width="0.353cm" svg:height="0.577cm" svg:x="14.783cm" svg:y="14.17cm">
          <draw:text-box>
            <text:p text:style-name="P1"><text:span text:style-name="T16">the </text:span></text:p>
          </draw:text-box>
        </draw:frame>
        <draw:frame draw:style-name="gr156" draw:text-style-name="P2" draw:layer="layout" svg:width="1.187cm" svg:height="0.577cm" svg:x="15.248cm" svg:y="14.17cm">
          <draw:text-box>
            <text:p text:style-name="P1"><text:span text:style-name="T12">encrypted </text:span></text:p>
          </draw:text-box>
        </draw:frame>
        <draw:frame draw:style-name="gr166" draw:text-style-name="P2" draw:layer="layout" svg:width="0.524cm" svg:height="0.577cm" svg:x="16.508cm" svg:y="14.17cm">
          <draw:text-box>
            <text:p text:style-name="P1"><text:span text:style-name="T73">data. </text:span></text:p>
          </draw:text-box>
        </draw:frame>
        <draw:frame draw:style-name="gr167" draw:text-style-name="P2" draw:layer="layout" svg:width="0.613cm" svg:height="0.577cm" svg:x="17.186cm" svg:y="14.17cm">
          <draw:text-box>
            <text:p text:style-name="P1"><text:span text:style-name="T10">Thus </text:span></text:p>
          </draw:text-box>
        </draw:frame>
        <draw:frame draw:style-name="gr168" draw:text-style-name="P2" draw:layer="layout" svg:width="0.853cm" svg:height="0.577cm" svg:x="17.864cm" svg:y="14.17cm">
          <draw:text-box>
            <text:p text:style-name="P1"><text:span text:style-name="T70">without </text:span></text:p>
          </draw:text-box>
        </draw:frame>
        <draw:frame draw:style-name="gr109" draw:text-style-name="P2" draw:layer="layout" svg:width="0.999cm" svg:height="0.577cm" svg:x="18.814cm" svg:y="14.17cm">
          <draw:text-box>
            <text:p text:style-name="P1"><text:span text:style-name="T9">revealing </text:span></text:p>
          </draw:text-box>
        </draw:frame>
        <draw:frame draw:style-name="gr103" draw:text-style-name="P2" draw:layer="layout" svg:width="0.338cm" svg:height="0.577cm" svg:x="19.976cm" svg:y="14.17cm">
          <draw:text-box>
            <text:p text:style-name="P1"><text:span text:style-name="T72">the </text:span></text:p>
          </draw:text-box>
        </draw:frame>
        <draw:frame draw:style-name="gr166" draw:text-style-name="P2" draw:layer="layout" svg:width="0.524cm" svg:height="0.577cm" svg:x="20.422cm" svg:y="14.17cm">
          <draw:text-box>
            <text:p text:style-name="P1"><text:span text:style-name="T73">data, </text:span></text:p>
          </draw:text-box>
        </draw:frame>
        <draw:frame draw:style-name="gr5" draw:text-style-name="P2" draw:layer="layout" svg:width="0.44cm" svg:height="0.577cm" svg:x="21.119cm" svg:y="14.17cm">
          <draw:text-box>
            <text:p text:style-name="P1"><text:span text:style-name="T5">right </text:span></text:p>
          </draw:text-box>
        </draw:frame>
        <draw:frame draw:style-name="gr161" draw:text-style-name="P2" draw:layer="layout" svg:width="0.552cm" svg:height="0.577cm" svg:x="21.72cm" svg:y="14.17cm">
          <draw:text-box>
            <text:p text:style-name="P1"><text:span text:style-name="T72">result </text:span></text:p>
          </draw:text-box>
        </draw:frame>
        <draw:frame draw:style-name="gr96" draw:text-style-name="P2" draw:layer="layout" svg:width="0.408cm" svg:height="0.577cm" svg:x="22.456cm" svg:y="14.17cm">
          <draw:text-box>
            <text:p text:style-name="P1"><text:span text:style-name="T66">can </text:span></text:p>
          </draw:text-box>
        </draw:frame>
        <draw:frame draw:style-name="gr19" draw:text-style-name="P2" draw:layer="layout" svg:width="0.282cm" svg:height="0.577cm" svg:x="22.96cm" svg:y="14.17cm">
          <draw:text-box>
            <text:p text:style-name="P1"><text:span text:style-name="T16">be </text:span></text:p>
          </draw:text-box>
        </draw:frame>
        <draw:frame draw:style-name="gr169" draw:text-style-name="P2" draw:layer="layout" svg:width="1.328cm" svg:height="0.577cm" svg:x="23.347cm" svg:y="14.17cm">
          <draw:text-box>
            <text:p text:style-name="P1"><text:span text:style-name="T69">computed </text:span></text:p>
          </draw:text-box>
        </draw:frame>
        <draw:frame draw:style-name="gr98" draw:text-style-name="P2" draw:layer="layout" svg:width="0.463cm" svg:height="0.577cm" svg:x="24.607cm" svg:y="14.17cm">
          <draw:text-box>
            <text:p text:style-name="P1"><text:span text:style-name="T8">and </text:span></text:p>
          </draw:text-box>
        </draw:frame>
        <draw:frame draw:style-name="gr96" draw:text-style-name="P2" draw:layer="layout" svg:width="0.765cm" svg:height="0.577cm" svg:x="3.584cm" svg:y="14.558cm">
          <draw:text-box>
            <text:p text:style-name="P1"><text:span text:style-name="T66">privacy </text:span></text:p>
          </draw:text-box>
        </draw:frame>
        <draw:frame draw:style-name="gr22" draw:text-style-name="P2" draw:layer="layout" svg:width="0.191cm" svg:height="0.577cm" svg:x="4.495cm" svg:y="14.558cm">
          <draw:text-box>
            <text:p text:style-name="P1"><text:span text:style-name="T14">of </text:span></text:p>
          </draw:text-box>
        </draw:frame>
        <draw:frame draw:style-name="gr19" draw:text-style-name="P2" draw:layer="layout" svg:width="0.353cm" svg:height="0.577cm" svg:x="4.805cm" svg:y="14.558cm">
          <draw:text-box>
            <text:p text:style-name="P1"><text:span text:style-name="T16">the </text:span></text:p>
          </draw:text-box>
        </draw:frame>
        <draw:frame draw:style-name="gr6" draw:text-style-name="P2" draw:layer="layout" svg:width="0.715cm" svg:height="0.577cm" svg:x="5.27cm" svg:y="14.558cm">
          <draw:text-box>
            <text:p text:style-name="P1"><text:span text:style-name="T6">parties </text:span></text:p>
          </draw:text-box>
        </draw:frame>
        <draw:frame draw:style-name="gr112" draw:text-style-name="P2" draw:layer="layout" svg:width="0.133cm" svg:height="0.577cm" svg:x="6.161cm" svg:y="14.558cm">
          <draw:text-box>
            <text:p text:style-name="P1"><text:span text:style-name="T76">is </text:span></text:p>
          </draw:text-box>
        </draw:frame>
        <draw:frame draw:style-name="gr124" draw:text-style-name="P2" draw:layer="layout" svg:width="1.345cm" svg:height="0.577cm" svg:x="6.432cm" svg:y="14.558cm">
          <draw:text-box>
            <text:p text:style-name="P1"><text:span text:style-name="T71">maintained. </text:span></text:p>
          </draw:text-box>
        </draw:frame>
        <draw:frame draw:style-name="gr170" draw:text-style-name="P2" draw:layer="layout" svg:width="0.455cm" svg:height="0.577cm" svg:x="7.905cm" svg:y="14.558cm">
          <draw:text-box>
            <text:p text:style-name="P1"><text:span text:style-name="T75">We </text:span></text:p>
          </draw:text-box>
        </draw:frame>
        <draw:frame draw:style-name="gr2" draw:text-style-name="P2" draw:layer="layout" svg:width="0.587cm" svg:height="0.577cm" svg:x="8.389cm" svg:y="14.558cm">
          <draw:text-box>
            <text:p text:style-name="P1"><text:span text:style-name="T2">have </text:span></text:p>
          </draw:text-box>
        </draw:frame>
        <draw:frame draw:style-name="gr96" draw:text-style-name="P2" draw:layer="layout" svg:width="0.6cm" svg:height="0.577cm" svg:x="9.048cm" svg:y="14.558cm">
          <draw:text-box>
            <text:p text:style-name="P1"><text:span text:style-name="T66">given </text:span></text:p>
          </draw:text-box>
        </draw:frame>
        <draw:frame draw:style-name="gr22" draw:text-style-name="P2" draw:layer="layout" svg:width="0.154cm" svg:height="0.577cm" svg:x="9.765cm" svg:y="14.558cm">
          <draw:text-box>
            <text:p text:style-name="P1"><text:span text:style-name="T14">a </text:span></text:p>
          </draw:text-box>
        </draw:frame>
        <draw:frame draw:style-name="gr171" draw:text-style-name="P2" draw:layer="layout" svg:width="1.229cm" svg:height="0.577cm" svg:x="9.997cm" svg:y="14.558cm">
          <draw:text-box>
            <text:p text:style-name="P1"><text:span text:style-name="T6">probabilistic </text:span></text:p>
          </draw:text-box>
        </draw:frame>
        <draw:frame draw:style-name="gr118" draw:text-style-name="P2" draw:layer="layout" svg:width="0.82cm" svg:height="0.577cm" svg:x="11.509cm" svg:y="14.558cm">
          <draw:text-box>
            <text:p text:style-name="P1"><text:span text:style-name="T65">security </text:span></text:p>
          </draw:text-box>
        </draw:frame>
        <draw:frame draw:style-name="gr119" draw:text-style-name="P2" draw:layer="layout" svg:width="0.862cm" svg:height="0.577cm" svg:x="12.516cm" svg:y="14.558cm">
          <draw:text-box>
            <text:p text:style-name="P1"><text:span text:style-name="T9">analysis </text:span></text:p>
          </draw:text-box>
        </draw:frame>
        <draw:frame draw:style-name="gr22" draw:text-style-name="P2" draw:layer="layout" svg:width="0.191cm" svg:height="0.577cm" svg:x="13.563cm" svg:y="14.558cm">
          <draw:text-box>
            <text:p text:style-name="P1"><text:span text:style-name="T14">of </text:span></text:p>
          </draw:text-box>
        </draw:frame>
        <draw:frame draw:style-name="gr2" draw:text-style-name="P2" draw:layer="layout" svg:width="0.92cm" svg:height="0.577cm" svg:x="13.873cm" svg:y="14.558cm">
          <draw:text-box>
            <text:p text:style-name="P1"><text:span text:style-name="T2">hacking </text:span></text:p>
          </draw:text-box>
        </draw:frame>
        <draw:frame draw:style-name="gr103" draw:text-style-name="P2" draw:layer="layout" svg:width="0.338cm" svg:height="0.577cm" svg:x="14.88cm" svg:y="14.558cm">
          <draw:text-box>
            <text:p text:style-name="P1"><text:span text:style-name="T72">the </text:span></text:p>
          </draw:text-box>
        </draw:frame>
        <draw:frame draw:style-name="gr159" draw:text-style-name="P2" draw:layer="layout" svg:width="0.891cm" svg:height="0.577cm" svg:x="15.345cm" svg:y="14.558cm">
          <draw:text-box>
            <text:p text:style-name="P1"><text:span text:style-name="T66">protocol </text:span></text:p>
          </draw:text-box>
        </draw:frame>
        <draw:frame draw:style-name="gr98" draw:text-style-name="P2" draw:layer="layout" svg:width="0.463cm" svg:height="0.577cm" svg:x="16.372cm" svg:y="14.558cm">
          <draw:text-box>
            <text:p text:style-name="P1"><text:span text:style-name="T8">and </text:span></text:p>
          </draw:text-box>
        </draw:frame>
        <draw:frame draw:style-name="gr170" draw:text-style-name="P2" draw:layer="layout" svg:width="0.871cm" svg:height="0.577cm" svg:x="16.895cm" svg:y="14.558cm">
          <draw:text-box>
            <text:p text:style-name="P1"><text:span text:style-name="T75">shown </text:span></text:p>
          </draw:text-box>
        </draw:frame>
        <draw:frame draw:style-name="gr105" draw:text-style-name="P2" draw:layer="layout" svg:width="0.55cm" svg:height="0.577cm" svg:x="17.767cm" svg:y="14.558cm">
          <draw:text-box>
            <text:p text:style-name="P1"><text:span text:style-name="T10">how </text:span></text:p>
          </draw:text-box>
        </draw:frame>
        <draw:frame draw:style-name="gr94" draw:text-style-name="P2" draw:layer="layout" svg:width="0.482cm" svg:height="0.577cm" svg:x="18.329cm" svg:y="14.558cm">
          <draw:text-box>
            <text:p text:style-name="P1"><text:span text:style-name="T65">zero </text:span></text:p>
          </draw:text-box>
        </draw:frame>
        <draw:frame draw:style-name="gr113" draw:text-style-name="P2" draw:layer="layout" svg:width="0.904cm" svg:height="0.577cm" svg:x="18.949cm" svg:y="14.558cm">
          <draw:text-box>
            <text:p text:style-name="P1"><text:span text:style-name="T71">hacking </text:span></text:p>
          </draw:text-box>
        </draw:frame>
        <draw:frame draw:style-name="gr159" draw:text-style-name="P2" draw:layer="layout" svg:width="0.837cm" svg:height="0.577cm" svg:x="19.937cm" svg:y="14.558cm">
          <draw:text-box>
            <text:p text:style-name="P1"><text:span text:style-name="T66">security </text:span></text:p>
          </draw:text-box>
        </draw:frame>
        <draw:frame draw:style-name="gr96" draw:text-style-name="P2" draw:layer="layout" svg:width="0.408cm" svg:height="0.577cm" svg:x="20.964cm" svg:y="14.558cm">
          <draw:text-box>
            <text:p text:style-name="P1"><text:span text:style-name="T66">can </text:span></text:p>
          </draw:text-box>
        </draw:frame>
        <draw:frame draw:style-name="gr19" draw:text-style-name="P2" draw:layer="layout" svg:width="0.282cm" svg:height="0.577cm" svg:x="21.468cm" svg:y="14.558cm">
          <draw:text-box>
            <text:p text:style-name="P1"><text:span text:style-name="T16">be </text:span></text:p>
          </draw:text-box>
        </draw:frame>
        <draw:frame draw:style-name="gr124" draw:text-style-name="P2" draw:layer="layout" svg:width="1.076cm" svg:height="0.577cm" svg:x="21.856cm" svg:y="14.558cm">
          <draw:text-box>
            <text:p text:style-name="P1"><text:span text:style-name="T71">achieved. </text:span></text:p>
          </draw:text-box>
        </draw:frame>
        <draw:frame draw:style-name="gr94" draw:text-style-name="P2" draw:layer="layout" svg:width="0.467cm" svg:height="0.577cm" svg:x="23.115cm" svg:y="14.558cm">
          <draw:text-box>
            <text:p text:style-name="P1"><text:span text:style-name="T65">Also </text:span></text:p>
          </draw:text-box>
        </draw:frame>
        <draw:frame draw:style-name="gr21" draw:text-style-name="P2" draw:layer="layout" svg:width="0.295cm" svg:height="0.577cm" svg:x="23.716cm" svg:y="14.558cm">
          <draw:text-box>
            <text:p text:style-name="P1"><text:span text:style-name="T18">we </text:span></text:p>
          </draw:text-box>
        </draw:frame>
        <draw:frame draw:style-name="gr2" draw:text-style-name="P2" draw:layer="layout" svg:width="0.587cm" svg:height="0.577cm" svg:x="24.103cm" svg:y="14.558cm">
          <draw:text-box>
            <text:p text:style-name="P1"><text:span text:style-name="T2">have </text:span></text:p>
          </draw:text-box>
        </draw:frame>
        <draw:frame draw:style-name="gr95" draw:text-style-name="P2" draw:layer="layout" svg:width="1.049cm" svg:height="0.577cm" svg:x="3.584cm" svg:y="14.945cm">
          <draw:text-box>
            <text:p text:style-name="P1"><text:span text:style-name="T12">analyzed </text:span></text:p>
          </draw:text-box>
        </draw:frame>
        <draw:frame draw:style-name="gr19" draw:text-style-name="P2" draw:layer="layout" svg:width="0.353cm" svg:height="0.577cm" svg:x="4.727cm" svg:y="14.945cm">
          <draw:text-box>
            <text:p text:style-name="P1"><text:span text:style-name="T16">the </text:span></text:p>
          </draw:text-box>
        </draw:frame>
        <draw:frame draw:style-name="gr172" draw:text-style-name="P2" draw:layer="layout" svg:width="0.746cm" svg:height="0.577cm" svg:x="5.192cm" svg:y="14.945cm">
          <draw:text-box>
            <text:p text:style-name="P1"><text:span text:style-name="T73">specific </text:span></text:p>
          </draw:text-box>
        </draw:frame>
        <draw:frame draw:style-name="gr2" draw:text-style-name="P2" draw:layer="layout" svg:width="0.548cm" svg:height="0.577cm" svg:x="6.161cm" svg:y="14.945cm">
          <draw:text-box>
            <text:p text:style-name="P1"><text:span text:style-name="T2">case </text:span></text:p>
          </draw:text-box>
        </draw:frame>
        <draw:frame draw:style-name="gr22" draw:text-style-name="P2" draw:layer="layout" svg:width="0.191cm" svg:height="0.577cm" svg:x="6.82cm" svg:y="14.945cm">
          <draw:text-box>
            <text:p text:style-name="P1"><text:span text:style-name="T14">of </text:span></text:p>
          </draw:text-box>
        </draw:frame>
        <draw:frame draw:style-name="gr108" draw:text-style-name="P2" draw:layer="layout" svg:width="0.666cm" svg:height="0.577cm" svg:x="7.13cm" svg:y="14.945cm">
          <draw:text-box>
            <text:p text:style-name="P1"><text:span text:style-name="T6">Indian </text:span></text:p>
          </draw:text-box>
        </draw:frame>
        <draw:frame draw:style-name="gr116" draw:text-style-name="P2" draw:layer="layout" svg:width="0.642cm" svg:height="0.577cm" svg:x="7.944cm" svg:y="14.945cm">
          <draw:text-box>
            <text:p text:style-name="P1"><text:span text:style-name="T11">BPO. </text:span></text:p>
          </draw:text-box>
        </draw:frame>
        <draw:frame draw:style-name="gr103" draw:text-style-name="P2" draw:layer="layout" svg:width="0.313cm" svg:height="0.577cm" svg:x="3.12cm" svg:y="15.759cm">
          <draw:text-box>
            <text:p text:style-name="P1"><text:span text:style-name="T72">43. </text:span></text:p>
          </draw:text-box>
        </draw:frame>
        <draw:frame draw:style-name="gr121" draw:text-style-name="P2" draw:layer="layout" svg:width="0.84cm" svg:height="0.577cm" svg:x="3.604cm" svg:y="15.759cm">
          <draw:text-box>
            <text:p text:style-name="P1"><text:span text:style-name="T12">Energy </text:span></text:p>
          </draw:text-box>
        </draw:frame>
        <draw:frame draw:style-name="gr98" draw:text-style-name="P2" draw:layer="layout" svg:width="0.463cm" svg:height="0.577cm" svg:x="4.515cm" svg:y="15.759cm">
          <draw:text-box>
            <text:p text:style-name="P1"><text:span text:style-name="T8">and </text:span></text:p>
          </draw:text-box>
        </draw:frame>
        <draw:frame draw:style-name="gr167" draw:text-style-name="P2" draw:layer="layout" svg:width="1.328cm" svg:height="0.577cm" svg:x="5.038cm" svg:y="15.759cm">
          <draw:text-box>
            <text:p text:style-name="P1"><text:span text:style-name="T10">technology </text:span></text:p>
          </draw:text-box>
        </draw:frame>
        <draw:frame draw:style-name="gr101" draw:text-style-name="P2" draw:layer="layout" svg:width="0.74cm" svg:height="0.577cm" svg:x="6.433cm" svg:y="15.759cm">
          <draw:text-box>
            <text:p text:style-name="P1"><text:span text:style-name="T70">review </text:span></text:p>
          </draw:text-box>
        </draw:frame>
        <draw:frame draw:style-name="gr110" draw:text-style-name="P2" draw:layer="layout" svg:width="0.652cm" svg:height="0.577cm" svg:x="3.604cm" svg:y="16.418cm">
          <draw:text-box>
            <text:p text:style-name="P1"><text:span text:style-name="T74">DOE </text:span></text:p>
          </draw:text-box>
        </draw:frame>
        <draw:frame draw:style-name="gr107" draw:text-style-name="P2" draw:layer="layout" svg:width="0.605cm" svg:height="0.577cm" svg:x="4.243cm" svg:y="16.418cm">
          <draw:text-box>
            <text:p text:style-name="P1"><text:span text:style-name="T73">Office </text:span></text:p>
          </draw:text-box>
        </draw:frame>
        <draw:frame draw:style-name="gr115" draw:text-style-name="P2" draw:layer="layout" svg:width="0.176cm" svg:height="0.577cm" svg:x="5.038cm" svg:y="16.418cm">
          <draw:text-box>
            <text:p text:style-name="P1"><text:span text:style-name="T77">of </text:span></text:p>
          </draw:text-box>
        </draw:frame>
        <draw:frame draw:style-name="gr173" draw:text-style-name="P2" draw:layer="layout" svg:width="0.846cm" svg:height="0.577cm" svg:x="5.348cm" svg:y="16.418cm">
          <draw:text-box>
            <text:p text:style-name="P1"><text:span text:style-name="T90">Scientific </text:span></text:p>
          </draw:text-box>
        </draw:frame>
        <draw:frame draw:style-name="gr96" draw:text-style-name="P2" draw:layer="layout" svg:width="0.437cm" svg:height="0.577cm" svg:x="6.491cm" svg:y="16.418cm">
          <draw:text-box>
            <text:p text:style-name="P1"><text:span text:style-name="T66">and </text:span></text:p>
          </draw:text-box>
        </draw:frame>
        <draw:frame draw:style-name="gr101" draw:text-style-name="P2" draw:layer="layout" svg:width="1.026cm" svg:height="0.577cm" svg:x="7.014cm" svg:y="16.418cm">
          <draw:text-box>
            <text:p text:style-name="P1"><text:span text:style-name="T70">Technical </text:span></text:p>
          </draw:text-box>
        </draw:frame>
        <draw:frame draw:style-name="gr106" draw:text-style-name="P2" draw:layer="layout" svg:width="1.287cm" svg:height="0.577cm" svg:x="8.235cm" svg:y="16.418cm">
          <draw:text-box>
            <text:p text:style-name="P1"><text:span text:style-name="T70">information </text:span></text:p>
          </draw:text-box>
        </draw:frame>
        <draw:frame draw:style-name="gr174" draw:text-style-name="P2" draw:layer="layout" svg:width="1.527cm" svg:height="0.577cm" svg:x="9.649cm" svg:y="16.418cm">
          <draw:text-box>
            <text:p text:style-name="P1"><text:span text:style-name="T15">(OSTILGOV) </text:span></text:p>
          </draw:text-box>
        </draw:frame>
        <draw:frame draw:style-name="gr107" draw:text-style-name="P2" draw:layer="layout" svg:width="0.625cm" svg:height="0.577cm" svg:x="3.585cm" svg:y="17.077cm">
          <draw:text-box>
            <text:p text:style-name="P1"><text:span text:style-name="T73">Quirk, </text:span></text:p>
          </draw:text-box>
        </draw:frame>
        <draw:frame draw:style-name="gr19" draw:text-style-name="P2" draw:layer="layout" svg:width="0.443cm" svg:height="0.577cm" svg:x="4.379cm" svg:y="17.077cm">
          <draw:text-box>
            <text:p text:style-name="P1"><text:span text:style-name="T16">W.J.; </text:span></text:p>
          </draw:text-box>
        </draw:frame>
        <draw:frame draw:style-name="gr151" draw:text-style-name="P2" draw:layer="layout" svg:width="1.037cm" svg:height="0.577cm" svg:x="5.057cm" svg:y="17.077cm">
          <draw:text-box>
            <text:p text:style-name="P1"><text:span text:style-name="T3">Canada, </text:span></text:p>
          </draw:text-box>
        </draw:frame>
        <draw:frame draw:style-name="gr126" draw:text-style-name="P2" draw:layer="layout" svg:width="0.147cm" svg:height="0.577cm" svg:x="6.162cm" svg:y="17.077cm">
          <draw:text-box>
            <text:p text:style-name="P1"><text:span text:style-name="T79">J.; </text:span></text:p>
          </draw:text-box>
        </draw:frame>
        <draw:frame draw:style-name="gr118" draw:text-style-name="P2" draw:layer="layout" svg:width="0.3cm" svg:height="0.577cm" svg:x="6.51cm" svg:y="17.077cm">
          <draw:text-box>
            <text:p text:style-name="P1"><text:span text:style-name="T65">de </text:span></text:p>
          </draw:text-box>
        </draw:frame>
        <draw:frame draw:style-name="gr118" draw:text-style-name="P2" draw:layer="layout" svg:width="0.564cm" svg:height="0.577cm" svg:x="6.898cm" svg:y="17.077cm">
          <draw:text-box>
            <text:p text:style-name="P1"><text:span text:style-name="T65">Vore, </text:span></text:p>
          </draw:text-box>
        </draw:frame>
        <draw:frame draw:style-name="gr112" draw:text-style-name="P2" draw:layer="layout" svg:width="0.14cm" svg:height="0.577cm" svg:x="7.615cm" svg:y="17.077cm">
          <draw:text-box>
            <text:p text:style-name="P1"><text:span text:style-name="T76">L. </text:span></text:p>
          </draw:text-box>
        </draw:frame>
        <draw:frame draw:style-name="gr26" draw:text-style-name="P2" draw:layer="layout" svg:width="1.371cm" svg:height="0.577cm" svg:x="3.584cm" svg:y="17.736cm">
          <draw:text-box>
            <text:p text:style-name="P1"><text:span text:style-name="T11">1994-04-01 </text:span></text:p>
          </draw:text-box>
        </draw:frame>
        <draw:frame draw:style-name="gr50" draw:text-style-name="P3" draw:layer="layout" svg:width="0.462cm" svg:height="0.623cm" svg:x="3.565cm" svg:y="18.358cm">
          <draw:text-box>
            <text:p text:style-name="P1"><text:span text:style-name="T27">This </text:span></text:p>
          </draw:text-box>
        </draw:frame>
        <draw:frame draw:style-name="gr40" draw:text-style-name="P3" draw:layer="layout" svg:width="0.542cm" svg:height="0.623cm" svg:x="4.166cm" svg:y="18.358cm">
          <draw:text-box>
            <text:p text:style-name="P1"><text:span text:style-name="T32">issue </text:span></text:p>
          </draw:text-box>
        </draw:frame>
        <draw:frame draw:style-name="gr175" draw:text-style-name="P3" draw:layer="layout" svg:width="1.009cm" svg:height="0.623cm" svg:x="4.883cm" svg:y="18.358cm">
          <draw:text-box>
            <text:p text:style-name="P1"><text:span text:style-name="T32">highlights </text:span></text:p>
          </draw:text-box>
        </draw:frame>
        <draw:frame draw:style-name="gr33" draw:text-style-name="P3" draw:layer="layout" svg:width="0.345cm" svg:height="0.623cm" svg:x="6.084cm" svg:y="18.358cm">
          <draw:text-box>
            <text:p text:style-name="P1"><text:span text:style-name="T26">the </text:span></text:p>
          </draw:text-box>
        </draw:frame>
        <draw:frame draw:style-name="gr42" draw:text-style-name="P3" draw:layer="layout" svg:width="1.214cm" svg:height="0.623cm" svg:x="6.549cm" svg:y="18.358cm">
          <draw:text-box>
            <text:p text:style-name="P1"><text:span text:style-name="T34">Lawrence </text:span></text:p>
          </draw:text-box>
        </draw:frame>
        <draw:frame draw:style-name="gr62" draw:text-style-name="P3" draw:layer="layout" svg:width="1.198cm" svg:height="0.623cm" svg:x="7.808cm" svg:y="18.358cm">
          <draw:text-box>
            <text:p text:style-name="P1"><text:span text:style-name="T33">Livermore </text:span></text:p>
          </draw:text-box>
        </draw:frame>
        <draw:frame draw:style-name="gr176" draw:text-style-name="P3" draw:layer="layout" svg:width="0.918cm" svg:height="0.623cm" svg:x="9.087cm" svg:y="18.358cm">
          <draw:text-box>
            <text:p text:style-name="P1"><text:span text:style-name="T40">National </text:span></text:p>
          </draw:text-box>
        </draw:frame>
        <draw:frame draw:style-name="gr27" draw:text-style-name="P3" draw:layer="layout" svg:width="2.084cm" svg:height="0.623cm" svg:x="10.153cm" svg:y="18.358cm">
          <draw:text-box>
            <text:p text:style-name="P1"><text:span text:style-name="T21">Laboratory's <text:s/>1993 </text:span></text:p>
          </draw:text-box>
        </draw:frame>
        <draw:frame draw:style-name="gr177" draw:text-style-name="P3" draw:layer="layout" svg:width="2.199cm" svg:height="0.623cm" svg:x="12.42cm" svg:y="18.358cm">
          <draw:text-box>
            <text:p text:style-name="P1"><text:span text:style-name="T46">accomplishments </text:span></text:p>
          </draw:text-box>
        </draw:frame>
        <draw:frame draw:style-name="gr63" draw:text-style-name="P3" draw:layer="layout" svg:width="0.146cm" svg:height="0.623cm" svg:x="14.609cm" svg:y="18.358cm">
          <draw:text-box>
            <text:p text:style-name="P1"><text:span text:style-name="T43">in </text:span></text:p>
          </draw:text-box>
        </draw:frame>
        <draw:frame draw:style-name="gr59" draw:text-style-name="P3" draw:layer="layout" svg:width="0.379cm" svg:height="0.623cm" svg:x="14.881cm" svg:y="18.358cm">
          <draw:text-box>
            <text:p text:style-name="P1"><text:span text:style-name="T30">our </text:span></text:p>
          </draw:text-box>
        </draw:frame>
        <draw:frame draw:style-name="gr49" draw:text-style-name="P3" draw:layer="layout" svg:width="0.875cm" svg:height="0.623cm" svg:x="15.365cm" svg:y="18.358cm">
          <draw:text-box>
            <text:p text:style-name="P1"><text:span text:style-name="T35">mission </text:span></text:p>
          </draw:text-box>
        </draw:frame>
        <draw:frame draw:style-name="gr31" draw:text-style-name="P3" draw:layer="layout" svg:width="0.627cm" svg:height="0.623cm" svg:x="16.353cm" svg:y="18.358cm">
          <draw:text-box>
            <text:p text:style-name="P1"><text:span text:style-name="T25">areas </text:span></text:p>
          </draw:text-box>
        </draw:frame>
        <draw:frame draw:style-name="gr35" draw:text-style-name="P3" draw:layer="layout" svg:width="0.437cm" svg:height="0.623cm" svg:x="17.109cm" svg:y="18.358cm">
          <draw:text-box>
            <text:p text:style-name="P1"><text:span text:style-name="T27">and </text:span></text:p>
          </draw:text-box>
        </draw:frame>
        <draw:frame draw:style-name="gr50" draw:text-style-name="P3" draw:layer="layout" svg:width="0.493cm" svg:height="0.623cm" svg:x="17.632cm" svg:y="18.358cm">
          <draw:text-box>
            <text:p text:style-name="P1"><text:span text:style-name="T27">core </text:span></text:p>
          </draw:text-box>
        </draw:frame>
        <draw:frame draw:style-name="gr41" draw:text-style-name="P3" draw:layer="layout" svg:width="1.226cm" svg:height="0.623cm" svg:x="18.233cm" svg:y="18.358cm">
          <draw:text-box>
            <text:p text:style-name="P1"><text:span text:style-name="T33">programs: </text:span></text:p>
          </draw:text-box>
        </draw:frame>
        <draw:frame draw:style-name="gr178" draw:text-style-name="P3" draw:layer="layout" svg:width="1.202cm" svg:height="0.623cm" svg:x="19.531cm" svg:y="18.358cm">
          <draw:text-box>
            <text:p text:style-name="P1"><text:span text:style-name="T41">economic </text:span></text:p>
          </draw:text-box>
        </draw:frame>
        <draw:frame draw:style-name="gr179" draw:text-style-name="P3" draw:layer="layout" svg:width="1.906cm" svg:height="0.623cm" svg:x="20.771cm" svg:y="18.358cm">
          <draw:text-box>
            <text:p text:style-name="P1"><text:span text:style-name="T21">competitiveness, </text:span></text:p>
          </draw:text-box>
        </draw:frame>
        <draw:frame draw:style-name="gr40" draw:text-style-name="P3" draw:layer="layout" svg:width="0.835cm" svg:height="0.623cm" svg:x="22.864cm" svg:y="18.358cm">
          <draw:text-box>
            <text:p text:style-name="P1"><text:span text:style-name="T32">national </text:span></text:p>
          </draw:text-box>
        </draw:frame>
        <draw:frame draw:style-name="gr33" draw:text-style-name="P3" draw:layer="layout" svg:width="0.804cm" svg:height="0.623cm" svg:x="23.89cm" svg:y="18.358cm">
          <draw:text-box>
            <text:p text:style-name="P1"><text:span text:style-name="T26">security, </text:span></text:p>
          </draw:text-box>
        </draw:frame>
        <draw:frame draw:style-name="gr35" draw:text-style-name="P3" draw:layer="layout" svg:width="0.809cm" svg:height="0.623cm" svg:x="3.585cm" svg:y="18.745cm">
          <draw:text-box>
            <text:p text:style-name="P1"><text:span text:style-name="T27">energy, </text:span></text:p>
          </draw:text-box>
        </draw:frame>
        <draw:frame draw:style-name="gr37" draw:text-style-name="P3" draw:layer="layout" svg:width="0.33cm" svg:height="0.623cm" svg:x="4.534cm" svg:y="18.745cm">
          <draw:text-box>
            <text:p text:style-name="P1"><text:span text:style-name="T29">the </text:span></text:p>
          </draw:text-box>
        </draw:frame>
        <draw:frame draw:style-name="gr53" draw:text-style-name="P3" draw:layer="layout" svg:width="1.564cm" svg:height="0.623cm" svg:x="4.999cm" svg:y="18.745cm">
          <draw:text-box>
            <text:p text:style-name="P1"><text:span text:style-name="T33">environment, </text:span></text:p>
          </draw:text-box>
        </draw:frame>
        <draw:frame draw:style-name="gr33" draw:text-style-name="P3" draw:layer="layout" svg:width="0.627cm" svg:height="0.623cm" svg:x="6.646cm" svg:y="18.745cm">
          <draw:text-box>
            <text:p text:style-name="P1"><text:span text:style-name="T26">lasers, </text:span></text:p>
          </draw:text-box>
        </draw:frame>
        <draw:frame draw:style-name="gr35" draw:text-style-name="P3" draw:layer="layout" svg:width="0.791cm" svg:height="0.623cm" svg:x="7.518cm" svg:y="18.745cm">
          <draw:text-box>
            <text:p text:style-name="P1"><text:span text:style-name="T27">biology </text:span></text:p>
          </draw:text-box>
        </draw:frame>
        <draw:frame draw:style-name="gr49" draw:text-style-name="P3" draw:layer="layout" svg:width="0.463cm" svg:height="0.623cm" svg:x="8.448cm" svg:y="18.745cm">
          <draw:text-box>
            <text:p text:style-name="P1"><text:span text:style-name="T35">and </text:span></text:p>
          </draw:text-box>
        </draw:frame>
        <draw:frame draw:style-name="gr67" draw:text-style-name="P3" draw:layer="layout" svg:width="1.657cm" svg:height="0.623cm" svg:x="8.971cm" svg:y="18.745cm">
          <draw:text-box>
            <text:p text:style-name="P1"><text:span text:style-name="T23">biotechnology, </text:span></text:p>
          </draw:text-box>
        </draw:frame>
        <draw:frame draw:style-name="gr67" draw:text-style-name="P3" draw:layer="layout" svg:width="1.4cm" svg:height="0.623cm" svg:x="10.773cm" svg:y="18.745cm">
          <draw:text-box>
            <text:p text:style-name="P1"><text:span text:style-name="T35">engineering, </text:span></text:p>
          </draw:text-box>
        </draw:frame>
        <draw:frame draw:style-name="gr176" draw:text-style-name="P3" draw:layer="layout" svg:width="0.858cm" svg:height="0.623cm" svg:x="12.342cm" svg:y="18.745cm">
          <draw:text-box>
            <text:p text:style-name="P1"><text:span text:style-name="T40">physics, </text:span></text:p>
          </draw:text-box>
        </draw:frame>
        <draw:frame draw:style-name="gr176" draw:text-style-name="P3" draw:layer="layout" svg:width="1.113cm" svg:height="0.623cm" svg:x="13.408cm" svg:y="18.745cm">
          <draw:text-box>
            <text:p text:style-name="P1"><text:span text:style-name="T40">chemistry, </text:span></text:p>
          </draw:text-box>
        </draw:frame>
        <draw:frame draw:style-name="gr54" draw:text-style-name="P3" draw:layer="layout" svg:width="1.006cm" svg:height="0.623cm" svg:x="14.706cm" svg:y="18.745cm">
          <draw:text-box>
            <text:p text:style-name="P1"><text:span text:style-name="T40">materials </text:span></text:p>
          </draw:text-box>
        </draw:frame>
        <draw:frame draw:style-name="gr176" draw:text-style-name="P3" draw:layer="layout" svg:width="0.859cm" svg:height="0.623cm" svg:x="15.869cm" svg:y="18.745cm">
          <draw:text-box>
            <text:p text:style-name="P1"><text:span text:style-name="T40">science, </text:span></text:p>
          </draw:text-box>
        </draw:frame>
        <draw:frame draw:style-name="gr180" draw:text-style-name="P3" draw:layer="layout" svg:width="1.333cm" svg:height="0.623cm" svg:x="16.935cm" svg:y="18.745cm">
          <draw:text-box>
            <text:p text:style-name="P1"><text:span text:style-name="T41">computers </text:span></text:p>
          </draw:text-box>
        </draw:frame>
        <draw:frame draw:style-name="gr49" draw:text-style-name="P3" draw:layer="layout" svg:width="0.463cm" svg:height="0.623cm" svg:x="18.271cm" svg:y="18.745cm">
          <draw:text-box>
            <text:p text:style-name="P1"><text:span text:style-name="T35">and </text:span></text:p>
          </draw:text-box>
        </draw:frame>
        <draw:frame draw:style-name="gr62" draw:text-style-name="P3" draw:layer="layout" svg:width="1.314cm" svg:height="0.623cm" svg:x="18.814cm" svg:y="18.745cm">
          <draw:text-box>
            <text:p text:style-name="P1"><text:span text:style-name="T21">computing, </text:span></text:p>
          </draw:text-box>
        </draw:frame>
        <draw:frame draw:style-name="gr49" draw:text-style-name="P3" draw:layer="layout" svg:width="0.463cm" svg:height="0.623cm" svg:x="20.209cm" svg:y="18.745cm">
          <draw:text-box>
            <text:p text:style-name="P1"><text:span text:style-name="T35">and </text:span></text:p>
          </draw:text-box>
        </draw:frame>
        <draw:frame draw:style-name="gr32" draw:text-style-name="P3" draw:layer="layout" svg:width="0.849cm" svg:height="0.623cm" svg:x="20.732cm" svg:y="18.745cm">
          <draw:text-box>
            <text:p text:style-name="P1"><text:span text:style-name="T23">science </text:span></text:p>
          </draw:text-box>
        </draw:frame>
        <draw:frame draw:style-name="gr35" draw:text-style-name="P3" draw:layer="layout" svg:width="0.437cm" svg:height="0.623cm" svg:x="21.74cm" svg:y="18.745cm">
          <draw:text-box>
            <text:p text:style-name="P1"><text:span text:style-name="T27">and </text:span></text:p>
          </draw:text-box>
        </draw:frame>
        <draw:frame draw:style-name="gr27" draw:text-style-name="P3" draw:layer="layout" svg:width="0.639cm" svg:height="0.623cm" svg:x="22.263cm" svg:y="18.745cm">
          <draw:text-box>
            <text:p text:style-name="P1"><text:span text:style-name="T21">math </text:span></text:p>
          </draw:text-box>
        </draw:frame>
        <draw:frame draw:style-name="gr44" draw:text-style-name="P3" draw:layer="layout" svg:width="1.171cm" svg:height="0.623cm" svg:x="22.941cm" svg:y="18.745cm">
          <draw:text-box>
            <text:p text:style-name="P1"><text:span text:style-name="T35">education. </text:span></text:p>
          </draw:text-box>
        </draw:frame>
        <draw:frame draw:style-name="gr62" draw:text-style-name="P3" draw:layer="layout" svg:width="1.248cm" svg:height="0.623cm" svg:x="3.585cm" svg:y="19.133cm">
          <draw:text-box>
            <text:p text:style-name="P1"><text:span text:style-name="T21">‘Secondary </text:span></text:p>
          </draw:text-box>
        </draw:frame>
        <draw:frame draw:style-name="gr68" draw:text-style-name="P3" draw:layer="layout" svg:width="0.623cm" svg:height="0.623cm" svg:x="4.941cm" svg:y="19.133cm">
          <draw:text-box>
            <text:p text:style-name="P1"><text:span text:style-name="T32">topics </text:span></text:p>
          </draw:text-box>
        </draw:frame>
        <draw:frame draw:style-name="gr38" draw:text-style-name="P3" draw:layer="layout" svg:width="0.786cm" svg:height="0.623cm" svg:x="5.735cm" svg:y="19.133cm">
          <draw:text-box>
            <text:p text:style-name="P1"><text:span text:style-name="T30">include: </text:span></text:p>
          </draw:text-box>
        </draw:frame>
        <draw:frame draw:style-name="gr35" draw:text-style-name="P3" draw:layer="layout" svg:width="1.747cm" svg:height="0.623cm" svg:x="6.762cm" svg:y="19.133cm">
          <draw:text-box>
            <text:p text:style-name="P1"><text:span text:style-name="T27">nonproliferation, </text:span></text:p>
          </draw:text-box>
        </draw:frame>
        <draw:frame draw:style-name="gr41" draw:text-style-name="P3" draw:layer="layout" svg:width="0.63cm" svg:height="0.623cm" svg:x="8.758cm" svg:y="19.133cm">
          <draw:text-box>
            <text:p text:style-name="P1"><text:span text:style-name="T33">arms </text:span></text:p>
          </draw:text-box>
        </draw:frame>
        <draw:frame draw:style-name="gr33" draw:text-style-name="P3" draw:layer="layout" svg:width="0.739cm" svg:height="0.623cm" svg:x="9.436cm" svg:y="19.133cm">
          <draw:text-box>
            <text:p text:style-name="P1"><text:span text:style-name="T26">control, </text:span></text:p>
          </draw:text-box>
        </draw:frame>
        <draw:frame draw:style-name="gr181" draw:text-style-name="P3" draw:layer="layout" svg:width="1.285cm" svg:height="0.623cm" svg:x="10.424cm" svg:y="19.133cm">
          <draw:text-box>
            <text:p text:style-name="P1"><text:span text:style-name="T32">international </text:span></text:p>
          </draw:text-box>
        </draw:frame>
        <draw:frame draw:style-name="gr182" draw:text-style-name="P3" draw:layer="layout" svg:width="0.822cm" svg:height="0.623cm" svg:x="11.955cm" svg:y="19.133cm">
          <draw:text-box>
            <text:p text:style-name="P1"><text:span text:style-name="T24">security, </text:span></text:p>
          </draw:text-box>
        </draw:frame>
        <draw:frame draw:style-name="gr183" draw:text-style-name="P3" draw:layer="layout" svg:width="1.725cm" svg:height="0.623cm" svg:x="13.021cm" svg:y="19.133cm">
          <draw:text-box>
            <text:p text:style-name="P1"><text:span text:style-name="T45">environmental </text:span></text:p>
          </draw:text-box>
        </draw:frame>
        <draw:frame draw:style-name="gr184" draw:text-style-name="P3" draw:layer="layout" svg:width="1.411cm" svg:height="0.623cm" svg:x="14.823cm" svg:y="19.133cm">
          <draw:text-box>
            <text:p text:style-name="P1"><text:span text:style-name="T35">remediation, </text:span></text:p>
          </draw:text-box>
        </draw:frame>
        <draw:frame draw:style-name="gr49" draw:text-style-name="P3" draw:layer="layout" svg:width="0.463cm" svg:height="0.623cm" svg:x="16.373cm" svg:y="19.133cm">
          <draw:text-box>
            <text:p text:style-name="P1"><text:span text:style-name="T35">and </text:span></text:p>
          </draw:text-box>
        </draw:frame>
        <draw:frame draw:style-name="gr185" draw:text-style-name="P3" draw:layer="layout" svg:width="0.716cm" svg:height="0.623cm" svg:x="16.896cm" svg:y="19.133cm">
          <draw:text-box>
            <text:p text:style-name="P1"><text:span text:style-name="T33">waste </text:span></text:p>
          </draw:text-box>
        </draw:frame>
        <draw:frame draw:style-name="gr60" draw:text-style-name="P3" draw:layer="layout" svg:width="1.861cm" svg:height="0.623cm" svg:x="17.69cm" svg:y="19.133cm">
          <draw:text-box>
            <text:p text:style-name="P1"><text:span text:style-name="T42">management. </text:span></text:p>
          </draw:text-box>
        </draw:frame>
        <draw:frame draw:style-name="gr103" draw:text-style-name="P2" draw:layer="layout" svg:width="0.313cm" svg:height="0.577cm" svg:x="3.12cm" svg:y="19.985cm">
          <draw:text-box>
            <text:p text:style-name="P1"><text:span text:style-name="T72">44. </text:span></text:p>
          </draw:text-box>
        </draw:frame>
        <draw:frame draw:style-name="gr106" draw:text-style-name="P2" draw:layer="layout" svg:width="1.287cm" svg:height="0.577cm" svg:x="3.604cm" svg:y="19.985cm">
          <draw:text-box>
            <text:p text:style-name="P1"><text:span text:style-name="T70">information </text:span></text:p>
          </draw:text-box>
        </draw:frame>
        <draw:frame draw:style-name="gr159" draw:text-style-name="P2" draw:layer="layout" svg:width="0.851cm" svg:height="0.577cm" svg:x="5.038cm" svg:y="19.985cm">
          <draw:text-box>
            <text:p text:style-name="P1"><text:span text:style-name="T66">Security </text:span></text:p>
          </draw:text-box>
        </draw:frame>
        <draw:frame draw:style-name="gr186" draw:text-style-name="P2" draw:layer="layout" svg:width="1.432cm" svg:height="0.577cm" svg:x="6.045cm" svg:y="19.985cm">
          <draw:text-box>
            <text:p text:style-name="P1"><text:span text:style-name="T15">Awareness </text:span></text:p>
          </draw:text-box>
        </draw:frame>
        <draw:frame draw:style-name="gr95" draw:text-style-name="P2" draw:layer="layout" svg:width="0.937cm" svg:height="0.577cm" svg:x="7.479cm" svg:y="19.985cm">
          <draw:text-box>
            <text:p text:style-name="P1"><text:span text:style-name="T12">On-Line </text:span></text:p>
          </draw:text-box>
        </draw:frame>
        <draw:frame draw:style-name="gr96" draw:text-style-name="P2" draw:layer="layout" svg:width="0.98cm" svg:height="0.577cm" svg:x="8.525cm" svg:y="19.985cm">
          <draw:text-box>
            <text:p text:style-name="P1"><text:span text:style-name="T66">Materials </text:span></text:p>
          </draw:text-box>
        </draw:frame>
        <draw:frame draw:style-name="gr2" draw:text-style-name="P2" draw:layer="layout" svg:width="0.823cm" svg:height="0.577cm" svg:x="9.707cm" svg:y="19.985cm">
          <draw:text-box>
            <text:p text:style-name="P1"><text:span text:style-name="T2">Design </text:span></text:p>
          </draw:text-box>
        </draw:frame>
        <draw:frame draw:style-name="gr158" draw:text-style-name="P2" draw:layer="layout" svg:width="0.427cm" svg:height="0.577cm" svg:x="10.599cm" svg:y="19.985cm">
          <draw:text-box>
            <text:p text:style-name="P1"><text:span text:style-name="T72">with </text:span></text:p>
          </draw:text-box>
        </draw:frame>
        <draw:frame draw:style-name="gr146" draw:text-style-name="P2" draw:layer="layout" svg:width="1.447cm" svg:height="0.577cm" svg:x="11.18cm" svg:y="19.985cm">
          <draw:text-box>
            <text:p text:style-name="P1"><text:span text:style-name="T69">Knowledge </text:span></text:p>
          </draw:text-box>
        </draw:frame>
        <draw:frame draw:style-name="gr187" draw:text-style-name="P5" draw:layer="layout" svg:width="25.882cm" svg:height="19.43cm" svg:x="1.422cm" svg:y="1.079cm">
          <draw:image xlink:href="Pictures/1000000000000538000003EB57F77861.jpg" xlink:type="simple" xlink:show="embed" xlink:actuate="onLoad" draw:mime-type="image/jpeg">
            <text:p/>
          </draw:image>
        </draw:frame>
        <draw:frame draw:style-name="gr188" draw:text-style-name="P6" draw:layer="layout" svg:width="17.608cm" svg:height="0.471cm" svg:x="3.477cm" svg:y="20.762cm">
          <draw:text-box>
            <text:p><text:span text:style-name="T94">Indexed in Science.gov Source: https://www.science.gov/topicpages/s/secure+protocol+implement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2:50:00.776378649</dc:date>
    <meta:editing-duration>PT53S</meta:editing-duration>
    <meta:editing-cycles>1</meta:editing-cycles>
    <meta:document-statistic meta:object-count="585"/>
    <meta:generator>LibreOffice/25.2.4.3$Linux_X86_64 LibreOffice_project/520$Build-3</meta:generator>
  </office:meta>
</office:document-meta>
</file>